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textarea-vertical-align="middle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draw:textarea-vertical-align="middle"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draw:textarea-vertical-align="middle" fo:min-height="15.375cm"/>
    </style:style>
    <style:style style:name="pr8" style:family="presentation" style:parent-style-name="Default-outline1">
      <style:graphic-properties draw:textarea-vertical-align="middle" fo:min-height="13.878cm"/>
    </style:style>
    <style:style style:name="pr9" style:family="presentation" style:parent-style-name="Default-outline1">
      <style:graphic-properties draw:textarea-vertical-align="middle" draw:auto-grow-height="true" fo:min-height="14.433cm"/>
    </style:style>
    <style:style style:name="pr10" style:family="presentation" style:parent-style-name="Default-outline1">
      <style:graphic-properties draw:textarea-vertical-align="middle" fo:min-height="13.989cm"/>
    </style:style>
    <style:style style:name="pr11" style:family="presentation" style:parent-style-name="Default-outline1">
      <style:graphic-properties draw:textarea-vertical-align="middle" fo:min-height="14.111cm"/>
    </style:style>
    <style:style style:name="pr12" style:family="presentation" style:parent-style-name="Default-outline1">
      <style:graphic-properties draw:textarea-vertical-align="middle" fo:min-height="15.771cm"/>
    </style:style>
    <style:style style:name="pr13" style:family="presentation" style:parent-style-name="Default-outline1">
      <style:graphic-properties draw:textarea-vertical-align="middle" fo:min-height="15.643cm"/>
    </style:style>
    <style:style style:name="pr14" style:family="presentation" style:parent-style-name="Default-outline1">
      <style:graphic-properties fo:min-height="13.859cm"/>
    </style:style>
    <style:style style:name="pr15" style:family="presentation" style:parent-style-name="Default-outline1">
      <style:graphic-properties draw:textarea-vertical-align="middle" fo:min-height="14.941cm"/>
    </style:style>
    <style:style style:name="pr16" style:family="presentation" style:parent-style-name="Default-outline1">
      <style:graphic-properties draw:textarea-vertical-align="middle" fo:min-height="15.256cm"/>
    </style:style>
    <style:style style:name="pr17" style:family="presentation" style:parent-style-name="Default-outline1">
      <style:graphic-properties draw:textarea-vertical-align="middle" fo:min-height="14.531cm"/>
    </style:style>
    <style:style style:name="pr18" style:family="presentation" style:parent-style-name="Default-outline1">
      <style:graphic-properties draw:textarea-vertical-align="middle" fo:min-height="14.216cm"/>
    </style:style>
    <style:style style:name="pr19" style:family="presentation" style:parent-style-name="Default-outline1">
      <style:graphic-properties draw:textarea-vertical-align="middle" fo:min-height="15.046cm"/>
    </style:style>
    <style:style style:name="pr20" style:family="presentation" style:parent-style-name="Default-outline1">
      <style:graphic-properties fo:min-height="14.111cm"/>
    </style:style>
    <style:style style:name="pr21" style:family="presentation" style:parent-style-name="Default-outline1">
      <style:graphic-properties draw:textarea-vertical-align="middle" fo:min-height="14.901cm"/>
    </style:style>
    <style:style style:name="pr22" style:family="presentation" style:parent-style-name="Default-outline1">
      <style:graphic-properties fo:min-height="14.156cm"/>
    </style:style>
    <style:style style:name="P1" style:family="paragraph">
      <style:text-properties fo:font-size="32pt"/>
    </style:style>
    <style:style style:name="P2" style:family="paragraph">
      <style:paragraph-properties fo:margin-left="0cm" fo:margin-right="0cm" fo:margin-top="0cm" fo:margin-bottom="0cm" fo:text-indent="0cm" style:text-autospace="none"/>
    </style:style>
    <style:style style:name="P3" style:family="paragraph">
      <style:paragraph-properties fo:margin-left="0cm" fo:margin-right="0cm" fo:margin-top="0cm" fo:margin-bottom="0cm" fo:text-indent="0cm" style:text-autospace="none"/>
      <style:text-properties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P4" style:family="paragraph">
      <style:paragraph-properties fo:margin-top="0cm" fo:margin-bottom="0cm" style:text-autospace="none"/>
    </style:style>
    <style:style style:name="P5" style:family="paragraph">
      <style:paragraph-properties fo:margin-top="0cm" fo:margin-bottom="0cm"/>
      <style:text-properties fo:font-size="16pt" style:font-size-asian="16pt" style:font-size-complex="16pt"/>
    </style:style>
    <style:style style:name="P6" style:family="paragraph">
      <style:paragraph-properties fo:margin-top="0cm" fo:margin-bottom="0cm"/>
      <style:text-properties fo:font-size="26pt" style:font-size-asian="26pt" style:font-size-complex="26pt"/>
    </style:style>
    <style:style style:name="P7" style:family="paragraph">
      <style:text-properties fo:font-size="20pt"/>
    </style:style>
    <style:style style:name="P8" style:family="paragraph">
      <style:paragraph-properties fo:margin-top="0cm" fo:margin-bottom="0cm"/>
      <style:text-properties fo:font-family="Consolas" style:font-style-name="Italic" style:font-family-generic="modern" style:font-pitch="fixed" fo:font-size="16pt" style:font-size-asian="16pt" style:font-size-complex="16pt"/>
    </style:style>
    <style:style style:name="P9" style:family="paragraph">
      <style:paragraph-properties fo:margin-top="0cm" fo:margin-bottom="0cm"/>
      <style:text-properties fo:font-size="20pt" style:font-size-asian="20pt" style:font-size-complex="20pt"/>
    </style:style>
    <style:style style:name="P10" style:family="paragraph">
      <style:paragraph-properties fo:margin-top="0cm" fo:margin-bottom="0cm"/>
      <style:text-properties fo:font-size="12pt" style:font-size-asian="12pt" style:font-size-complex="12pt"/>
    </style:style>
    <style:style style:name="P11" style:family="paragraph">
      <style:paragraph-properties fo:margin-top="0cm" fo:margin-bottom="0.298cm"/>
    </style:style>
    <style:style style:name="P12" style:family="paragraph">
      <style:paragraph-properties fo:margin-top="0cm" fo:margin-bottom="0cm"/>
    </style:style>
    <style:style style:name="P13" style:family="paragraph">
      <style:paragraph-properties fo:margin-top="0cm" fo:margin-bottom="0cm"/>
      <style:text-properties fo:font-size="18pt" style:font-size-asian="18pt" style:font-size-complex="18pt"/>
    </style:style>
    <style:style style:name="P14" style:family="paragraph">
      <style:paragraph-properties fo:margin-top="0cm" fo:margin-bottom="0cm" fo:text-align="start"/>
      <style:text-properties fo:font-size="20pt" style:font-size-asian="20pt" style:font-size-complex="20pt"/>
    </style:style>
    <style:style style:name="P15" style:family="paragraph">
      <style:paragraph-properties fo:margin-top="0cm" fo:margin-bottom="0cm"/>
      <style:text-properties fo:font-size="14pt" style:font-size-asian="14pt" style:font-size-complex="14pt"/>
    </style:style>
    <style:style style:name="T1" style:family="text">
      <style:text-properties fo:font-size="32pt"/>
    </style:style>
    <style:style style:name="T2" style:family="text">
      <style:text-properties fo:color="#008080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3" style:family="text">
      <style:text-properties fo:color="#3f7f7f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4" style:family="text">
      <style:text-properties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5" style:family="text">
      <style:text-properties fo:color="#7f007f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6" style:family="text">
      <style:text-properties fo:color="#000000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7" style:family="text">
      <style:text-properties fo:color="#2a00ff" fo:font-family="Consolas" style:font-family-generic="swiss" style:font-pitch="fixed" fo:font-size="16pt" fo:font-style="italic" style:font-family-asian="Consolas" style:font-family-generic-asian="swiss" style:font-pitch-asian="fixed" style:font-size-asian="16pt" style:font-style-asian="italic" style:font-family-complex="Consolas" style:font-family-generic-complex="swiss" style:font-pitch-complex="fixed" style:font-size-complex="16pt" style:font-style-complex="italic"/>
    </style:style>
    <style:style style:name="T8" style:family="text">
      <style:text-properties fo:color="#000000" fo:font-family="Consolas" style:font-family-generic="swiss" style:font-pitch="fixed" fo:font-size="16pt" style:text-underline-style="solid" style:text-underline-width="auto" style:text-underline-color="font-color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9" style:family="text">
      <style:text-properties fo:color="#7f0055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T10" style:family="text">
      <style:text-properties fo:color="#000000"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11" style:family="text">
      <style:text-properties fo:color="#000080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T12" style:family="text">
      <style:text-properties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13" style:family="text">
      <style:text-properties fo:color="#000000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T14" style:family="text">
      <style:text-properties fo:color="#008000"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15" style:family="text">
      <style:text-properties fo:color="#000080"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16" style:family="text">
      <style:text-properties fo:color="#808080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T17" style:family="text">
      <style:text-properties fo:color="#6a3e3e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T18" style:family="text">
      <style:text-properties fo:color="#6a3e3e"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19" style:family="text">
      <style:text-properties fo:color="#000000" fo:font-family="Consolas" style:font-family-generic="swiss" style:font-pitch="fixed" fo:font-size="26pt" fo:font-style="italic" style:font-family-asian="Consolas" style:font-family-generic-asian="swiss" style:font-pitch-asian="fixed" style:font-size-asian="26pt" style:font-style-asian="italic" style:font-family-complex="Consolas" style:font-family-generic-complex="swiss" style:font-pitch-complex="fixed" style:font-size-complex="26pt" style:font-style-complex="italic"/>
    </style:style>
    <style:style style:name="T20" style:family="text">
      <style:text-properties fo:color="#000080" fo:font-family="Consolas" style:font-family-generic="swiss" style:font-pitch="fixed" fo:font-size="26pt" fo:font-style="italic" fo:font-weight="bold" style:font-family-asian="Consolas" style:font-family-generic-asian="swiss" style:font-pitch-asian="fixed" style:font-size-asian="26pt" style:font-style-asian="italic" style:font-weight-asian="bold" style:font-family-complex="Consolas" style:font-family-generic-complex="swiss" style:font-pitch-complex="fixed" style:font-size-complex="26pt" style:font-style-complex="italic" style:font-weight-complex="bold"/>
    </style:style>
    <style:style style:name="T21" style:family="text">
      <style:text-properties fo:color="#008080" fo:font-family="Consolas" style:font-family-generic="swiss" style:font-pitch="fixed" fo:font-size="26pt" fo:font-style="italic" fo:font-weight="bold" style:font-family-asian="Consolas" style:font-family-generic-asian="swiss" style:font-pitch-asian="fixed" style:font-size-asian="26pt" style:font-style-asian="italic" style:font-weight-asian="bold" style:font-family-complex="Consolas" style:font-family-generic-complex="swiss" style:font-pitch-complex="fixed" style:font-size-complex="26pt" style:font-style-complex="italic" style:font-weight-complex="bold"/>
    </style:style>
    <style:style style:name="T22" style:family="text">
      <style:text-properties fo:color="#0066cc" fo:font-family="Consolas" style:font-style-name="Italic" style:font-family-generic="modern" style:font-pitch="fixed" fo:font-size="16pt" style:text-underline-style="solid" style:text-underline-width="auto" style:text-underline-color="font-color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23" style:family="text">
      <style:text-properties fo:color="#ff0000" fo:font-family="Consolas" style:font-style-name="Italic" style:font-family-generic="modern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24" style:family="text">
      <style:text-properties fo:color="#000000" fo:font-family="Consolas" style:font-style-name="Italic" style:font-family-generic="modern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25" style:family="text">
      <style:text-properties fo:font-family="Consolas" style:font-style-name="Italic" style:font-family-generic="modern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26" style:family="text">
      <style:text-properties fo:color="#7f0055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27" style:family="text">
      <style:text-properties fo:color="#000000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28" style:family="text">
      <style:text-properties fo:color="#000080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29" style:family="text">
      <style:text-properties fo:color="#008080" fo:font-family="Consolas" style:font-family-generic="swiss" style:font-pitch="fixed" fo:font-size="20pt" fo:font-style="italic" fo:font-weight="bold" style:font-family-asian="Consolas" style:font-family-generic-asian="swiss" style:font-pitch-asian="fixed" style:font-size-asian="20pt" style:font-style-asian="italic" style:font-weight-asian="bold" style:font-family-complex="Consolas" style:font-family-generic-complex="swiss" style:font-pitch-complex="fixed" style:font-size-complex="20pt" style:font-style-complex="italic" style:font-weight-complex="bold"/>
    </style:style>
    <style:style style:name="T30" style:family="text">
      <style:text-properties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31" style:family="text">
      <style:text-properties fo:color="#808080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32" style:family="text">
      <style:text-properties fo:color="#000000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33" style:family="text">
      <style:text-properties fo:color="#008000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34" style:family="text">
      <style:text-properties fo:color="#808000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35" style:family="text">
      <style:text-properties fo:color="#000080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36" style:family="text">
      <style:text-properties fo:color="#808000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37" style:family="text">
      <style:text-properties fo:color="#0066cc" fo:font-family="Consolas" style:font-family-generic="swiss" style:font-pitch="fixed" fo:font-size="12pt" style:text-underline-style="solid" style:text-underline-width="auto" style:text-underline-color="font-color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38" style:family="text">
      <style:text-properties fo:color="#ff0000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39" style:family="text">
      <style:text-properties fo:color="#000000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40" style:family="text">
      <style:text-properties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41" style:family="text">
      <style:text-properties fo:color="#7f0055" fo:font-family="Consolas" style:font-family-generic="swiss" style:font-pitch="fixed" fo:font-size="18pt" fo:font-weight="bold" style:font-family-asian="Consolas" style:font-family-generic-asian="swiss" style:font-pitch-asian="fixed" style:font-size-asian="18pt" style:font-weight-asian="bold" style:font-family-complex="Consolas" style:font-family-generic-complex="swiss" style:font-pitch-complex="fixed" style:font-size-complex="18pt" style:font-weight-complex="bold"/>
    </style:style>
    <style:style style:name="T42" style:family="text">
      <style:text-properties fo:color="#000000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43" style:family="text">
      <style:text-properties fo:color="#000080" fo:font-family="Consolas" style:font-family-generic="swiss" style:font-pitch="fixed" fo:font-size="18pt" fo:font-weight="bold" style:font-family-asian="Consolas" style:font-family-generic-asian="swiss" style:font-pitch-asian="fixed" style:font-size-asian="18pt" style:font-weight-asian="bold" style:font-family-complex="Consolas" style:font-family-generic-complex="swiss" style:font-pitch-complex="fixed" style:font-size-complex="18pt" style:font-weight-complex="bold"/>
    </style:style>
    <style:style style:name="T44" style:family="text">
      <style:text-properties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45" style:family="text">
      <style:text-properties fo:color="#808080" fo:font-family="Consolas" style:font-family-generic="swiss" style:font-pitch="fixed" fo:font-size="18pt" fo:font-weight="bold" style:font-family-asian="Consolas" style:font-family-generic-asian="swiss" style:font-pitch-asian="fixed" style:font-size-asian="18pt" style:font-weight-asian="bold" style:font-family-complex="Consolas" style:font-family-generic-complex="swiss" style:font-pitch-complex="fixed" style:font-size-complex="18pt" style:font-weight-complex="bold"/>
    </style:style>
    <style:style style:name="T46" style:family="text">
      <style:text-properties fo:color="#008080" fo:font-family="Consolas" style:font-family-generic="swiss" style:font-pitch="fixed" fo:font-size="18pt" fo:font-style="italic" fo:font-weight="bold" style:font-family-asian="Consolas" style:font-family-generic-asian="swiss" style:font-pitch-asian="fixed" style:font-size-asian="18pt" style:font-style-asian="italic" style:font-weight-asian="bold" style:font-family-complex="Consolas" style:font-family-generic-complex="swiss" style:font-pitch-complex="fixed" style:font-size-complex="18pt" style:font-style-complex="italic" style:font-weight-complex="bold"/>
    </style:style>
    <style:style style:name="T47" style:family="text">
      <style:text-properties fo:color="#000080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48" style:family="text">
      <style:text-properties fo:color="#000000" fo:font-family="Consolas" style:font-family-generic="swiss" style:font-pitch="fixed" fo:font-size="18pt" fo:font-weight="bold" style:font-family-asian="Consolas" style:font-family-generic-asian="swiss" style:font-pitch-asian="fixed" style:font-size-asian="18pt" style:font-weight-asian="bold" style:font-family-complex="Consolas" style:font-family-generic-complex="swiss" style:font-pitch-complex="fixed" style:font-size-complex="18pt" style:font-weight-complex="bold"/>
    </style:style>
    <style:style style:name="T49" style:family="text">
      <style:text-properties fo:color="#6a3e3e" fo:font-family="Consolas" style:font-family-generic="swiss" style:font-pitch="fixed" fo:font-size="18pt" fo:font-weight="bold" style:font-family-asian="Consolas" style:font-family-generic-asian="swiss" style:font-pitch-asian="fixed" style:font-size-asian="18pt" style:font-weight-asian="bold" style:font-family-complex="Consolas" style:font-family-generic-complex="swiss" style:font-pitch-complex="fixed" style:font-size-complex="18pt" style:font-weight-complex="bold"/>
    </style:style>
    <style:style style:name="T50" style:family="text">
      <style:text-properties fo:color="#000080" fo:font-family="Consolas" style:font-family-generic="swiss" style:font-pitch="fixed" fo:font-size="18pt" fo:font-style="italic" fo:font-weight="bold" style:font-family-asian="Consolas" style:font-family-generic-asian="swiss" style:font-pitch-asian="fixed" style:font-size-asian="18pt" style:font-style-asian="italic" style:font-weight-asian="bold" style:font-family-complex="Consolas" style:font-family-generic-complex="swiss" style:font-pitch-complex="fixed" style:font-size-complex="18pt" style:font-style-complex="italic" style:font-weight-complex="bold"/>
    </style:style>
    <style:style style:name="T51" style:family="text">
      <style:text-properties fo:color="#000000" fo:font-family="Consolas" style:font-family-generic="swiss" style:font-pitch="fixed" fo:font-size="18pt" fo:font-style="italic" style:font-family-asian="Consolas" style:font-family-generic-asian="swiss" style:font-pitch-asian="fixed" style:font-size-asian="18pt" style:font-style-asian="italic" style:font-family-complex="Consolas" style:font-family-generic-complex="swiss" style:font-pitch-complex="fixed" style:font-size-complex="18pt" style:font-style-complex="italic"/>
    </style:style>
    <style:style style:name="T52" style:family="text">
      <style:text-properties fo:color="#6a3e3e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53" style:family="text">
      <style:text-properties fo:color="#7f0055" style:text-outline="false" style:text-line-through-style="none" fo:font-family="Consolas" style:font-family-generic="swiss" style:font-pitch="fixed" fo:font-size="20pt" fo:font-style="normal" fo:text-shadow="none" style:text-underline-style="none" fo:font-weight="bold" style:letter-kerning="true" style:font-family-asian="Consolas" style:font-family-generic-asian="swiss" style:font-pitch-asian="fixed" style:font-size-asian="20pt" style:font-style-asian="normal" style:font-weight-asian="bold" style:font-family-complex="Consolas" style:font-family-generic-complex="swiss" style:font-pitch-complex="fixed" style:font-size-complex="20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color="#000000" style:text-outline="false" style:text-line-through-style="none" fo:font-family="Consolas" style:font-family-generic="swiss" style:font-pitch="fixed" fo:font-size="20pt" fo:font-style="normal" fo:text-shadow="none" style:text-underline-style="none" style:letter-kerning="true" style:font-family-asian="Consolas" style:font-family-generic-asian="swiss" style:font-pitch-asian="fixed" style:font-size-asian="20pt" style:font-style-asian="normal" style:font-family-complex="Consolas" style:font-family-generic-complex="swiss" style:font-pitch-complex="fixed" style:font-size-complex="20pt" style:font-style-complex="normal" style:text-emphasize="none" style:font-relief="none" style:text-overline-style="none" style:text-overline-color="font-color"/>
    </style:style>
    <style:style style:name="T55" style:family="text">
      <style:text-properties fo:color="#000080" style:text-outline="false" style:text-line-through-style="none" fo:font-family="Consolas" style:font-family-generic="swiss" style:font-pitch="fixed" fo:font-size="20pt" fo:font-style="normal" fo:text-shadow="none" style:text-underline-style="none" fo:font-weight="bold" style:letter-kerning="true" style:font-family-asian="Consolas" style:font-family-generic-asian="swiss" style:font-pitch-asian="fixed" style:font-size-asian="20pt" style:font-style-asian="normal" style:font-weight-asian="bold" style:font-family-complex="Consolas" style:font-family-generic-complex="swiss" style:font-pitch-complex="fixed" style:font-size-complex="20pt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fo:color="#000000" style:text-outline="false" style:text-line-through-style="none" fo:font-family="Consolas" style:font-family-generic="swiss" style:font-pitch="fixed" fo:font-size="20pt" fo:font-style="normal" fo:text-shadow="none" style:text-underline-style="none" fo:font-weight="normal" style:letter-kerning="true" style:font-family-asian="Consolas" style:font-family-generic-asian="swiss" style:font-pitch-asian="fixed" style:font-size-asian="20pt" style:font-style-asian="normal" style:font-weight-asian="normal" style:font-family-complex="Consolas" style:font-family-generic-complex="swiss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808080" style:text-outline="false" style:text-line-through-style="none" fo:font-family="Consolas" style:font-family-generic="swiss" style:font-pitch="fixed" fo:font-size="20pt" fo:font-style="normal" fo:text-shadow="none" style:text-underline-style="none" fo:font-weight="bold" style:letter-kerning="true" style:font-family-asian="Consolas" style:font-family-generic-asian="swiss" style:font-pitch-asian="fixed" style:font-size-asian="20pt" style:font-style-asian="normal" style:font-weight-asian="bold" style:font-family-complex="Consolas" style:font-family-generic-complex="swiss" style:font-pitch-complex="fixed" style:font-size-complex="20pt" style:font-style-complex="normal" style:font-weight-complex="bold" style:text-emphasize="none" style:font-relief="none" style:text-overline-style="none" style:text-overline-color="font-color"/>
    </style:style>
    <style:style style:name="T58" style:family="text">
      <style:text-properties fo:color="#000080" style:text-outline="false" style:text-line-through-style="none" fo:font-family="Consolas" style:font-family-generic="swiss" style:font-pitch="fixed" fo:font-size="20pt" fo:font-style="normal" fo:text-shadow="none" style:text-underline-style="none" fo:font-weight="normal" style:letter-kerning="true" style:font-family-asian="Consolas" style:font-family-generic-asian="swiss" style:font-pitch-asian="fixed" style:font-size-asian="20pt" style:font-style-asian="normal" style:font-weight-asian="normal" style:font-family-complex="Consolas" style:font-family-generic-complex="swiss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color="#6a3e3e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60" style:family="text">
      <style:text-properties fo:color="#000000" fo:font-family="Consolas" style:font-family-generic="swiss" style:font-pitch="fixed" fo:font-size="20pt" fo:font-style="italic" style:font-family-asian="Consolas" style:font-family-generic-asian="swiss" style:font-pitch-asian="fixed" style:font-size-asian="20pt" style:font-style-asian="italic" style:font-family-complex="Consolas" style:font-family-generic-complex="swiss" style:font-pitch-complex="fixed" style:font-size-complex="20pt" style:font-style-complex="italic"/>
    </style:style>
    <style:style style:name="T61" style:family="text">
      <style:text-properties fo:color="#c0c0c0" style:text-outline="false" style:text-line-through-style="none" fo:font-family="Consolas" style:font-family-generic="swiss" style:font-pitch="fixed" fo:font-size="20pt" fo:font-style="normal" fo:text-shadow="none" fo:font-weight="normal" style:letter-kerning="true" style:font-family-asian="Consolas" style:font-family-generic-asian="swiss" style:font-pitch-asian="fixed" style:font-size-asian="20pt" style:font-style-asian="normal" style:font-weight-asian="normal" style:font-family-complex="Consolas" style:font-family-generic-complex="swiss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color="#c0c0c0" style:text-outline="false" style:text-line-through-style="none" fo:font-family="Consolas" style:font-family-generic="swiss" style:font-pitch="fixed" fo:font-size="20pt" fo:font-style="normal" fo:text-shadow="none" style:text-underline-style="solid" style:text-underline-width="auto" style:text-underline-color="font-color" fo:font-weight="normal" style:letter-kerning="true" style:font-family-asian="Consolas" style:font-family-generic-asian="swiss" style:font-pitch-asian="fixed" style:font-size-asian="20pt" style:font-style-asian="normal" style:font-weight-asian="normal" style:font-family-complex="Consolas" style:font-family-generic-complex="swiss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color="#c0c0c0" style:text-outline="false" style:text-line-through-style="none" fo:font-family="Consolas" style:font-family-generic="swiss" style:font-pitch="fixed" fo:font-size="20pt" fo:font-style="normal" fo:text-shadow="none" style:text-underline-style="none" fo:font-weight="normal" style:letter-kerning="true" style:font-family-asian="Consolas" style:font-family-generic-asian="swiss" style:font-pitch-asian="fixed" style:font-size-asian="20pt" style:font-style-asian="normal" style:font-weight-asian="normal" style:font-family-complex="Consolas" style:font-family-generic-complex="swiss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color="#0066cc" style:text-outline="false" style:text-line-through-style="none" fo:font-family="Consolas" style:font-family-generic="swiss" style:font-pitch="fixed" fo:font-size="20pt" fo:font-style="normal" fo:text-shadow="none" style:text-underline-style="solid" style:text-underline-width="auto" style:text-underline-color="font-color" fo:font-weight="normal" style:letter-kerning="true" style:font-family-asian="Consolas" style:font-family-generic-asian="swiss" style:font-pitch-asian="fixed" style:font-size-asian="20pt" style:font-style-asian="normal" style:font-weight-asian="normal" style:font-family-complex="Consolas" style:font-family-generic-complex="swiss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color="#ff0000" style:text-outline="false" style:text-line-through-style="none" fo:font-family="Consolas" style:font-family-generic="swiss" style:font-pitch="fixed" fo:font-size="20pt" fo:font-style="normal" fo:text-shadow="none" style:text-underline-style="none" fo:font-weight="normal" style:letter-kerning="true" style:font-family-asian="Consolas" style:font-family-generic-asian="swiss" style:font-pitch-asian="fixed" style:font-size-asian="20pt" style:font-style-asian="normal" style:font-weight-asian="normal" style:font-family-complex="Consolas" style:font-family-generic-complex="swiss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color="#000000" style:text-outline="false" style:text-line-through-style="none" fo:font-family="Consolas" style:font-family-generic="swiss" style:font-pitch="fixed" fo:font-size="20pt" fo:font-style="normal" fo:text-shadow="none" style:text-underline-style="none" fo:font-weight="bold" style:letter-kerning="true" style:font-family-asian="Consolas" style:font-family-generic-asian="swiss" style:font-pitch-asian="fixed" style:font-size-asian="20pt" style:font-style-asian="normal" style:font-weight-asian="bold" style:font-family-complex="Consolas" style:font-family-generic-complex="swiss" style:font-pitch-complex="fixed" style:font-size-complex="20pt" style:font-style-complex="normal" style:font-weight-complex="bold" style:text-emphasize="none" style:font-relief="none" style:text-overline-style="none" style:text-overline-color="font-color"/>
    </style:style>
    <style:style style:name="T67" style:family="text">
      <style:text-properties fo:color="#c0c0c0" style:text-outline="false" style:text-line-through-style="none" fo:font-family="Consolas" style:font-family-generic="swiss" style:font-pitch="fixed" fo:font-size="20pt" fo:font-style="normal" fo:text-shadow="none" style:text-underline-style="none" fo:font-weight="bold" style:letter-kerning="true" style:font-family-asian="Consolas" style:font-family-generic-asian="swiss" style:font-pitch-asian="fixed" style:font-size-asian="20pt" style:font-style-asian="normal" style:font-weight-asian="bold" style:font-family-complex="Consolas" style:font-family-generic-complex="swiss" style:font-pitch-complex="fixed" style:font-size-complex="20pt" style:font-style-complex="normal" style:font-weight-complex="bold" style:text-emphasize="none" style:font-relief="none" style:text-overline-style="none" style:text-overline-color="font-color"/>
    </style:style>
    <style:style style:name="T68" style:family="text">
      <style:text-properties fo:color="#7f0055" fo:font-family="Consolas" style:font-style-name="Italic" style:font-family-generic="modern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69" style:family="text">
      <style:text-properties fo:color="#000000" fo:font-family="Consolas" style:font-style-name="Italic" style:font-family-generic="modern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70" style:family="text">
      <style:text-properties fo:color="#000080" fo:font-family="Consolas" style:font-style-name="Italic" style:font-family-generic="modern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71" style:family="text">
      <style:text-properties fo:font-family="Consolas" style:font-style-name="Italic" style:font-family-generic="modern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72" style:family="text">
      <style:text-properties fo:color="#808080" fo:font-family="Consolas" style:font-style-name="Italic" style:font-family-generic="modern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73" style:family="text">
      <style:text-properties fo:color="#000080" fo:font-family="Consolas" style:font-style-name="Italic" style:font-family-generic="modern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74" style:family="text">
      <style:text-properties fo:color="#000000" fo:font-family="Consolas" style:font-style-name="Italic" style:font-family-generic="modern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75" style:family="text">
      <style:text-properties fo:color="#7f0055" style:text-outline="false" style:text-line-through-style="none" fo:font-family="Consolas" style:font-style-name="Italic" style:font-family-generic="modern" style:font-pitch="fixed" fo:font-size="20pt" fo:font-style="normal" fo:text-shadow="none" style:text-underline-style="none" fo:font-weight="bold" style:letter-kerning="true" style:font-family-asian="Consolas" style:font-family-generic-asian="swiss" style:font-pitch-asian="fixed" style:font-size-asian="20pt" style:font-style-asian="normal" style:font-weight-asian="bold" style:font-family-complex="Consolas" style:font-family-generic-complex="swiss" style:font-pitch-complex="fixed" style:font-size-complex="20pt" style:font-style-complex="normal" style:font-weight-complex="bold" style:text-emphasize="none" style:font-relief="none" style:text-overline-style="none" style:text-overline-color="font-color"/>
    </style:style>
    <style:style style:name="T76" style:family="text">
      <style:text-properties fo:color="#000000" style:text-outline="false" style:text-line-through-style="none" fo:font-family="Consolas" style:font-style-name="Italic" style:font-family-generic="modern" style:font-pitch="fixed" fo:font-size="20pt" fo:font-style="normal" fo:text-shadow="none" style:text-underline-style="none" style:letter-kerning="true" style:font-family-asian="Consolas" style:font-family-generic-asian="swiss" style:font-pitch-asian="fixed" style:font-size-asian="20pt" style:font-style-asian="normal" style:font-family-complex="Consolas" style:font-family-generic-complex="swiss" style:font-pitch-complex="fixed" style:font-size-complex="20pt" style:font-style-complex="normal" style:text-emphasize="none" style:font-relief="none" style:text-overline-style="none" style:text-overline-color="font-color"/>
    </style:style>
    <style:style style:name="T77" style:family="text">
      <style:text-properties fo:color="#000080" style:text-outline="false" style:text-line-through-style="none" fo:font-family="Consolas" style:font-style-name="Italic" style:font-family-generic="modern" style:font-pitch="fixed" fo:font-size="20pt" fo:font-style="normal" fo:text-shadow="none" style:text-underline-style="none" fo:font-weight="bold" style:letter-kerning="true" style:font-family-asian="Consolas" style:font-family-generic-asian="swiss" style:font-pitch-asian="fixed" style:font-size-asian="20pt" style:font-style-asian="normal" style:font-weight-asian="bold" style:font-family-complex="Consolas" style:font-family-generic-complex="swiss" style:font-pitch-complex="fixed" style:font-size-complex="20pt" style:font-style-complex="normal" style:font-weight-complex="bold" style:text-emphasize="none" style:font-relief="none" style:text-overline-style="none" style:text-overline-color="font-color"/>
    </style:style>
    <style:style style:name="T78" style:family="text">
      <style:text-properties fo:color="#000000" style:text-outline="false" style:text-line-through-style="none" fo:font-family="Consolas" style:font-style-name="Italic" style:font-family-generic="modern" style:font-pitch="fixed" fo:font-size="20pt" fo:font-style="normal" fo:text-shadow="none" style:text-underline-style="none" fo:font-weight="normal" style:letter-kerning="true" style:font-family-asian="Consolas" style:font-family-generic-asian="swiss" style:font-pitch-asian="fixed" style:font-size-asian="20pt" style:font-style-asian="normal" style:font-weight-asian="normal" style:font-family-complex="Consolas" style:font-family-generic-complex="swiss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color="#c0c0c0" style:text-outline="false" style:text-line-through-style="none" fo:font-family="Consolas" style:font-style-name="Italic" style:font-family-generic="modern" style:font-pitch="fixed" fo:font-size="20pt" fo:font-style="normal" fo:text-shadow="none" style:text-underline-style="none" fo:font-weight="normal" style:letter-kerning="true" style:font-family-asian="Consolas" style:font-family-generic-asian="swiss" style:font-pitch-asian="fixed" style:font-size-asian="20pt" style:font-style-asian="normal" style:font-weight-asian="normal" style:font-family-complex="Consolas" style:font-family-generic-complex="swiss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color="#6a3e3e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81" style:family="text">
      <style:text-properties fo:color="#808000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82" style:family="text">
      <style:text-properties fo:color="#008000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83" style:family="text">
      <style:text-properties fo:color="#7f0055" fo:font-family="Consolas" style:font-family-generic="swiss" style:font-pitch="fixed" fo:font-size="16pt" fo:font-weight="bold" style:font-family-asian="Consolas" style:font-family-generic-asian="swiss" style:font-pitch-asian="fixed" style:font-size-asian="16pt" style:font-weight-asian="bold" style:font-family-complex="Consolas" style:font-family-generic-complex="swiss" style:font-pitch-complex="fixed" style:font-size-complex="16pt" style:font-weight-complex="bold"/>
    </style:style>
    <style:style style:name="T84" style:family="text">
      <style:text-properties fo:color="#000000" fo:font-family="Consolas" style:font-family-generic="swiss" style:font-pitch="fixed" fo:font-size="16pt" fo:font-weight="bold" style:font-family-asian="Consolas" style:font-family-generic-asian="swiss" style:font-pitch-asian="fixed" style:font-size-asian="16pt" style:font-weight-asian="bold" style:font-family-complex="Consolas" style:font-family-generic-complex="swiss" style:font-pitch-complex="fixed" style:font-size-complex="16pt" style:font-weight-complex="bold"/>
    </style:style>
    <style:style style:name="T85" style:family="text">
      <style:text-properties fo:color="#000080" fo:font-family="Consolas" style:font-family-generic="swiss" style:font-pitch="fixed" fo:font-size="16pt" fo:font-weight="bold" style:font-family-asian="Consolas" style:font-family-generic-asian="swiss" style:font-pitch-asian="fixed" style:font-size-asian="16pt" style:font-weight-asian="bold" style:font-family-complex="Consolas" style:font-family-generic-complex="swiss" style:font-pitch-complex="fixed" style:font-size-complex="16pt" style:font-weight-complex="bold"/>
    </style:style>
    <style:style style:name="T86" style:family="text">
      <style:text-properties fo:color="#6a3e3e" fo:font-family="Consolas" style:font-family-generic="swiss" style:font-pitch="fixed" fo:font-size="16pt" fo:font-weight="bold" style:font-family-asian="Consolas" style:font-family-generic-asian="swiss" style:font-pitch-asian="fixed" style:font-size-asian="16pt" style:font-weight-asian="bold" style:font-family-complex="Consolas" style:font-family-generic-complex="swiss" style:font-pitch-complex="fixed" style:font-size-complex="16pt" style:font-weight-complex="bold"/>
    </style:style>
    <style:style style:name="T87" style:family="text">
      <style:text-properties fo:color="#000080" fo:font-family="Consolas" style:font-family-generic="swiss" style:font-pitch="fixed" fo:font-size="16pt" fo:font-style="italic" fo:font-weight="bold" style:font-family-asian="Consolas" style:font-family-generic-asian="swiss" style:font-pitch-asian="fixed" style:font-size-asian="16pt" style:font-style-asian="italic" style:font-weight-asian="bold" style:font-family-complex="Consolas" style:font-family-generic-complex="swiss" style:font-pitch-complex="fixed" style:font-size-complex="16pt" style:font-style-complex="italic" style:font-weight-complex="bold"/>
    </style:style>
    <style:style style:name="T88" style:family="text">
      <style:text-properties fo:color="#000000" fo:font-family="Consolas" style:font-family-generic="swiss" style:font-pitch="fixed" fo:font-size="16pt" fo:font-style="italic" style:font-family-asian="Consolas" style:font-family-generic-asian="swiss" style:font-pitch-asian="fixed" style:font-size-asian="16pt" style:font-style-asian="italic" style:font-family-complex="Consolas" style:font-family-generic-complex="swiss" style:font-pitch-complex="fixed" style:font-size-complex="16pt" style:font-style-complex="italic"/>
    </style:style>
    <style:style style:name="T89" style:family="text">
      <style:text-properties fo:color="#008080" fo:font-family="Consolas" style:font-family-generic="swiss" style:font-pitch="fixed" fo:font-size="16pt" fo:font-style="italic" fo:font-weight="bold" style:font-family-asian="Consolas" style:font-family-generic-asian="swiss" style:font-pitch-asian="fixed" style:font-size-asian="16pt" style:font-style-asian="italic" style:font-weight-asian="bold" style:font-family-complex="Consolas" style:font-family-generic-complex="swiss" style:font-pitch-complex="fixed" style:font-size-complex="16pt" style:font-style-complex="italic" style:font-weight-complex="bold"/>
    </style:style>
    <style:style style:name="T90" style:family="text">
      <style:text-properties fo:color="#6a3e3e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91" style:family="text">
      <style:text-properties fo:color="#7f0055" fo:font-family="Consolas" style:font-family-generic="swiss" style:font-pitch="fixed" fo:font-size="14pt" fo:font-weight="bold" style:font-family-asian="Consolas" style:font-family-generic-asian="swiss" style:font-pitch-asian="fixed" style:font-size-asian="14pt" style:font-weight-asian="bold" style:font-family-complex="Consolas" style:font-family-generic-complex="swiss" style:font-pitch-complex="fixed" style:font-size-complex="14pt" style:font-weight-complex="bold"/>
    </style:style>
    <style:style style:name="T92" style:family="text">
      <style:text-properties fo:color="#000000" fo:font-family="Consolas" style:font-family-generic="swiss" style:font-pitch="fixed" fo:font-size="14pt" fo:font-weight="bold" style:font-family-asian="Consolas" style:font-family-generic-asian="swiss" style:font-pitch-asian="fixed" style:font-size-asian="14pt" style:font-weight-asian="bold" style:font-family-complex="Consolas" style:font-family-generic-complex="swiss" style:font-pitch-complex="fixed" style:font-size-complex="14pt" style:font-weight-complex="bold"/>
    </style:style>
    <style:style style:name="T93" style:family="text">
      <style:text-properties fo:color="#000080" fo:font-family="Consolas" style:font-family-generic="swiss" style:font-pitch="fixed" fo:font-size="14pt" fo:font-weight="bold" style:font-family-asian="Consolas" style:font-family-generic-asian="swiss" style:font-pitch-asian="fixed" style:font-size-asian="14pt" style:font-weight-asian="bold" style:font-family-complex="Consolas" style:font-family-generic-complex="swiss" style:font-pitch-complex="fixed" style:font-size-complex="14pt" style:font-weight-complex="bold"/>
    </style:style>
    <style:style style:name="T94" style:family="text">
      <style:text-properties fo:color="#008080" fo:font-family="Consolas" style:font-family-generic="swiss" style:font-pitch="fixed" fo:font-size="14pt" fo:font-style="italic" fo:font-weight="bold" style:font-family-asian="Consolas" style:font-family-generic-asian="swiss" style:font-pitch-asian="fixed" style:font-size-asian="14pt" style:font-style-asian="italic" style:font-weight-asian="bold" style:font-family-complex="Consolas" style:font-family-generic-complex="swiss" style:font-pitch-complex="fixed" style:font-size-complex="14pt" style:font-style-complex="italic" style:font-weight-complex="bold"/>
    </style:style>
    <style:style style:name="T95" style:family="text">
      <style:text-properties fo:color="#000000" fo:font-family="Consolas" style:font-family-generic="swiss" style:font-pitch="fixed" fo:font-size="14pt" fo:font-style="italic" fo:font-weight="bold" style:font-family-asian="Consolas" style:font-family-generic-asian="swiss" style:font-pitch-asian="fixed" style:font-size-asian="14pt" style:font-style-asian="italic" style:font-weight-asian="bold" style:font-family-complex="Consolas" style:font-family-generic-complex="swiss" style:font-pitch-complex="fixed" style:font-size-complex="14pt" style:font-style-complex="italic" style:font-weight-complex="bold"/>
    </style:style>
    <style:style style:name="T96" style:family="text">
      <style:text-properties fo:color="#808080" fo:font-family="Consolas" style:font-family-generic="swiss" style:font-pitch="fixed" fo:font-size="14pt" fo:font-weight="bold" style:font-family-asian="Consolas" style:font-family-generic-asian="swiss" style:font-pitch-asian="fixed" style:font-size-asian="14pt" style:font-weight-asian="bold" style:font-family-complex="Consolas" style:font-family-generic-complex="swiss" style:font-pitch-complex="fixed" style:font-size-complex="14pt" style:font-weight-complex="bold"/>
    </style:style>
    <style:style style:name="T97" style:family="text">
      <style:text-properties fo:color="#6a3e3e" fo:font-family="Consolas" style:font-family-generic="swiss" style:font-pitch="fixed" fo:font-size="14pt" fo:font-weight="bold" style:font-family-asian="Consolas" style:font-family-generic-asian="swiss" style:font-pitch-asian="fixed" style:font-size-asian="14pt" style:font-weight-asian="bold" style:font-family-complex="Consolas" style:font-family-generic-complex="swiss" style:font-pitch-complex="fixed" style:font-size-complex="14pt" style:font-weight-complex="bold"/>
    </style:style>
    <style:style style:name="T98" style:family="text">
      <style:text-properties fo:color="#008000" fo:font-family="Consolas" style:font-family-generic="swiss" style:font-pitch="fixed" fo:font-size="14pt" fo:font-weight="bold" style:font-family-asian="Consolas" style:font-family-generic-asian="swiss" style:font-pitch-asian="fixed" style:font-size-asian="14pt" style:font-weight-asian="bold" style:font-family-complex="Consolas" style:font-family-generic-complex="swiss" style:font-pitch-complex="fixe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DI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<text:span text:style-name="T1">Frigo</text:span></text:p>
            <text:p><text:span text:style-name="T1"><text:a xlink:href="https://github.com/FrigoCoder/">https://github.com/FrigoCoder/</text:a></text:span></text:p>
            <text:p><text:span text:style-name="T1"><text:a xlink:href="mailto:sandor.orosz@ibm.com">sandor.orosz@ibm.com</text:a></text:span></text:p>
            <text:p><text:span text:style-name="T1"><text:a xlink:href="mailto:frigocoder@gmail.com">frigocoder@gmail.com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xts and Dependency Injec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a xlink:href="http://www.cdi-spec.org/">http://www.cdi-spec.org/</text:a></text:p>
              </text:list-item>
              <text:list-item>
                <text:p><text:a xlink:href="http://www.cdi-spec.org/download/">http://www.cdi-spec.org/download/</text:a></text:p>
              </text:list-item>
              <text:list-item>
                <text:p>Java EE 6+ standard and central feature</text:p>
              </text:list-item>
              <text:list-item>
                <text:p>Formerly known as Web Beans</text:p>
              </text:list-item>
              <text:list-item>
                <text:p>Created to unify and integrate other Java EE technologies: Servlets, JSF, JSP, EL, EJB, ...</text:p>
              </text:list-item>
              <text:list-item>
                <text:p>You might have used it already without noticing. @Inject annotation sounds familiar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user-transformed="true">
            <draw:text-box>
              <text:p>Servlets, JSF, JSP, EL, JAX-RS, …</text:p>
              <text:p>If you used Java EE, chances are you already used CDI without realizing it.</text:p>
              <text:p/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eatur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Dependency Injection</text:p>
              </text:list-item>
              <text:list-item>
                <text:p>Context and Life Cycle Management</text:p>
              </text:list-item>
              <text:list-item>
                <text:p>Aspect Oriented Programming</text:p>
              </text:list-item>
              <text:list-item>
                <text:p>Event Bus</text:p>
              </text:list-item>
              <text:list-item>
                <text:p>Portable Extensions</text:p>
              </text:list-item>
              <text:list-item>
                <text:p>Strong Typing and Type Safet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istory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2009-10: @Inject JSR-330 (Java EE 6)</text:p>
              </text:list-item>
              <text:list-item>
                <text:p>2009-12: CDI 1.0 JSR-299 (Java EE 6)</text:p>
              </text:list-item>
              <text:list-item>
                <text:p>2013-04: CDI 1.1 JSR-346 (Java EE 7)</text:p>
              </text:list-item>
              <text:list-item>
                <text:p>2014-04: CDI 1.2 JSR-346 (Maintenance rel.)</text:p>
              </text:list-item>
              <text:list-item>
                <text:p>2017-05: CDI 2.0 JSR-365 (Java EE 8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mplementations</text:p>
          </draw:text-box>
        </draw:frame>
        <draw:frame presentation:style-name="pr7" draw:layer="layout" svg:width="25.199cm" svg:height="15.375cm" svg:x="1.4cm" svg:y="4.914cm" presentation:class="outline" presentation:user-transformed="true">
          <draw:text-box>
            <text:list text:style-name="L2">
              <text:list-item>
                <text:p>JBoss Weld (Reference Implementation)</text:p>
                <text:list>
                  <text:list-item>
                    <text:p>Glassfish</text:p>
                  </text:list-item>
                  <text:list-item>
                    <text:p>WildFly / JBoss AS</text:p>
                  </text:list-item>
                  <text:list-item>
                    <text:p>JBoss EAP</text:p>
                  </text:list-item>
                  <text:list-item>
                    <text:p>Oracle WebLogic</text:p>
                  </text:list-item>
                </text:list>
              </text:list-item>
              <text:list-item>
                <text:p>Apache OpenWebBeans</text:p>
                <text:list>
                  <text:list-item>
                    <text:p>Apache TomEE</text:p>
                  </text:list-item>
                  <text:list-item>
                    <text:p>Apache Geronimo</text:p>
                  </text:list-item>
                </text:list>
              </text:list-item>
              <text:list-item>
                <text:p>Caucho CanDI</text:p>
                <text:list>
                  <text:list-item>
                    <text:p>Res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nfiguration</text:p>
          </draw:text-box>
        </draw:frame>
        <draw:frame presentation:style-name="pr8" draw:layer="layout" svg:width="25.199cm" svg:height="13.878cm" svg:x="1.4cm" svg:y="4.914cm" presentation:class="outline" presentation:user-transformed="true">
          <draw:text-box>
            <text:list text:style-name="L2">
              <text:list-item>
                <text:p>Java EE Application Server</text:p>
                <text:list>
                  <text:list-item>
                    <text:p>CDI 2.0 supports Java SE</text:p>
                  </text:list-item>
                </text:list>
              </text:list-item>
              <text:list-item>
                <text:p>Maven Dependency</text:p>
                <text:list>
                  <text:list-item>
                    <text:p>javax:javaee-api or</text:p>
                  </text:list-item>
                  <text:list-item>
                    <text:p>javax.enterprise:cdi-api or</text:p>
                  </text:list-item>
                  <text:list-item>
                    <text:p>org.jboss.weld:weld-se</text:p>
                  </text:list-item>
                </text:list>
              </text:list-item>
              <text:list-item>
                <text:p>beans.xml in src/main/webapp/WEB-INF</text:p>
                <text:list>
                  <text:list-item>
                    <text:p>CDI 1.1 no longer needs it</text:p>
                  </text:list-item>
                  <text:list-item>
                    <text:p>bean-discovery-mode is ANNOTATED by defau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9" draw:text-style-name="P3" draw:layer="layout" svg:width="25.199cm" svg:height="14.433cm" svg:x="1.4cm" svg:y="4.627cm" presentation:class="outline" presentation:user-transformed="true">
          <draw:text-box>
            <text:p text:style-name="P2"><text:span text:style-name="T2">&lt;</text:span><text:span text:style-name="T3">project</text:span><text:span text:style-name="T4"> </text:span><text:span text:style-name="T5">xmlns</text:span><text:span text:style-name="T6">=</text:span><text:span text:style-name="T7">"http://maven.apache.org/POM/4.0.0"</text:span><text:span text:style-name="T4"> </text:span></text:p>
            <text:p text:style-name="P2"><text:span text:style-name="T4"><text:s text:c="4"/></text:span><text:span text:style-name="T5">xmlns:xsi</text:span><text:span text:style-name="T6">=</text:span><text:span text:style-name="T7">"http://www.w3.org/2001/XMLSchema-instance"</text:span><text:span text:style-name="T4"> </text:span><text:span text:style-name="T5">xsi:schemaLocation</text:span><text:span text:style-name="T6">=</text:span><text:span text:style-name="T7">"http://maven.apache.org/POM/4.0.0 http://maven.apache.org/maven-v4_0_0.xsd"</text:span><text:span text:style-name="T2">&gt;</text:span></text:p>
            <text:p text:style-name="P2"><text:span text:style-name="T6"><text:s text:c="4"/></text:span><text:span text:style-name="T2">&lt;</text:span><text:span text:style-name="T3">modelVersion</text:span><text:span text:style-name="T2">&gt;</text:span><text:span text:style-name="T6">4.0.0</text:span><text:span text:style-name="T2">&lt;/</text:span><text:span text:style-name="T3">modelVersion</text:span><text:span text:style-name="T2">&gt;</text:span></text:p>
            <text:p text:style-name="P2"><text:span text:style-name="T4"/></text:p>
            <text:p text:style-name="P2"><text:span text:style-name="T6"><text:s text:c="4"/></text:span><text:span text:style-name="T2">&lt;</text:span><text:span text:style-name="T3">groupId</text:span><text:span text:style-name="T2">&gt;</text:span><text:span text:style-name="T8">frigo</text:span><text:span text:style-name="T2">&lt;/</text:span><text:span text:style-name="T3">groupId</text:span><text:span text:style-name="T2">&gt;</text:span></text:p>
            <text:p text:style-name="P2"><text:span text:style-name="T6"><text:s text:c="4"/></text:span><text:span text:style-name="T2">&lt;</text:span><text:span text:style-name="T3">artifactId</text:span><text:span text:style-name="T2">&gt;</text:span><text:span text:style-name="T8">cdi</text:span><text:span text:style-name="T2">&lt;/</text:span><text:span text:style-name="T3">artifactId</text:span><text:span text:style-name="T2">&gt;</text:span></text:p>
            <text:p text:style-name="P2"><text:span text:style-name="T6"><text:s text:c="4"/></text:span><text:span text:style-name="T2">&lt;</text:span><text:span text:style-name="T3">version</text:span><text:span text:style-name="T2">&gt;</text:span><text:span text:style-name="T6">1.0.0-SNAPSHOT</text:span><text:span text:style-name="T2">&lt;/</text:span><text:span text:style-name="T3">version</text:span><text:span text:style-name="T2">&gt;</text:span></text:p>
            <text:p text:style-name="P2"><text:span text:style-name="T6"><text:s text:c="4"/></text:span><text:span text:style-name="T2">&lt;</text:span><text:span text:style-name="T3">packaging</text:span><text:span text:style-name="T2">&gt;</text:span><text:span text:style-name="T6">war</text:span><text:span text:style-name="T2">&lt;/</text:span><text:span text:style-name="T3">packaging</text:span><text:span text:style-name="T2">&gt;</text:span></text:p>
            <text:p text:style-name="P2"><text:span text:style-name="T4"/></text:p>
            <text:p text:style-name="P2"><text:span text:style-name="T6"><text:s text:c="4"/></text:span><text:span text:style-name="T2">&lt;</text:span><text:span text:style-name="T3">dependencies</text:span><text:span text:style-name="T2">&gt;</text:span></text:p>
            <text:p text:style-name="P2"><text:span text:style-name="T4"/></text:p>
            <text:p text:style-name="P2"><text:span text:style-name="T6"><text:s text:c="8"/></text:span><text:span text:style-name="T2">&lt;</text:span><text:span text:style-name="T3">dependency</text:span><text:span text:style-name="T2">&gt;</text:span></text:p>
            <text:p text:style-name="P2"><text:span text:style-name="T6"><text:s text:c="12"/></text:span><text:span text:style-name="T2">&lt;</text:span><text:span text:style-name="T3">groupId</text:span><text:span text:style-name="T2">&gt;</text:span><text:span text:style-name="T8">javax</text:span><text:span text:style-name="T2">&lt;/</text:span><text:span text:style-name="T3">groupId</text:span><text:span text:style-name="T2">&gt;</text:span></text:p>
            <text:p text:style-name="P2"><text:span text:style-name="T6"><text:s text:c="12"/></text:span><text:span text:style-name="T2">&lt;</text:span><text:span text:style-name="T3">artifactId</text:span><text:span text:style-name="T2">&gt;</text:span><text:span text:style-name="T8">javaee</text:span><text:span text:style-name="T6">-</text:span><text:span text:style-name="T8">api</text:span><text:span text:style-name="T2">&lt;/</text:span><text:span text:style-name="T3">artifactId</text:span><text:span text:style-name="T2">&gt;</text:span></text:p>
            <text:p text:style-name="P2"><text:span text:style-name="T6"><text:s text:c="12"/></text:span><text:span text:style-name="T2">&lt;</text:span><text:span text:style-name="T3">version</text:span><text:span text:style-name="T2">&gt;</text:span><text:span text:style-name="T6">8.0.1</text:span><text:span text:style-name="T2">&lt;/</text:span><text:span text:style-name="T3">version</text:span><text:span text:style-name="T2">&gt;</text:span></text:p>
            <text:p text:style-name="P2"><text:span text:style-name="T6"><text:s text:c="8"/></text:span><text:span text:style-name="T2">&lt;/</text:span><text:span text:style-name="T3">dependency</text:span><text:span text:style-name="T2">&gt;</text:span></text:p>
            <text:p text:style-name="P2"><text:span text:style-name="T4"/></text:p>
            <text:p text:style-name="P2"><text:span text:style-name="T6"><text:s text:c="4"/></text:span><text:span text:style-name="T2">&lt;/</text:span><text:span text:style-name="T3">dependencies</text:span><text:span text:style-name="T2">&gt;</text:span></text:p>
            <text:p text:style-name="P2"><text:span text:style-name="T4"/></text:p>
            <text:p text:style-name="P2"><text:span text:style-name="T2">&lt;/</text:span><text:span text:style-name="T3">project</text:span><text:span text:style-name="T2">&gt;</text:span></text:p>
          </draw:text-box>
        </draw:frame>
        <draw:frame presentation:style-name="pr4" draw:layer="layout" svg:width="25.199cm" svg:height="3.506cm" svg:x="1.4cm" svg:y="0.837cm" presentation:class="title" presentation:user-transformed="true">
          <draw:text-box>
            <text:p>Example pom.xml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 beans.xml</text:p>
          </draw:text-box>
        </draw:frame>
        <draw:frame presentation:style-name="pr5" draw:text-style-name="P5" draw:layer="layout" svg:width="25.199cm" svg:height="13.859cm" svg:x="1.4cm" svg:y="4.914cm" presentation:class="outline" presentation:user-transformed="true">
          <draw:text-box>
            <text:p text:style-name="P4"><text:span text:style-name="T2">&lt;</text:span><text:span text:style-name="T3">beans</text:span><text:span text:style-name="T4"> </text:span><text:span text:style-name="T5">xmlns</text:span><text:span text:style-name="T6">=</text:span><text:span text:style-name="T7">"http://xmlns.jcp.org/xml/ns/javaee"</text:span><text:span text:style-name="T4"> </text:span></text:p>
            <text:p text:style-name="P4"><text:span text:style-name="T4"><text:s text:c="4"/></text:span><text:span text:style-name="T5">xmlns:xsi</text:span><text:span text:style-name="T6">=</text:span><text:span text:style-name="T7">"http://www.w3.org/2001/XMLSchema-instance"</text:span><text:span text:style-name="T4"> </text:span><text:span text:style-name="T5">xsi:schemaLocation</text:span><text:span text:style-name="T6">=</text:span><text:span text:style-name="T7">"http://xmlns.jcp.org/xml/ns/javaee http://xmlns.jcp.org/xml/ns/javaee/beans_1_1.xsd"</text:span><text:span text:style-name="T4"> </text:span><text:span text:style-name="T5">bean-discovery-mode</text:span><text:span text:style-name="T6">=</text:span><text:span text:style-name="T7">"all"</text:span><text:span text:style-name="T2">&gt;</text:span></text:p>
            <text:p text:style-name="P4"><text:span text:style-name="T4"/></text:p>
            <text:p text:style-name="P4"><text:span text:style-name="T2">&lt;/</text:span><text:span text:style-name="T3">beans</text:span><text:span text:style-name="T2">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ainer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nvironment in which applications execute</text:p>
              </text:list-item>
              <text:list-item>
                <text:p>One container for all applications on the server</text:p>
              </text:list-item>
              <text:list-item>
                <text:p>Bootstraps your application</text:p>
              </text:list-item>
              <text:list-item>
                <text:p>Manages bean and bean graph life cycle</text:p>
              </text:list-item>
              <text:list-item>
                <text:p>Manages contexts and bean resolution</text:p>
              </text:list-item>
              <text:list-item>
                <text:p>Manages interception</text:p>
              </text:list-item>
              <text:list-item>
                <text:p>Manages events</text:p>
              </text:list-item>
              <text:list-item>
                <text:p>Provides all CDI featur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anaged bea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nstructor has no arguments or</text:p>
              </text:list-item>
              <text:list-item>
                <text:p>Constructor is annotated with @Inject</text:p>
              </text:list-item>
              <text:list-item>
                <text:p>Not an inner class</text:p>
              </text:list-item>
              <text:list-item>
                <text:p>Not an abstract class, or is a @Decorator</text:p>
              </text:list-item>
              <text:list-item>
                <text:p>Not a CDI extension</text:p>
              </text:list-item>
              <text:list-item>
                <text:p>Not @Vetoed</text:p>
              </text:list-item>
              <text:list-item>
                <text:p>Most classes fulfill these criteria and are bea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Example bean</text:p>
          </draw:text-box>
        </draw:frame>
        <draw:frame presentation:style-name="pr5" draw:text-style-name="P6" draw:layer="layout" svg:width="25.199cm" svg:height="13.859cm" svg:x="1.4cm" svg:y="4.914cm" presentation:class="outline" presentation:user-transformed="true">
          <draw:text-box>
            <text:p text:style-name="P4"><text:span text:style-name="T9">public</text:span><text:span text:style-name="T10"> </text:span><text:span text:style-name="T9">class</text:span><text:span text:style-name="T10"> </text:span><text:span text:style-name="T11">HelloService</text:span><text:span text:style-name="T10"> {</text:span></text:p>
            <text:p text:style-name="P4"><text:span text:style-name="T12"/></text:p>
            <text:p text:style-name="P4"><text:span text:style-name="T10"><text:s text:c="4"/></text:span><text:span text:style-name="T9">public</text:span><text:span text:style-name="T10"> </text:span><text:span text:style-name="T11">String</text:span><text:span text:style-name="T10"> </text:span><text:span text:style-name="T13">hello</text:span><text:span text:style-name="T10"> () {</text:span></text:p>
            <text:p text:style-name="P4"><text:span text:style-name="T10"><text:s text:c="8"/></text:span><text:span text:style-name="T9">return</text:span><text:span text:style-name="T10"> </text:span><text:span text:style-name="T14">"Hello World!"</text:span><text:span text:style-name="T10">;</text:span></text:p>
            <text:p text:style-name="P4"><text:span text:style-name="T10"><text:s text:c="4"/></text:span><text:span text:style-name="T10">}</text:span></text:p>
            <text:p text:style-name="P4"><text:span text:style-name="T12"/></text:p>
            <text:p text:style-name="P4"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Dependency injec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nversion of Control</text:p>
              </text:list-item>
              <text:list-item>
                <text:p>Request rather than create dependencies</text:p>
              </text:list-item>
              <text:list-item>
                <text:p>Separate construction and use of objects</text:p>
              </text:list-item>
              <text:list-item>
                <text:p>Decoupling</text:p>
              </text:list-item>
              <text:list-item>
                <text:p>Flexible</text:p>
              </text:list-item>
              <text:list-item>
                <text:p>Replaceable</text:p>
              </text:list-item>
              <text:list-item>
                <text:p>Testable</text:p>
              </text:list-item>
              <text:list-item>
                <text:p>Reada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ependency injection framework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CDI</text:p>
              </text:list-item>
              <text:list-item>
                <text:p>Dagger</text:p>
              </text:list-item>
              <text:list-item>
                <text:p>Guice</text:p>
              </text:list-item>
              <text:list-item>
                <text:p>PicoContainer</text:p>
              </text:list-item>
              <text:list-item>
                <text:p>Play Framework</text:p>
              </text:list-item>
              <text:list-item>
                <text:p>Spr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onstructor injection</text:p>
          </draw:text-box>
        </draw:frame>
        <draw:frame presentation:style-name="pr5" draw:text-style-name="P6" draw:layer="layout" svg:width="25.199cm" svg:height="13.859cm" svg:x="1.4cm" svg:y="4.914cm" presentation:class="outline" presentation:user-transformed="true">
          <draw:text-box>
            <text:p text:style-name="P4"><text:span text:style-name="T9">public</text:span><text:span text:style-name="T10"> </text:span><text:span text:style-name="T9">class</text:span><text:span text:style-name="T10"> </text:span><text:span text:style-name="T11">GreeterClient</text:span><text:span text:style-name="T10"> {</text:span></text:p>
            <text:p text:style-name="P4"><text:span text:style-name="T12"/></text:p>
            <text:p text:style-name="P4"><text:span text:style-name="T10"><text:s text:c="4"/></text:span><text:span text:style-name="T9">private</text:span><text:span text:style-name="T10"> </text:span><text:span text:style-name="T11">HelloService</text:span><text:span text:style-name="T10"> </text:span><text:span text:style-name="T15">hello</text:span><text:span text:style-name="T10">;</text:span></text:p>
            <text:p text:style-name="P4"><text:span text:style-name="T12"/></text:p>
            <text:p text:style-name="P4"><text:span text:style-name="T10"><text:s text:c="4"/></text:span><text:span text:style-name="T16">@Inject</text:span></text:p>
            <text:p text:style-name="P4"><text:span text:style-name="T10"><text:s text:c="4"/></text:span><text:span text:style-name="T9">public</text:span><text:span text:style-name="T10"> </text:span><text:span text:style-name="T13">GreeterClient</text:span><text:span text:style-name="T10"> (</text:span><text:span text:style-name="T11">HelloService</text:span><text:span text:style-name="T10"> </text:span><text:span text:style-name="T17">hello</text:span><text:span text:style-name="T10">) {</text:span></text:p>
            <text:p text:style-name="P4"><text:span text:style-name="T10"><text:s text:c="8"/></text:span><text:span text:style-name="T9">this</text:span><text:span text:style-name="T10">.hello = </text:span><text:span text:style-name="T18">hello</text:span><text:span text:style-name="T10">;</text:span></text:p>
            <text:p text:style-name="P4"><text:span text:style-name="T10"><text:s text:c="4"/></text:span><text:span text:style-name="T10">}</text:span></text:p>
            <text:p text:style-name="P4"><text:span text:style-name="T12"/></text:p>
            <text:p text:style-name="P4"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Setter injection</text:p>
          </draw:text-box>
        </draw:frame>
        <draw:frame presentation:style-name="pr5" draw:text-style-name="P6" draw:layer="layout" svg:width="25.199cm" svg:height="13.859cm" svg:x="1.4cm" svg:y="4.914cm" presentation:class="outline" presentation:user-transformed="true">
          <draw:text-box>
            <text:p text:style-name="P4"><text:span text:style-name="T9">public</text:span><text:span text:style-name="T10"> </text:span><text:span text:style-name="T9">class</text:span><text:span text:style-name="T10"> </text:span><text:span text:style-name="T11">GreeterClient</text:span><text:span text:style-name="T10"> {</text:span></text:p>
            <text:p text:style-name="P4"><text:span text:style-name="T12"/></text:p>
            <text:p text:style-name="P4"><text:span text:style-name="T10"><text:s text:c="4"/></text:span><text:span text:style-name="T9">private</text:span><text:span text:style-name="T10"> </text:span><text:span text:style-name="T11">HelloService</text:span><text:span text:style-name="T10"> </text:span><text:span text:style-name="T15">hello</text:span><text:span text:style-name="T10">;</text:span></text:p>
            <text:p text:style-name="P4"><text:span text:style-name="T12"/></text:p>
            <text:p text:style-name="P4"><text:span text:style-name="T10"><text:s text:c="4"/></text:span><text:span text:style-name="T16">@Inject</text:span></text:p>
            <text:p text:style-name="P4"><text:span text:style-name="T10"><text:s text:c="4"/></text:span><text:span text:style-name="T9">public</text:span><text:span text:style-name="T10"> </text:span><text:span text:style-name="T9">void</text:span><text:span text:style-name="T10"> </text:span><text:span text:style-name="T13">setService</text:span><text:span text:style-name="T10"> (</text:span><text:span text:style-name="T11">HelloService</text:span><text:span text:style-name="T10"> </text:span><text:span text:style-name="T17">hello</text:span><text:span text:style-name="T10">) {</text:span></text:p>
            <text:p text:style-name="P4"><text:span text:style-name="T10"><text:s text:c="8"/></text:span><text:span text:style-name="T9">this</text:span><text:span text:style-name="T10">.</text:span><text:span text:style-name="T15">hello</text:span><text:span text:style-name="T10"> = </text:span><text:span text:style-name="T18">hello</text:span><text:span text:style-name="T10">;</text:span></text:p>
            <text:p text:style-name="P4"><text:span text:style-name="T10"><text:s text:c="4"/></text:span><text:span text:style-name="T10">}</text:span></text:p>
            <text:p text:style-name="P4"><text:span text:style-name="T12"/></text:p>
            <text:p text:style-name="P4"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Field injection</text:p>
          </draw:text-box>
        </draw:frame>
        <draw:frame presentation:style-name="pr5" draw:text-style-name="P6" draw:layer="layout" svg:width="25.199cm" svg:height="13.859cm" svg:x="1.4cm" svg:y="4.914cm" presentation:class="outline" presentation:user-transformed="true">
          <draw:text-box>
            <text:p text:style-name="P4"><text:span text:style-name="T9">public</text:span><text:span text:style-name="T10"> </text:span><text:span text:style-name="T9">class</text:span><text:span text:style-name="T10"> </text:span><text:span text:style-name="T11">GreeterClient</text:span><text:span text:style-name="T10"> {</text:span></text:p>
            <text:p text:style-name="P4"><text:span text:style-name="T12"/></text:p>
            <text:p text:style-name="P4"><text:span text:style-name="T10"><text:s text:c="4"/></text:span><text:span text:style-name="T16">@Inject</text:span></text:p>
            <text:p text:style-name="P4"><text:span text:style-name="T10"><text:s text:c="4"/></text:span><text:span text:style-name="T9">private</text:span><text:span text:style-name="T10"> </text:span><text:span text:style-name="T11">HelloService</text:span><text:span text:style-name="T10"> </text:span><text:span text:style-name="T15">hello</text:span><text:span text:style-name="T10">;</text:span></text:p>
            <text:p text:style-name="P4"><text:span text:style-name="T12"/></text:p>
            <text:p text:style-name="P4"><text:span text:style-name="T10"><text:s text:c="4"/></text:span><text:span text:style-name="T9">public</text:span><text:span text:style-name="T10"> </text:span><text:span text:style-name="T9">void</text:span><text:span text:style-name="T10"> </text:span><text:span text:style-name="T13">displayHello</text:span><text:span text:style-name="T10"> () {</text:span></text:p>
            <text:p text:style-name="P4"><text:span text:style-name="T10"><text:s text:c="8"/></text:span><text:span text:style-name="T19">display</text:span><text:span text:style-name="T10">(</text:span><text:span text:style-name="T15">hello</text:span><text:span text:style-name="T10">.hello());</text:span></text:p>
            <text:p text:style-name="P4"><text:span text:style-name="T10"><text:s text:c="4"/></text:span><text:span text:style-name="T10">}</text:span></text:p>
            <text:p text:style-name="P4"><text:span text:style-name="T12"/></text:p>
            <text:p text:style-name="P4"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ype safety</text:p>
          </draw:text-box>
        </draw:frame>
        <draw:frame presentation:style-name="pr10" draw:text-style-name="P6" draw:layer="layout" svg:width="25.199cm" svg:height="13.989cm" svg:x="1.4cm" svg:y="4.849cm" presentation:class="outline" presentation:user-transformed="true">
          <draw:text-box>
            <text:p text:style-name="P4"><text:span text:style-name="T9">public</text:span><text:span text:style-name="T10"> </text:span><text:span text:style-name="T9">class</text:span><text:span text:style-name="T10"> </text:span><text:span text:style-name="T11">GreeterClient</text:span><text:span text:style-name="T10"> {</text:span></text:p>
            <text:p text:style-name="P4"><text:span text:style-name="T12"/></text:p>
            <text:p text:style-name="P4"><text:span text:style-name="T10"><text:s text:c="4"/></text:span><text:span text:style-name="T16">@Inject</text:span></text:p>
            <text:p text:style-name="P4"><text:span text:style-name="T10"><text:s text:c="4"/></text:span><text:span text:style-name="T9">private</text:span><text:span text:style-name="T10"> </text:span><text:span text:style-name="T20">HelloService</text:span><text:span text:style-name="T10"> </text:span><text:span text:style-name="T15">hello</text:span><text:span text:style-name="T10">;</text:span></text:p>
            <text:p text:style-name="P4"><text:span text:style-name="T12"/></text:p>
            <text:p text:style-name="P4"><text:span text:style-name="T10"><text:s text:c="4"/></text:span><text:span text:style-name="T16">@Inject</text:span></text:p>
            <text:p text:style-name="P4"><text:span text:style-name="T10"><text:s text:c="4"/></text:span><text:span text:style-name="T9">private</text:span><text:span text:style-name="T10"> </text:span><text:span text:style-name="T11">EmailService</text:span><text:span text:style-name="T10"> </text:span><text:span text:style-name="T15">email</text:span><text:span text:style-name="T10">;</text:span></text:p>
            <text:p text:style-name="P4"><text:span text:style-name="T12"/></text:p>
            <text:p text:style-name="P4"><text:span text:style-name="T10"><text:s text:c="4"/></text:span><text:span text:style-name="T9">public</text:span><text:span text:style-name="T10"> </text:span><text:span text:style-name="T9">void</text:span><text:span text:style-name="T10"> </text:span><text:span text:style-name="T13">sendHello</text:span><text:span text:style-name="T10"> () {</text:span></text:p>
            <text:p text:style-name="P4"><text:span text:style-name="T10"><text:s text:c="8"/></text:span><text:span text:style-name="T15">email</text:span><text:span text:style-name="T10">.</text:span><text:span text:style-name="T19">send</text:span><text:span text:style-name="T10">(</text:span><text:span text:style-name="T15">hello</text:span><text:span text:style-name="T10">.</text:span><text:span text:style-name="T19">hello</text:span><text:span text:style-name="T10">());</text:span></text:p>
            <text:p text:style-name="P4"><text:span text:style-name="T10"><text:s text:c="4"/></text:span><text:span text:style-name="T10">}</text:span></text:p>
            <text:p text:style-name="P4"><text:span text:style-name="T12"/></text:p>
            <text:p text:style-name="P4"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No type erasure</text:p>
          </draw:text-box>
        </draw:frame>
        <draw:frame presentation:style-name="pr5" draw:text-style-name="P6" draw:layer="layout" svg:width="25.199cm" svg:height="13.859cm" svg:x="1.4cm" svg:y="4.914cm" presentation:class="outline">
          <draw:text-box>
            <text:p text:style-name="P4"><text:span text:style-name="T9">public</text:span><text:span text:style-name="T10"> </text:span><text:span text:style-name="T9">class</text:span><text:span text:style-name="T10"> </text:span><text:span text:style-name="T11">GreeterClient</text:span><text:span text:style-name="T10"> {</text:span></text:p>
            <text:p text:style-name="P4"><text:span text:style-name="T12"/></text:p>
            <text:p text:style-name="P4"><text:span text:style-name="T10"><text:s text:c="4"/></text:span><text:span text:style-name="T16">@Inject</text:span></text:p>
            <text:p text:style-name="P4"><text:span text:style-name="T10"><text:s text:c="4"/></text:span><text:span text:style-name="T9">private</text:span><text:span text:style-name="T10"> </text:span><text:span text:style-name="T11">Service</text:span><text:span text:style-name="T10">&lt;</text:span><text:span text:style-name="T11">Hello</text:span><text:span text:style-name="T10">&gt; </text:span><text:span text:style-name="T15">hello</text:span><text:span text:style-name="T10">;</text:span></text:p>
            <text:p text:style-name="P4"><text:span text:style-name="T12"/></text:p>
            <text:p text:style-name="P4"><text:span text:style-name="T10"><text:s text:c="4"/></text:span><text:span text:style-name="T16">@Inject</text:span></text:p>
            <text:p text:style-name="P4"><text:span text:style-name="T10"><text:s text:c="4"/></text:span><text:span text:style-name="T9">private</text:span><text:span text:style-name="T10"> </text:span><text:span text:style-name="T11">Service</text:span><text:span text:style-name="T10">&lt;</text:span><text:span text:style-name="T11">Email</text:span><text:span text:style-name="T10">&gt; </text:span><text:span text:style-name="T15">email</text:span><text:span text:style-name="T10">;</text:span></text:p>
            <text:p text:style-name="P4"><text:span text:style-name="T12"/></text:p>
            <text:p text:style-name="P4"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Interfaces can be injected too</text:p>
          </draw:text-box>
        </draw:frame>
        <draw:frame presentation:style-name="pr5" draw:text-style-name="P6" draw:layer="layout" svg:width="25.199cm" svg:height="13.859cm" svg:x="1.4cm" svg:y="4.914cm" presentation:class="outline" presentation:user-transformed="true">
          <draw:text-box>
            <text:p text:style-name="P4"><text:span text:style-name="T9">public</text:span><text:span text:style-name="T10"> </text:span><text:span text:style-name="T9">interface</text:span><text:span text:style-name="T10"> </text:span><text:span text:style-name="T21">HelloService</text:span><text:span text:style-name="T10"> {</text:span></text:p>
            <text:p text:style-name="P4"><text:span text:style-name="T10"/></text:p>
            <text:p text:style-name="P4"><text:span text:style-name="T10"><text:s text:c="4"/></text:span><text:span text:style-name="T9">public</text:span><text:span text:style-name="T10"> </text:span><text:span text:style-name="T11">String</text:span><text:span text:style-name="T10"> </text:span><text:span text:style-name="T13">hello</text:span><text:span text:style-name="T10"> ();</text:span></text:p>
            <text:p text:style-name="P4"><text:span text:style-name="T10"/></text:p>
            <text:p text:style-name="P4"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Unsatisfied dependencies</text:p>
          </draw:text-box>
        </draw:frame>
        <draw:frame presentation:style-name="pr5" draw:text-style-name="P8" draw:layer="layout" svg:width="25.199cm" svg:height="13.859cm" svg:x="1.4cm" svg:y="4.914cm" presentation:class="outline" presentation:user-transformed="true">
          <draw:text-box>
            <text:p text:style-name="P4"><text:span text:style-name="T22">org.jboss.weld.exceptions.DeploymentException</text:span><text:span text:style-name="T23">: WELD-001408: Unsatisfied dependencies for type HelloService with qualifiers @Default</text:span></text:p>
            <text:p text:style-name="P4"><text:span text:style-name="T24"><text:s text:c="2"/></text:span><text:span text:style-name="T24">at injection point [BackedAnnotatedField] @Inject private GreeterClient.hello</text:span></text:p>
            <text:p text:style-name="P4"><text:span text:style-name="T24"><text:s text:c="2"/></text:span><text:span text:style-name="T24">at GreeterClient.hello(</text:span><text:span text:style-name="T22">GreeterClient.java:0</text:span><text:span text:style-name="T24">)</text:span></text:p>
            <text:p text:style-name="P4"><text:span text:style-name="T25"/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Let's implement the interface</text:p>
          </draw:text-box>
        </draw:frame>
        <draw:frame presentation:style-name="pr11" draw:text-style-name="P9" draw:layer="layout" svg:width="25.199cm" svg:height="14.111cm" svg:x="1.4cm" svg:y="4.914cm" presentation:class="outline" presentation:user-transformed="true">
          <draw:text-box>
            <text:p text:style-name="P4"><text:span text:style-name="T26">public</text:span><text:span text:style-name="T27"> </text:span><text:span text:style-name="T26">class</text:span><text:span text:style-name="T27"> </text:span><text:span text:style-name="T28">EnglishHelloService</text:span><text:span text:style-name="T27"> </text:span><text:span text:style-name="T26">implements</text:span><text:span text:style-name="T27"> </text:span><text:span text:style-name="T29">HelloService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Override</text:span></text:p>
            <text:p text:style-name="P4"><text:span text:style-name="T27"><text:s text:c="4"/></text:span><text:span text:style-name="T26">public</text:span><text:span text:style-name="T27"> </text:span><text:span text:style-name="T28">String</text:span><text:span text:style-name="T27"> </text:span><text:span text:style-name="T32">hello</text:span><text:span text:style-name="T27"> () {</text:span></text:p>
            <text:p text:style-name="P4"><text:span text:style-name="T27"><text:s text:c="8"/></text:span><text:span text:style-name="T26">return</text:span><text:span text:style-name="T27"> </text:span><text:span text:style-name="T33">"Hello World!"</text:span><text:span text:style-name="T27">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  <text:p text:style-name="P4"><text:span text:style-name="T27"/></text:p>
            <text:p text:style-name="P4"><text:span text:style-name="T26">public</text:span><text:span text:style-name="T27"> </text:span><text:span text:style-name="T26">class</text:span><text:span text:style-name="T27"> </text:span><text:span text:style-name="T28">HungarianHelloService</text:span><text:span text:style-name="T27"> </text:span><text:span text:style-name="T26">implements</text:span><text:span text:style-name="T27"> </text:span><text:span text:style-name="T29">HelloService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Override</text:span></text:p>
            <text:p text:style-name="P4"><text:span text:style-name="T27"><text:s text:c="4"/></text:span><text:span text:style-name="T26">public</text:span><text:span text:style-name="T27"> </text:span><text:span text:style-name="T28">String</text:span><text:span text:style-name="T27"> </text:span><text:span text:style-name="T32">hello</text:span><text:span text:style-name="T27"> () {</text:span></text:p>
            <text:p text:style-name="P4"><text:span text:style-name="T27"><text:s text:c="8"/></text:span><text:span text:style-name="T26">return</text:span><text:span text:style-name="T27"> </text:span><text:span text:style-name="T33">"Helló Világ!"</text:span><text:span text:style-name="T27">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mbiguous dependencies</text:p>
          </draw:text-box>
        </draw:frame>
        <draw:frame presentation:style-name="pr5" draw:text-style-name="P8" draw:layer="layout" svg:width="25.199cm" svg:height="13.859cm" svg:x="1.4cm" svg:y="4.914cm" presentation:class="outline" presentation:user-transformed="true">
          <draw:text-box>
            <text:p text:style-name="P4"><text:span text:style-name="T22">org.jboss.weld.exceptions.DeploymentException</text:span><text:span text:style-name="T23">: WELD-001409: Ambiguous dependencies for type HelloService with qualifiers @Default</text:span></text:p>
            <text:p text:style-name="P4"><text:span text:style-name="T24"><text:s text:c="2"/></text:span><text:span text:style-name="T24">at injection point [BackedAnnotatedField] @Inject private GreeterClient.hello</text:span></text:p>
            <text:p text:style-name="P4"><text:span text:style-name="T24"><text:s text:c="2"/></text:span><text:span text:style-name="T24">at GreeterClient.hello(</text:span><text:span text:style-name="T22">GreeterClient.java:0</text:span><text:span text:style-name="T24">)</text:span></text:p>
            <text:p text:style-name="P4"><text:span text:style-name="T24"><text:s text:c="2"/></text:span><text:span text:style-name="T24">Possible dependencies: </text:span></text:p>
            <text:p text:style-name="P4"><text:span text:style-name="T24"><text:s text:c="2"/></text:span><text:span text:style-name="T24">- Managed Bean [class HungarianHelloService] with qualifiers [@Any @Default],</text:span></text:p>
            <text:p text:style-name="P4"><text:span text:style-name="T24"><text:s text:c="2"/></text:span><text:span text:style-name="T24">- Managed Bean [class EnglishHelloService] with qualifiers [@Any @Default]</text:span></text:p>
            <text:p text:style-name="P4"><text:span text:style-name="T25"/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Qualifiers</text:p>
          </draw:text-box>
        </draw:frame>
        <draw:frame presentation:style-name="pr5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nnotations that help container pick a bean</text:p>
              </text:list-item>
            </text:list>
            <text:p text:style-name="P4"><text:span text:style-name="T16"/></text:p>
            <text:p text:style-name="P4"><text:span text:style-name="T31">@Qualifier</text:span></text:p>
            <text:p text:style-name="P4"><text:span text:style-name="T31">@Retention</text:span><text:span text:style-name="T27">(</text:span><text:span text:style-name="T34">RUNTIME</text:span><text:span text:style-name="T27">)</text:span></text:p>
            <text:p text:style-name="P4"><text:span text:style-name="T31">@Target</text:span><text:span text:style-name="T27">({</text:span><text:span text:style-name="T34">FIELD</text:span><text:span text:style-name="T27">, </text:span><text:span text:style-name="T34">TYPE</text:span><text:span text:style-name="T27">, </text:span><text:span text:style-name="T34">METHOD</text:span><text:span text:style-name="T27">, </text:span><text:span text:style-name="T34">PARAMETER</text:span><text:span text:style-name="T27">})</text:span></text:p>
            <text:p text:style-name="P4"><text:span text:style-name="T26">public</text:span><text:span text:style-name="T27"> </text:span><text:span text:style-name="T26">@interface</text:span><text:span text:style-name="T27"> </text:span><text:span text:style-name="T31">English</text:span><text:span text:style-name="T27"> {</text:span></text:p>
            <text:p text:style-name="P4"><text:span text:style-name="T27">}</text:span></text:p>
            <text:p text:style-name="P4"><text:span text:style-name="T27"/></text:p>
            <text:p text:style-name="P4"><text:span text:style-name="T31">@Qualifier</text:span></text:p>
            <text:p text:style-name="P4"><text:span text:style-name="T31">@Retention</text:span><text:span text:style-name="T27">(</text:span><text:span text:style-name="T34">RUNTIME</text:span><text:span text:style-name="T27">)</text:span></text:p>
            <text:p text:style-name="P4"><text:span text:style-name="T31">@Target</text:span><text:span text:style-name="T27">({</text:span><text:span text:style-name="T34">FIELD</text:span><text:span text:style-name="T27">, </text:span><text:span text:style-name="T34">TYPE</text:span><text:span text:style-name="T27">, </text:span><text:span text:style-name="T34">METHOD</text:span><text:span text:style-name="T27">, </text:span><text:span text:style-name="T34">PARAMETER</text:span><text:span text:style-name="T27">})</text:span></text:p>
            <text:p text:style-name="P4"><text:span text:style-name="T26">public</text:span><text:span text:style-name="T27"> </text:span><text:span text:style-name="T26">@interface</text:span><text:span text:style-name="T27"> </text:span><text:span text:style-name="T31">Hungarian</text:span><text:span text:style-name="T27"> {</text:span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Qualified beans</text:p>
          </draw:text-box>
        </draw:frame>
        <draw:frame presentation:style-name="pr12" draw:text-style-name="P9" draw:layer="layout" svg:width="25.199cm" svg:height="15.771cm" svg:x="1.4cm" svg:y="3.958cm" presentation:class="outline" presentation:user-transformed="true">
          <draw:text-box>
            <text:p text:style-name="P4"><text:span text:style-name="T31">@English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EnglishHelloService</text:span><text:span text:style-name="T27"> </text:span><text:span text:style-name="T26">implements</text:span><text:span text:style-name="T27"> </text:span><text:span text:style-name="T29">HelloService</text:span><text:span text:style-name="T27"> {</text:span></text:p>
            <text:p text:style-name="P4"><text:span text:style-name="T27"/></text:p>
            <text:p text:style-name="P4"><text:span text:style-name="T27"><text:s text:c="4"/></text:span><text:span text:style-name="T31">@Override</text:span></text:p>
            <text:p text:style-name="P4"><text:span text:style-name="T31"><text:s text:c="4"/></text:span><text:span text:style-name="T26">public</text:span><text:span text:style-name="T27"> </text:span><text:span text:style-name="T28">String</text:span><text:span text:style-name="T27"> </text:span><text:span text:style-name="T32">hello</text:span><text:span text:style-name="T27"> () {</text:span></text:p>
            <text:p text:style-name="P4"><text:span text:style-name="T27"><text:s text:c="8"/></text:span><text:span text:style-name="T26">return</text:span><text:span text:style-name="T27"> </text:span><text:span text:style-name="T33">"Hello World!"</text:span><text:span text:style-name="T27">;</text:span></text:p>
            <text:p text:style-name="P4"><text:span text:style-name="T27"><text:s text:c="4"/></text:span><text:span text:style-name="T27">}</text:span></text:p>
            <text:p text:style-name="P4"><text:span text:style-name="T27"/></text:p>
            <text:p text:style-name="P4"><text:span text:style-name="T30">}</text:span></text:p>
            <text:p text:style-name="P4"><text:span text:style-name="T27"/></text:p>
            <text:p text:style-name="P4"><text:span text:style-name="T31">@Hungarian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HungarianHelloService</text:span><text:span text:style-name="T27"> </text:span><text:span text:style-name="T26">implements</text:span><text:span text:style-name="T27"> </text:span><text:span text:style-name="T29">HelloService</text:span><text:span text:style-name="T27"> {</text:span></text:p>
            <text:p text:style-name="P4"><text:span text:style-name="T27"/></text:p>
            <text:p text:style-name="P4"><text:span text:style-name="T27"><text:s text:c="4"/></text:span><text:span text:style-name="T31">@Override</text:span></text:p>
            <text:p text:style-name="P4"><text:span text:style-name="T27"><text:s text:c="4"/></text:span><text:span text:style-name="T26">public</text:span><text:span text:style-name="T27"> </text:span><text:span text:style-name="T28">String</text:span><text:span text:style-name="T27"> </text:span><text:span text:style-name="T32">hello</text:span><text:span text:style-name="T27"> () {</text:span></text:p>
            <text:p text:style-name="P4"><text:span text:style-name="T27"><text:s text:c="8"/></text:span><text:span text:style-name="T26">return</text:span><text:span text:style-name="T27"> </text:span><text:span text:style-name="T33">"Helló Világ!"</text:span><text:span text:style-name="T27">;</text:span></text:p>
            <text:p text:style-name="P4"><text:span text:style-name="T27"><text:s text:c="4"/></text:span><text:span text:style-name="T27">}</text:span></text:p>
            <text:p text:style-name="P4"><text:span text:style-name="T27"/></text:p>
            <text:p text:style-name="P4"><text:span text:style-name="T3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Qualified injection points</text:p>
          </draw:text-box>
        </draw:frame>
        <draw:frame presentation:style-name="pr5" draw:text-style-name="P9" draw:layer="layout" svg:width="25.199cm" svg:height="13.859cm" svg:x="1.4cm" svg:y="4.914cm" presentation:class="outline" presentation:user-transformed="true">
          <draw:text-box>
            <text:p text:style-name="P4"><text:span text:style-name="T26">public</text:span><text:span text:style-name="T27"> </text:span><text:span text:style-name="T26">class</text:span><text:span text:style-name="T27"> </text:span><text:span text:style-name="T28">GreeterClient</text:span><text:span text:style-name="T27"> {</text:span></text:p>
            <text:p text:style-name="P4"><text:span text:style-name="T27"/></text:p>
            <text:p text:style-name="P4"><text:span text:style-name="T27"><text:s text:c="4"/></text:span><text:span text:style-name="T31">@Inject</text:span></text:p>
            <text:p text:style-name="P4"><text:span text:style-name="T31"><text:s text:c="4"/></text:span><text:span text:style-name="T31">@English</text:span></text:p>
            <text:p text:style-name="P4"><text:span text:style-name="T31"><text:s text:c="4"/></text:span><text:span text:style-name="T26">private</text:span><text:span text:style-name="T27"> </text:span><text:span text:style-name="T29">HelloService</text:span><text:span text:style-name="T27"> </text:span><text:span text:style-name="T35">hello</text:span><text:span text:style-name="T27">;</text:span></text:p>
            <text:p text:style-name="P4"><text:span text:style-name="T27"/></text:p>
            <text:p text:style-name="P4"><text:span text:style-name="T27">}</text:span></text:p>
            <text:p text:style-name="P4"><text:span text:style-name="T30"/></text:p>
            <text:p text:style-name="P4"><text:span text:style-name="T26">public</text:span><text:span text:style-name="T27"> </text:span><text:span text:style-name="T26">class</text:span><text:span text:style-name="T27"> </text:span><text:span text:style-name="T28">GreeterClient</text:span><text:span text:style-name="T27"> {</text:span></text:p>
            <text:p text:style-name="P4"><text:span text:style-name="T27"/></text:p>
            <text:p text:style-name="P4"><text:span text:style-name="T27"><text:s text:c="4"/></text:span><text:span text:style-name="T31">@Inject</text:span></text:p>
            <text:p text:style-name="P4"><text:span text:style-name="T31"><text:s text:c="4"/></text:span><text:span text:style-name="T31">@Hungarian</text:span></text:p>
            <text:p text:style-name="P4"><text:span text:style-name="T31"><text:s text:c="4"/></text:span><text:span text:style-name="T26">private</text:span><text:span text:style-name="T27"> </text:span><text:span text:style-name="T29">HelloService</text:span><text:span text:style-name="T27"> </text:span><text:span text:style-name="T35">hello</text:span><text:span text:style-name="T27">;</text:span></text:p>
            <text:p text:style-name="P4"><text:span text:style-name="T27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Qualifiers can have members</text:p>
          </draw:text-box>
        </draw:frame>
        <draw:frame presentation:style-name="pr5" draw:text-style-name="P9" draw:layer="layout" svg:width="25.199cm" svg:height="13.859cm" svg:x="1.4cm" svg:y="4.914cm" presentation:class="outline" presentation:user-transformed="true">
          <draw:text-box>
            <text:p text:style-name="P4"><text:span text:style-name="T31">@Qualifier</text:span></text:p>
            <text:p text:style-name="P4"><text:span text:style-name="T31">@Retention</text:span><text:span text:style-name="T27">(</text:span><text:span text:style-name="T34">RUNTIME</text:span><text:span text:style-name="T27">)</text:span></text:p>
            <text:p text:style-name="P4"><text:span text:style-name="T31">@Target</text:span><text:span text:style-name="T27">({</text:span><text:span text:style-name="T34">FIELD</text:span><text:span text:style-name="T27">, </text:span><text:span text:style-name="T34">TYPE</text:span><text:span text:style-name="T27">, </text:span><text:span text:style-name="T34">METHOD</text:span><text:span text:style-name="T27">, </text:span><text:span text:style-name="T34">PARAMETER</text:span><text:span text:style-name="T27">})</text:span></text:p>
            <text:p text:style-name="P4"><text:span text:style-name="T26">public</text:span><text:span text:style-name="T27"> </text:span><text:span text:style-name="T26">@interface</text:span><text:span text:style-name="T27"> </text:span><text:span text:style-name="T31">Language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6">Languages</text:span><text:span text:style-name="T27"> </text:span><text:span text:style-name="T32">value</text:span><text:span text:style-name="T27"> ();</text:span></text:p>
            <text:p text:style-name="P4"><text:span text:style-name="T30"/></text:p>
            <text:p text:style-name="P4"><text:span text:style-name="T27"><text:s text:c="4"/></text:span><text:span text:style-name="T26">public</text:span><text:span text:style-name="T27"> </text:span><text:span text:style-name="T26">enum</text:span><text:span text:style-name="T27"> </text:span><text:span text:style-name="T36">Languages</text:span><text:span text:style-name="T27"> {</text:span></text:p>
            <text:p text:style-name="P4"><text:span text:style-name="T30"/></text:p>
            <text:p text:style-name="P4"><text:span text:style-name="T27"><text:s text:c="8"/></text:span><text:span text:style-name="T34">ENGLISH</text:span><text:span text:style-name="T27">,</text:span></text:p>
            <text:p text:style-name="P4"><text:span text:style-name="T27"><text:s text:c="8"/></text:span><text:span text:style-name="T34">HUNGARIAN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Qualified-with-members beans</text:p>
          </draw:text-box>
        </draw:frame>
        <draw:frame presentation:style-name="pr12" draw:text-style-name="P9" draw:layer="layout" svg:width="25.199cm" svg:height="15.771cm" svg:x="1.4cm" svg:y="3.95cm" presentation:class="outline" presentation:user-transformed="true">
          <draw:text-box>
            <text:p text:style-name="P4"><text:span text:style-name="T31">@Language</text:span><text:span text:style-name="T27">(</text:span><text:span text:style-name="T34">ENGLISH</text:span><text:span text:style-name="T27">)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EnglishHelloService</text:span><text:span text:style-name="T27"> </text:span><text:span text:style-name="T26">implements</text:span><text:span text:style-name="T27"> </text:span><text:span text:style-name="T29">HelloService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Override</text:span></text:p>
            <text:p text:style-name="P4"><text:span text:style-name="T27"><text:s text:c="4"/></text:span><text:span text:style-name="T26">public</text:span><text:span text:style-name="T27"> </text:span><text:span text:style-name="T28">String</text:span><text:span text:style-name="T27"> </text:span><text:span text:style-name="T32">hello</text:span><text:span text:style-name="T27"> () {</text:span></text:p>
            <text:p text:style-name="P4"><text:span text:style-name="T27"><text:s text:c="8"/></text:span><text:span text:style-name="T26">return</text:span><text:span text:style-name="T27"> </text:span><text:span text:style-name="T33">"Hello World!"</text:span><text:span text:style-name="T27">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  <text:p text:style-name="P4"><text:span text:style-name="T27"/></text:p>
            <text:p text:style-name="P4"><text:span text:style-name="T31">@Language</text:span><text:span text:style-name="T27">(</text:span><text:span text:style-name="T34">HUNGARIAN</text:span><text:span text:style-name="T27">)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HungarianHelloService</text:span><text:span text:style-name="T27"> </text:span><text:span text:style-name="T26">implements</text:span><text:span text:style-name="T27"> </text:span><text:span text:style-name="T29">HelloService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Override</text:span></text:p>
            <text:p text:style-name="P4"><text:span text:style-name="T27"><text:s text:c="4"/></text:span><text:span text:style-name="T26">public</text:span><text:span text:style-name="T27"> </text:span><text:span text:style-name="T28">String</text:span><text:span text:style-name="T27"> </text:span><text:span text:style-name="T32">hello</text:span><text:span text:style-name="T27"> () {</text:span></text:p>
            <text:p text:style-name="P4"><text:span text:style-name="T27"><text:s text:c="8"/></text:span><text:span text:style-name="T26">return</text:span><text:span text:style-name="T27"> </text:span><text:span text:style-name="T33">"Helló Világ!"</text:span><text:span text:style-name="T27">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Qualified-with-members injections</text:p>
          </draw:text-box>
        </draw:frame>
        <draw:frame presentation:style-name="pr5" draw:text-style-name="P9" draw:layer="layout" svg:width="25.199cm" svg:height="13.859cm" svg:x="1.4cm" svg:y="5.455cm" presentation:class="outline" presentation:user-transformed="true">
          <draw:text-box>
            <text:p text:style-name="P4"><text:span text:style-name="T26">public</text:span><text:span text:style-name="T27"> </text:span><text:span text:style-name="T26">class</text:span><text:span text:style-name="T27"> </text:span><text:span text:style-name="T28">GreeterClient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Inject</text:span></text:p>
            <text:p text:style-name="P4"><text:span text:style-name="T31"><text:s text:c="4"/></text:span><text:span text:style-name="T31">@Language</text:span><text:span text:style-name="T27">(</text:span><text:span text:style-name="T34">ENGLISH</text:span><text:span text:style-name="T27">)</text:span></text:p>
            <text:p text:style-name="P4"><text:span text:style-name="T32"><text:s text:c="4"/></text:span><text:span text:style-name="T26">private</text:span><text:span text:style-name="T27"> </text:span><text:span text:style-name="T29">HelloService</text:span><text:span text:style-name="T27"> </text:span><text:span text:style-name="T35">hello</text:span><text:span text:style-name="T27">;</text:span></text:p>
            <text:p text:style-name="P4"><text:span text:style-name="T30"/></text:p>
            <text:p text:style-name="P4"><text:span text:style-name="T27">}</text:span></text:p>
            <text:p text:style-name="P4"><text:span text:style-name="T27"/></text:p>
            <text:p text:style-name="P4"><text:span text:style-name="T26">public</text:span><text:span text:style-name="T27"> </text:span><text:span text:style-name="T26">class</text:span><text:span text:style-name="T27"> </text:span><text:span text:style-name="T28">GreeterClient</text:span><text:span text:style-name="T27"> {</text:span></text:p>
            <text:p text:style-name="P4"><text:span text:style-name="T27"/></text:p>
            <text:p text:style-name="P4"><text:span text:style-name="T27"><text:s text:c="4"/></text:span><text:span text:style-name="T31">@Inject</text:span></text:p>
            <text:p text:style-name="P4"><text:span text:style-name="T31"><text:s text:c="4"/></text:span><text:span text:style-name="T31">@Language</text:span><text:span text:style-name="T27">(</text:span><text:span text:style-name="T34">HUNGARIAN</text:span><text:span text:style-name="T27">)</text:span></text:p>
            <text:p text:style-name="P4"><text:span text:style-name="T32"><text:s text:c="4"/></text:span><text:span text:style-name="T26">private</text:span><text:span text:style-name="T27"> </text:span><text:span text:style-name="T29">HelloService</text:span><text:span text:style-name="T27"> </text:span><text:span text:style-name="T35">hello</text:span><text:span text:style-name="T27">;</text:span></text:p>
            <text:p text:style-name="P4"><text:span text:style-name="T27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ultiple qualifiers</text:p>
          </draw:text-box>
        </draw:frame>
        <draw:frame presentation:style-name="pr5" draw:text-style-name="P9" draw:layer="layout" svg:width="25.199cm" svg:height="13.859cm" svg:x="1.4cm" svg:y="4.908cm" presentation:class="outline" presentation:user-transformed="true">
          <draw:text-box>
            <text:p text:style-name="P4"><text:span text:style-name="T31">@English</text:span></text:p>
            <text:p text:style-name="P4"><text:span text:style-name="T31">@Console</text:span></text:p>
            <text:p text:style-name="P4"><text:span text:style-name="T31">@Secured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EnglishHelloService</text:span><text:span text:style-name="T27"> </text:span><text:span text:style-name="T26">implements</text:span><text:span text:style-name="T27"> </text:span><text:span text:style-name="T29">HelloService</text:span><text:span text:style-name="T27"> {</text:span></text:p>
            <text:p text:style-name="P4"><text:span text:style-name="T30"/></text:p>
            <text:p text:style-name="P4"><text:span text:style-name="T27">}</text:span></text:p>
            <text:p text:style-name="P4"><text:span text:style-name="T27"/></text:p>
            <text:p text:style-name="P4"><text:span text:style-name="T26">public</text:span><text:span text:style-name="T27"> </text:span><text:span text:style-name="T26">class</text:span><text:span text:style-name="T27"> </text:span><text:span text:style-name="T28">GreeterClient</text:span><text:span text:style-name="T27"> {</text:span></text:p>
            <text:p text:style-name="P4"><text:span text:style-name="T27"/></text:p>
            <text:p text:style-name="P4"><text:span text:style-name="T27"><text:s text:c="4"/></text:span><text:span text:style-name="T31">@Inject</text:span></text:p>
            <text:p text:style-name="P4"><text:span text:style-name="T27"><text:s text:c="4"/></text:span><text:span text:style-name="T31">@English</text:span></text:p>
            <text:p text:style-name="P4"><text:span text:style-name="T27"><text:s text:c="4"/></text:span><text:span text:style-name="T31">@Console</text:span></text:p>
            <text:p text:style-name="P4"><text:span text:style-name="T27"><text:s text:c="4"/></text:span><text:span text:style-name="T26">private</text:span><text:span text:style-name="T27"> </text:span><text:span text:style-name="T29">HelloService</text:span><text:span text:style-name="T27"> </text:span><text:span text:style-name="T35">hello</text:span><text:span text:style-name="T27">;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ultiple qualifiers mismatch</text:p>
          </draw:text-box>
        </draw:frame>
        <draw:frame presentation:style-name="pr5" draw:text-style-name="P9" draw:layer="layout" svg:width="25.199cm" svg:height="13.859cm" svg:x="1.4cm" svg:y="4.908cm" presentation:class="outline" presentation:user-transformed="true">
          <draw:text-box>
            <text:p text:style-name="P4"><text:span text:style-name="T31">@English</text:span></text:p>
            <text:p text:style-name="P4"><text:span text:style-name="T31">@Secured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EnglishHelloService</text:span><text:span text:style-name="T27"> </text:span><text:span text:style-name="T26">implements</text:span><text:span text:style-name="T27"> </text:span><text:span text:style-name="T29">HelloService</text:span><text:span text:style-name="T27"> {</text:span></text:p>
            <text:p text:style-name="P4"><text:span text:style-name="T30"/></text:p>
            <text:p text:style-name="P4"><text:span text:style-name="T27">}</text:span></text:p>
            <text:p text:style-name="P4"><text:span text:style-name="T27"/></text:p>
            <text:p text:style-name="P4"><text:span text:style-name="T26">public</text:span><text:span text:style-name="T27"> </text:span><text:span text:style-name="T26">class</text:span><text:span text:style-name="T27"> </text:span><text:span text:style-name="T28">GreeterClient</text:span><text:span text:style-name="T27"> {</text:span></text:p>
            <text:p text:style-name="P4"><text:span text:style-name="T27"/></text:p>
            <text:p text:style-name="P4"><text:span text:style-name="T27"><text:s text:c="4"/></text:span><text:span text:style-name="T31">@Inject</text:span></text:p>
            <text:p text:style-name="P4"><text:span text:style-name="T27"><text:s text:c="4"/></text:span><text:span text:style-name="T31">@English</text:span></text:p>
            <text:p text:style-name="P4"><text:span text:style-name="T27"><text:s text:c="4"/></text:span><text:span text:style-name="T31">@Console</text:span></text:p>
            <text:p text:style-name="P4"><text:span text:style-name="T27"><text:s text:c="4"/></text:span><text:span text:style-name="T31">@Secured</text:span></text:p>
            <text:p text:style-name="P4"><text:span text:style-name="T27"><text:s text:c="4"/></text:span><text:span text:style-name="T26">private</text:span><text:span text:style-name="T27"> </text:span><text:span text:style-name="T29">HelloService</text:span><text:span text:style-name="T27"> </text:span><text:span text:style-name="T35">hello</text:span><text:span text:style-name="T27">;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Beans match by type, but none have matching qualifiers</text:p>
          </draw:text-box>
        </draw:frame>
        <draw:frame presentation:style-name="pr5" draw:text-style-name="P10" draw:layer="layout" svg:width="25.199cm" svg:height="13.859cm" svg:x="1.4cm" svg:y="4.914cm" presentation:class="outline" presentation:user-transformed="true">
          <draw:text-box>
            <text:p text:style-name="P4"><text:span text:style-name="T37">org.jboss.weld.exceptions.DeploymentException</text:span><text:span text:style-name="T38">: WELD-001408: Unsatisfied dependencies for type HelloService with qualifiers @Secured @English @Console</text:span></text:p>
            <text:p text:style-name="P4"><text:span text:style-name="T39"><text:s text:c="2"/></text:span><text:span text:style-name="T39">at injection point [BackedAnnotatedField] @Inject @English @Console @Secured private GreeterClient.hello</text:span></text:p>
            <text:p text:style-name="P4"><text:span text:style-name="T39"><text:s text:c="2"/></text:span><text:span text:style-name="T39">at GreeterClient.hello(</text:span><text:span text:style-name="T37">GreeterClient.java:0</text:span><text:span text:style-name="T39">)</text:span></text:p>
            <text:p text:style-name="P4"><text:span text:style-name="T39">WELD-001475: The following beans match by type, but none have matching qualifiers:</text:span></text:p>
            <text:p text:style-name="P4"><text:span text:style-name="T39"><text:s text:c="2"/></text:span><text:span text:style-name="T39">- Managed Bean [class HungarianHelloService] with qualifiers [@Secured @Hungarian @Any],</text:span></text:p>
            <text:p text:style-name="P4"><text:span text:style-name="T39"><text:s text:c="2"/></text:span><text:span text:style-name="T39">- Managed Bean [class EnglishHelloService] with qualifiers [@Secured @English @Any]</text:span></text:p>
            <text:p text:style-name="P4"><text:span text:style-name="T40"/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served qualifiers</text:p>
          </draw:text-box>
        </draw:frame>
        <draw:frame presentation:style-name="pr13" draw:text-style-name="P11" draw:layer="layout" svg:width="25.199cm" svg:height="15.643cm" svg:x="1.4cm" svg:y="4.914cm" presentation:class="outline" presentation:user-transformed="true">
          <draw:text-box>
            <text:list text:style-name="L2">
              <text:list-item>
                <text:p>@Any</text:p>
                <text:list>
                  <text:list-item>
                    <text:p>Present on all beans except @New</text:p>
                  </text:list-item>
                  <text:list-item>
                    <text:p>Can be used to query all implementations of a type</text:p>
                  </text:list-item>
                </text:list>
              </text:list-item>
              <text:list-item>
                <text:p>@Default</text:p>
                <text:list>
                  <text:list-item>
                    <text:p>Present on all beans except @Named</text:p>
                  </text:list-item>
                </text:list>
              </text:list-item>
              <text:list-item>
                <text:p>@Named</text:p>
                <text:list>
                  <text:list-item>
                    <text:p>Exposes the bean for JSF, JSP, EL</text:p>
                  </text:list-item>
                </text:list>
              </text:list-item>
              <text:list-item>
                <text:p>@New</text:p>
                <text:list>
                  <text:list-item>
                    <text:p>Used to obtain a new bean on demand.</text:p>
                  </text:list-item>
                  <text:list-item>
                    <text:p>Depreca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ther annotations</text:p>
          </draw:text-box>
        </draw:frame>
        <draw:frame presentation:style-name="pr14" draw:layer="layout" svg:width="25.199cm" svg:height="13.859cm" svg:x="1.4cm" svg:y="4.914cm" presentation:class="outline">
          <draw:text-box>
            <text:list text:style-name="L2">
              <text:list-item>
                <text:p>Annotations are necessary for compatibility</text:p>
                <text:list>
                  <text:list-item>
                    <text:p>@Vetoed removes a bean from CDI control</text:p>
                  </text:list-item>
                  <text:list-item>
                    <text:p>@Resource is needed to access JEE resources</text:p>
                  </text:list-item>
                  <text:list-item>
                    <text:p>@PersistenceContext for JPA</text:p>
                  </text:list-item>
                  <text:list-item>
                    <text:p>@PersistenceUnit for JPA</text:p>
                  </text:list-item>
                  <text:list-item>
                    <text:p>@EJB for remote EJB</text:p>
                  </text:list-item>
                  <text:list-item>
                    <text:p>@WebServiceRef</text:p>
                  </text:list-item>
                  <text:list-item>
                    <text:p>@Typed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ean lifecycle callbacks</text:p>
          </draw:text-box>
        </draw:frame>
        <draw:frame presentation:style-name="pr15" draw:text-style-name="P12" draw:layer="layout" svg:width="25.199cm" svg:height="14.941cm" svg:x="1.4cm" svg:y="4.914cm" presentation:class="outline" presentation:user-transformed="true">
          <draw:text-box>
            <text:p text:style-name="P4"><text:span text:style-name="T31">@RequestScoped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GreeterClient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Inject</text:span><text:span text:style-name="T32"> </text:span><text:span text:style-name="T26">private</text:span><text:span text:style-name="T27"> </text:span><text:span text:style-name="T29">HelloService</text:span><text:span text:style-name="T27"> </text:span><text:span text:style-name="T35">hello</text:span><text:span text:style-name="T27">;</text:span></text:p>
            <text:p text:style-name="P4"><text:span text:style-name="T30"/></text:p>
            <text:p text:style-name="P4"><text:span text:style-name="T27"><text:s text:c="4"/></text:span><text:span text:style-name="T26">public</text:span><text:span text:style-name="T27"> </text:span><text:span text:style-name="T32">GreeterClient</text:span><text:span text:style-name="T27"> () {</text:span></text:p>
            <text:p text:style-name="P4"><text:span text:style-name="T27"><text:s text:c="8"/></text:span><text:span text:style-name="T28">System</text:span><text:span text:style-name="T27">.</text:span><text:span text:style-name="T34">out</text:span><text:span text:style-name="T27">.println(</text:span><text:span text:style-name="T33">"Constructor "</text:span><text:span text:style-name="T27"> + </text:span><text:span text:style-name="T35">hello</text:span><text:span text:style-name="T27">)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<text:s text:c="4"/></text:span><text:span text:style-name="T31">@PostConstruct</text:span><text:span text:style-name="T32"> </text:span><text:span text:style-name="T26">public</text:span><text:span text:style-name="T27"> </text:span><text:span text:style-name="T26">void</text:span><text:span text:style-name="T27"> </text:span><text:span text:style-name="T32">init</text:span><text:span text:style-name="T27"> () {</text:span></text:p>
            <text:p text:style-name="P4"><text:span text:style-name="T27"><text:s text:c="8"/></text:span><text:span text:style-name="T28">System</text:span><text:span text:style-name="T27">.</text:span><text:span text:style-name="T34">out</text:span><text:span text:style-name="T27">.println(</text:span><text:span text:style-name="T33">"@PostConstruct "</text:span><text:span text:style-name="T27"> + </text:span><text:span text:style-name="T35">hello</text:span><text:span text:style-name="T27">)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<text:s text:c="4"/></text:span><text:span text:style-name="T31">@PreDestroy</text:span><text:span text:style-name="T32"> </text:span><text:span text:style-name="T26">public</text:span><text:span text:style-name="T27"> </text:span><text:span text:style-name="T26">void</text:span><text:span text:style-name="T27"> </text:span><text:span text:style-name="T32">teardown</text:span><text:span text:style-name="T27"> () {</text:span></text:p>
            <text:p text:style-name="P4"><text:span text:style-name="T27"><text:s text:c="8"/></text:span><text:span text:style-name="T28">System</text:span><text:span text:style-name="T27">.</text:span><text:span text:style-name="T34">out</text:span><text:span text:style-name="T27">.println(</text:span><text:span text:style-name="T33">"@PreDestroy "</text:span><text:span text:style-name="T27"> + </text:span><text:span text:style-name="T35">hello</text:span><text:span text:style-name="T27">)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ogrammatic lookup<text:line-break/>or lazy injection</text:p>
          </draw:text-box>
        </draw:frame>
        <draw:frame presentation:style-name="pr5" draw:text-style-name="P6" draw:layer="layout" svg:width="25.199cm" svg:height="13.859cm" svg:x="1.4cm" svg:y="4.914cm" presentation:class="outline">
          <draw:text-box>
            <text:p text:style-name="P4"><text:span text:style-name="T9">public</text:span><text:span text:style-name="T10"> </text:span><text:span text:style-name="T9">class</text:span><text:span text:style-name="T10"> </text:span><text:span text:style-name="T11">GreeterClient</text:span><text:span text:style-name="T10"> {</text:span></text:p>
            <text:p text:style-name="P4"><text:span text:style-name="T12"/></text:p>
            <text:p text:style-name="P4"><text:span text:style-name="T10"><text:s text:c="4"/></text:span><text:span text:style-name="T16">@Inject</text:span></text:p>
            <text:p text:style-name="P4"><text:span text:style-name="T10"><text:s text:c="4"/></text:span><text:span text:style-name="T9">private</text:span><text:span text:style-name="T10"> </text:span><text:span text:style-name="T21">Instance</text:span><text:span text:style-name="T10">&lt;</text:span><text:span text:style-name="T21">HelloService</text:span><text:span text:style-name="T10">&gt; </text:span><text:span text:style-name="T15">hello</text:span><text:span text:style-name="T10">;</text:span></text:p>
            <text:p text:style-name="P4"><text:span text:style-name="T12"/></text:p>
            <text:p text:style-name="P4"><text:span text:style-name="T10"><text:s text:c="4"/></text:span><text:span text:style-name="T9">public</text:span><text:span text:style-name="T10"> </text:span><text:span text:style-name="T9">void</text:span><text:span text:style-name="T10"> </text:span><text:span text:style-name="T13">hello</text:span><text:span text:style-name="T10"> () {</text:span></text:p>
            <text:p text:style-name="P4"><text:span text:style-name="T10"><text:s text:c="8"/></text:span><text:span text:style-name="T19">display</text:span><text:span text:style-name="T10">(</text:span><text:span text:style-name="T15">hello</text:span><text:span text:style-name="T10">.</text:span><text:span text:style-name="T19">get</text:span><text:span text:style-name="T10">().</text:span><text:span text:style-name="T19">hello</text:span><text:span text:style-name="T10">());</text:span></text:p>
            <text:p text:style-name="P4"><text:span text:style-name="T10"><text:s text:c="4"/></text:span><text:span text:style-name="T10">}</text:span></text:p>
            <text:p text:style-name="P4"><text:span text:style-name="T12"/></text:p>
            <text:p text:style-name="P4"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untime check of bean existence</text:p>
          </draw:text-box>
        </draw:frame>
        <draw:frame presentation:style-name="pr5" draw:text-style-name="P6" draw:layer="layout" svg:width="25.199cm" svg:height="13.859cm" svg:x="1.4cm" svg:y="4.914cm" presentation:class="outline">
          <draw:text-box>
            <text:p text:style-name="P4"><text:span text:style-name="T9">public</text:span><text:span text:style-name="T10"> </text:span><text:span text:style-name="T9">class</text:span><text:span text:style-name="T10"> </text:span><text:span text:style-name="T11">GreeterClient</text:span><text:span text:style-name="T10"> {</text:span></text:p>
            <text:p text:style-name="P4"><text:span text:style-name="T12"/></text:p>
            <text:p text:style-name="P4"><text:span text:style-name="T10"><text:s text:c="4"/></text:span><text:span text:style-name="T16">@Inject</text:span></text:p>
            <text:p text:style-name="P4"><text:span text:style-name="T10"><text:s text:c="4"/></text:span><text:span text:style-name="T9">private</text:span><text:span text:style-name="T10"> </text:span><text:span text:style-name="T21">Instance</text:span><text:span text:style-name="T10">&lt;</text:span><text:span text:style-name="T21">HelloService</text:span><text:span text:style-name="T10">&gt; </text:span><text:span text:style-name="T15">hello</text:span><text:span text:style-name="T10">;</text:span></text:p>
            <text:p text:style-name="P4"><text:span text:style-name="T12"/></text:p>
            <text:p text:style-name="P4"><text:span text:style-name="T10"><text:s text:c="4"/></text:span><text:span text:style-name="T9">public</text:span><text:span text:style-name="T10"> </text:span><text:span text:style-name="T9">void</text:span><text:span text:style-name="T10"> </text:span><text:span text:style-name="T13">hello</text:span><text:span text:style-name="T10"> () {</text:span></text:p>
            <text:p text:style-name="P4"><text:span text:style-name="T10"><text:s text:c="8"/></text:span><text:span text:style-name="T9">if</text:span><text:span text:style-name="T10">( </text:span><text:span text:style-name="T15">hello</text:span><text:span text:style-name="T10">.isResolvable() ){</text:span></text:p>
            <text:p text:style-name="P4"><text:span text:style-name="T10"><text:s text:c="12"/></text:span><text:span text:style-name="T19">display</text:span><text:span text:style-name="T10">(</text:span><text:span text:style-name="T15">hello</text:span><text:span text:style-name="T10">.</text:span><text:span text:style-name="T19">get</text:span><text:span text:style-name="T10">().</text:span><text:span text:style-name="T19">hello</text:span><text:span text:style-name="T10">());</text:span></text:p>
            <text:p text:style-name="P4"><text:span text:style-name="T10"><text:s text:c="8"/></text:span><text:span text:style-name="T10">}</text:span></text:p>
            <text:p text:style-name="P4"><text:span text:style-name="T10"><text:s text:c="4"/></text:span><text:span text:style-name="T10">}</text:span></text:p>
            <text:p text:style-name="P4"><text:span text:style-name="T12"/></text:p>
            <text:p text:style-name="P4"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stance&lt;T&gt; is iterable</text:p>
          </draw:text-box>
        </draw:frame>
        <draw:frame presentation:style-name="pr10" draw:text-style-name="P6" draw:layer="layout" svg:width="25.199cm" svg:height="13.989cm" svg:x="1.4cm" svg:y="4.849cm" presentation:class="outline" presentation:user-transformed="true">
          <draw:text-box>
            <text:p text:style-name="P4"><text:span text:style-name="T9">public</text:span><text:span text:style-name="T10"> </text:span><text:span text:style-name="T9">class</text:span><text:span text:style-name="T10"> </text:span><text:span text:style-name="T11">GreeterClient</text:span><text:span text:style-name="T10"> {</text:span></text:p>
            <text:p text:style-name="P4"><text:span text:style-name="T12"/></text:p>
            <text:p text:style-name="P4"><text:span text:style-name="T10"><text:s text:c="4"/></text:span><text:span text:style-name="T16">@Any</text:span></text:p>
            <text:p text:style-name="P4"><text:span text:style-name="T10"><text:s text:c="4"/></text:span><text:span text:style-name="T16">@Inject</text:span></text:p>
            <text:p text:style-name="P4"><text:span text:style-name="T10"><text:s text:c="4"/></text:span><text:span text:style-name="T9">private</text:span><text:span text:style-name="T10"> </text:span><text:span text:style-name="T21">Instance</text:span><text:span text:style-name="T10">&lt;</text:span><text:span text:style-name="T21">HelloService</text:span><text:span text:style-name="T10">&gt; </text:span><text:span text:style-name="T15">services</text:span><text:span text:style-name="T10">;</text:span></text:p>
            <text:p text:style-name="P4"><text:span text:style-name="T12"/></text:p>
            <text:p text:style-name="P4"><text:span text:style-name="T10"><text:s text:c="4"/></text:span><text:span text:style-name="T9">public</text:span><text:span text:style-name="T10"> </text:span><text:span text:style-name="T9">void</text:span><text:span text:style-name="T10"> </text:span><text:span text:style-name="T13">hello</text:span><text:span text:style-name="T10"> () {</text:span></text:p>
            <text:p text:style-name="P4"><text:span text:style-name="T10"><text:s text:c="8"/></text:span><text:span text:style-name="T9">for</text:span><text:span text:style-name="T10">( </text:span><text:span text:style-name="T21">HelloService</text:span><text:span text:style-name="T10"> </text:span><text:span text:style-name="T17">service</text:span><text:span text:style-name="T10"> : </text:span><text:span text:style-name="T15">services</text:span><text:span text:style-name="T10"> ){</text:span></text:p>
            <text:p text:style-name="P4"><text:span text:style-name="T10"><text:s text:c="12"/></text:span><text:span text:style-name="T19">display</text:span><text:span text:style-name="T10">(</text:span><text:span text:style-name="T18">service</text:span><text:span text:style-name="T10">.</text:span><text:span text:style-name="T19">hello</text:span><text:span text:style-name="T10">());</text:span></text:p>
            <text:p text:style-name="P4"><text:span text:style-name="T10"><text:s text:c="8"/></text:span><text:span text:style-name="T10">}</text:span></text:p>
            <text:p text:style-name="P4"><text:span text:style-name="T10"><text:s text:c="4"/></text:span><text:span text:style-name="T10">}</text:span></text:p>
            <text:p text:style-name="P4"><text:span text:style-name="T12"/></text:p>
            <text:p text:style-name="P4"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untime selection of qualifier</text:p>
          </draw:text-box>
        </draw:frame>
        <draw:frame presentation:style-name="pr5" draw:text-style-name="P13" draw:layer="layout" svg:width="25.199cm" svg:height="13.859cm" svg:x="1.4cm" svg:y="4.913cm" presentation:class="outline" presentation:user-transformed="true">
          <draw:text-box>
            <text:p text:style-name="P4"><text:span text:style-name="T41">public</text:span><text:span text:style-name="T42"> </text:span><text:span text:style-name="T41">class</text:span><text:span text:style-name="T42"> </text:span><text:span text:style-name="T43">GreeterClient</text:span><text:span text:style-name="T42"> {</text:span></text:p>
            <text:p text:style-name="P4"><text:span text:style-name="T44"/></text:p>
            <text:p text:style-name="P4"><text:span text:style-name="T42"><text:s text:c="4"/></text:span><text:span text:style-name="T45">@Any</text:span></text:p>
            <text:p text:style-name="P4"><text:span text:style-name="T42"><text:s text:c="4"/></text:span><text:span text:style-name="T45">@Inject</text:span></text:p>
            <text:p text:style-name="P4"><text:span text:style-name="T42"><text:s text:c="4"/></text:span><text:span text:style-name="T41">private</text:span><text:span text:style-name="T42"> </text:span><text:span text:style-name="T46">Instance</text:span><text:span text:style-name="T42">&lt;</text:span><text:span text:style-name="T46">HelloService</text:span><text:span text:style-name="T42">&gt; </text:span><text:span text:style-name="T47">services</text:span><text:span text:style-name="T42">;</text:span></text:p>
            <text:p text:style-name="P4"><text:span text:style-name="T44"/></text:p>
            <text:p text:style-name="P4"><text:span text:style-name="T42"><text:s text:c="4"/></text:span><text:span text:style-name="T41">public</text:span><text:span text:style-name="T42"> </text:span><text:span text:style-name="T41">void</text:span><text:span text:style-name="T42"> </text:span><text:span text:style-name="T48">hello</text:span><text:span text:style-name="T42"> () {</text:span></text:p>
            <text:p text:style-name="P4"><text:span text:style-name="T42"><text:s text:c="8"/></text:span><text:span text:style-name="T46">Annotation</text:span><text:span text:style-name="T42"> </text:span><text:span text:style-name="T49">qualifier</text:span><text:span text:style-name="T42"> = </text:span><text:span text:style-name="T41">new</text:span><text:span text:style-name="T42"> </text:span><text:span text:style-name="T50">AnnotationLiteral</text:span><text:span text:style-name="T42">&lt;</text:span><text:span text:style-name="T45">English</text:span><text:span text:style-name="T42">&gt;() {};</text:span></text:p>
            <text:p text:style-name="P4"><text:span text:style-name="T42"><text:s text:c="8"/></text:span><text:span text:style-name="T46">HelloService</text:span><text:span text:style-name="T42"> </text:span><text:span text:style-name="T49">service</text:span><text:span text:style-name="T42"> = </text:span><text:span text:style-name="T47">services</text:span><text:span text:style-name="T42">.</text:span><text:span text:style-name="T51">select</text:span><text:span text:style-name="T42">(</text:span><text:span text:style-name="T52">qualifier</text:span><text:span text:style-name="T42">).</text:span><text:span text:style-name="T51">get</text:span><text:span text:style-name="T42">();</text:span></text:p>
            <text:p text:style-name="P4"><text:span text:style-name="T42"><text:s text:c="8"/></text:span><text:span text:style-name="T51">display</text:span><text:span text:style-name="T42">(</text:span><text:span text:style-name="T52">service</text:span><text:span text:style-name="T42">.</text:span><text:span text:style-name="T51">hello</text:span><text:span text:style-name="T42">());</text:span></text:p>
            <text:p text:style-name="P4"><text:span text:style-name="T42"><text:s text:c="4"/></text:span><text:span text:style-name="T42">}</text:span></text:p>
            <text:p text:style-name="P4"><text:span text:style-name="T44"/></text:p>
            <text:p text:style-name="P4"><text:span text:style-name="T4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Context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ntexts determine bean lifecycle and behavior</text:p>
              </text:list-item>
              <text:list-item>
                <text:p>A bean is a singleton within a given context</text:p>
              </text:list-item>
              <text:list-item>
                <text:p>Scope annotations are used to inform contain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uilt-in scope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Built-in scopes based loosely on servlets.</text:p>
                <text:list>
                  <text:list-item>
                    <text:p>@Dependent</text:p>
                  </text:list-item>
                  <text:list-item>
                    <text:p>@ApplicationScoped</text:p>
                  </text:list-item>
                  <text:list-item>
                    <text:p>@SessionScoped</text:p>
                  </text:list-item>
                  <text:list-item>
                    <text:p>@RequestScoped</text:p>
                  </text:list-item>
                  <text:list-item>
                    <text:p>@ConversationScoped</text:p>
                  </text:list-item>
                  <text:list-item>
                    <text:p>@Singleton</text:p>
                  </text:list-item>
                </text:list>
              </text:list-item>
              <text:list-item>
                <text:p>Custom scopes can be created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@Dependent</text:p>
          </draw:text-box>
        </draw:frame>
        <draw:frame presentation:style-name="pr16" draw:layer="layout" svg:width="25.199cm" svg:height="15.256cm" svg:x="1.4cm" svg:y="4.216cm" presentation:class="outline" presentation:user-transformed="true">
          <draw:text-box>
            <text:list text:style-name="L2">
              <text:list-item>
                <text:p>Default scope</text:p>
              </text:list-item>
              <text:list-item>
                <text:p>Bean lifecycle is same where it is injected</text:p>
              </text:list-item>
              <text:list-item>
                <text:p>Pseudo-scope, injected directly, not proxied</text:p>
              </text:list-item>
            </text:list>
            <text:p text:style-name="P4"><text:span text:style-name="T53"/></text:p>
            <text:p text:style-name="P4"><text:span text:style-name="T53">public</text:span><text:span text:style-name="T54"> </text:span><text:span text:style-name="T53">class</text:span><text:span text:style-name="T54"> </text:span><text:span text:style-name="T55">RecordDatabase</text:span><text:span text:style-name="T56"> {</text:span></text:p>
            <text:p text:style-name="P4"><text:span text:style-name="T56"><text:s text:c="4"/></text:span><text:span text:style-name="T56">...</text:span></text:p>
            <text:p text:style-name="P4"><text:span text:style-name="T56">}</text:span></text:p>
            <text:p text:style-name="P4"><text:span text:style-name="T56"/></text:p>
            <text:p text:style-name="P4"><text:span text:style-name="T56">@ApplicationScoped</text:span></text:p>
            <text:p text:style-name="P4"><text:span text:style-name="T53">public</text:span><text:span text:style-name="T56"> </text:span><text:span text:style-name="T53">class</text:span><text:span text:style-name="T56"> </text:span><text:span text:style-name="T55">RecordService</text:span><text:span text:style-name="T56"> {</text:span></text:p>
            <text:p text:style-name="P4"><text:span text:style-name="T56"/></text:p>
            <text:p text:style-name="P4"><text:span text:style-name="T56"><text:s text:c="4"/></text:span><text:span text:style-name="T57">@Inject</text:span></text:p>
            <text:p text:style-name="P4"><text:span text:style-name="T56"><text:s text:c="4"/></text:span><text:span text:style-name="T53">private</text:span><text:span text:style-name="T56"> </text:span><text:span text:style-name="T55">RecordDatabase</text:span><text:span text:style-name="T56"> </text:span><text:span text:style-name="T58">database</text:span><text:span text:style-name="T56">;</text:span></text:p>
            <text:p text:style-name="P4"><text:span text:style-name="T56"/></text:p>
            <text:p text:style-name="P4"><text:span text:style-name="T5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@ApplicationScoped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ives through the entire application</text:p>
              </text:list-item>
              <text:list-item>
                <text:p>Normal scope, proxied</text:p>
              </text:list-item>
              <text:list-item>
                <text:p>All users share the same instance</text:p>
              </text:list-item>
            </text:list>
            <text:p text:style-name="P4"><text:span text:style-name="T31"/></text:p>
            <text:p text:style-name="P4"><text:span text:style-name="T31">@ApplicationScoped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LogDatabase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logEvent</text:span><text:span text:style-name="T27"> (</text:span><text:span text:style-name="T28">String</text:span><text:span text:style-name="T27"> </text:span><text:span text:style-name="T59">event</text:span><text:span text:style-name="T27">) {</text:span></text:p>
            <text:p text:style-name="P4"><text:span text:style-name="T27"><text:s text:c="8"/></text:span><text:span text:style-name="T27">...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@SessionScoped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ives through user session</text:p>
              </text:list-item>
              <text:list-item>
                <text:p>Normal scope, proxied</text:p>
              </text:list-item>
              <text:list-item>
                <text:p>Needs to be serializable</text:p>
              </text:list-item>
            </text:list>
            <text:p text:style-name="P4"><text:span text:style-name="T31"/></text:p>
            <text:p text:style-name="P4"><text:span text:style-name="T31">@SessionScoped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ShoppingCart</text:span><text:span text:style-name="T27"> </text:span><text:span text:style-name="T26">implements</text:span><text:span text:style-name="T27"> </text:span><text:span text:style-name="T29">Serializable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addItem</text:span><text:span text:style-name="T27"> (</text:span><text:span text:style-name="T28">Item</text:span><text:span text:style-name="T27"> </text:span><text:span text:style-name="T59">item</text:span><text:span text:style-name="T27">) {</text:span></text:p>
            <text:p text:style-name="P4"><text:span text:style-name="T27"><text:s text:c="8"/></text:span><text:span text:style-name="T60">doSomething</text:span><text:span text:style-name="T27">()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@RequestScoped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ives only one request</text:p>
              </text:list-item>
              <text:list-item>
                <text:p>Normal scope, proxied</text:p>
              </text:list-item>
            </text:list>
            <text:p text:style-name="P4"><text:span text:style-name="T31"/></text:p>
            <text:p text:style-name="P4"><text:span text:style-name="T31">@RequestScoped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AuthChecker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checkAuth</text:span><text:span text:style-name="T27"> (</text:span><text:span text:style-name="T28">String</text:span><text:span text:style-name="T27"> </text:span><text:span text:style-name="T59">user</text:span><text:span text:style-name="T27">) {</text:span></text:p>
            <text:p text:style-name="P4"><text:span text:style-name="T27"><text:s text:c="8"/></text:span><text:span text:style-name="T27">...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@ConversationScoped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Used for JSF conversation</text:p>
              </text:list-item>
              <text:list-item>
                <text:p>Lives through one browser window</text:p>
              </text:list-item>
              <text:list-item>
                <text:p>Normal scope, proxied</text:p>
              </text:list-item>
              <text:list-item>
                <text:p>Needs to be serializable</text:p>
                <text:p/>
                <text:p>No example because I have never used JSF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@Singleton</text:p>
          </draw:text-box>
        </draw:frame>
        <draw:frame presentation:style-name="pr17" draw:layer="layout" svg:width="25.199cm" svg:height="14.531cm" svg:x="1.4cm" svg:y="4.578cm" presentation:class="outline" presentation:user-transformed="true">
          <draw:text-box>
            <text:list text:style-name="L2">
              <text:list-item>
                <text:p>Lives through JVM</text:p>
              </text:list-item>
              <text:list-item>
                <text:p>Pseudo-scope, injected directly, not proxied</text:p>
              </text:list-item>
              <text:list-item>
                <text:p>Complicates serialization</text:p>
              </text:list-item>
              <text:list-item>
                <text:p>Use @ApplicationScoped instead</text:p>
              </text:list-item>
            </text:list>
            <text:p text:style-name="P4"><text:span text:style-name="T31"/></text:p>
            <text:p text:style-name="P4"><text:span text:style-name="T31">@Singleton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RandomGenerator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26">public</text:span><text:span text:style-name="T27"> </text:span><text:span text:style-name="T26">int</text:span><text:span text:style-name="T27"> </text:span><text:span text:style-name="T32">nextInt</text:span><text:span text:style-name="T27"> () {</text:span></text:p>
            <text:p text:style-name="P4"><text:span text:style-name="T30"><text:s text:c="8"/></text:span><text:span text:style-name="T30">...</text:span></text:p>
            <text:p text:style-name="P4"><text:span text:style-name="T27"><text:s text:c="4"/></text:span><text:span text:style-name="T27">}</text:span></text:p>
            <text:p text:style-name="P4"><text:span text:style-name="T27"><text:s text:c="4"/></text:span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cope mix and match</text:p>
          </draw:text-box>
        </draw:frame>
        <draw:frame presentation:style-name="pr18" draw:layer="layout" svg:width="25.199cm" svg:height="14.216cm" svg:x="1.4cm" svg:y="6.63cm" presentation:class="outline" presentation:user-transformed="true">
          <draw:text-box>
            <text:list text:style-name="L2">
              <text:list-item>
                <text:p>Different scoped beans can be used together</text:p>
              </text:list-item>
            </text:list>
            <text:p text:style-name="P4"><text:span text:style-name="T31"/></text:p>
            <text:p text:style-name="P4"><text:span text:style-name="T31">@ApplicationScoped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RecordService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Inject</text:span></text:p>
            <text:p text:style-name="P4"><text:span text:style-name="T27"><text:s text:c="4"/></text:span><text:span text:style-name="T26">private</text:span><text:span text:style-name="T27"> </text:span><text:span text:style-name="T28">LoginName</text:span><text:span text:style-name="T27"> </text:span><text:span text:style-name="T35">name</text:span><text:span text:style-name="T27">;</text:span></text:p>
            <text:p text:style-name="P4"><text:span text:style-name="T30"/></text:p>
            <text:p text:style-name="P4"><text:span text:style-name="T27">}</text:span></text:p>
            <text:p text:style-name="P4"><text:span text:style-name="T27"/></text:p>
            <text:p text:style-name="P4"><text:span text:style-name="T31">@RequestScoped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LoginName</text:span><text:span text:style-name="T27"> {</text:span></text:p>
            <text:p text:style-name="P4"><text:span text:style-name="T30"><text:s text:c="4"/></text:span><text:span text:style-name="T30">...</text:span></text:p>
            <text:p text:style-name="P4"><text:span text:style-name="T3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oxy</text:p>
          </draw:text-box>
        </draw:frame>
        <draw:frame presentation:style-name="pr14" draw:layer="layout" svg:width="25.199cm" svg:height="13.859cm" svg:x="1.4cm" svg:y="4.914cm" presentation:class="outline">
          <draw:text-box>
            <text:list text:style-name="L2">
              <text:list-item>
                <text:p>Injected objects are not actual dependencies</text:p>
              </text:list-item>
              <text:list-item>
                <text:p>They are dynamic proxy objects</text:p>
              </text:list-item>
              <text:list-item>
                <text:p>Method calls are forwarded to CDI container</text:p>
              </text:list-item>
              <text:list-item>
                <text:p>Actual beans are looked up based on context</text:p>
              </text:list-item>
              <text:list-item>
                <text:p>Interceptors and decorators are called</text:p>
              </text:list-item>
              <text:list-item>
                <text:p>Method on actual bean is called</text:p>
              </text:list-item>
              <text:list-item>
                <text:p>Events are handled</text:p>
              </text:list-item>
              <text:list-item>
                <text:p>Mostly correct but there are some edge cas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oxy method calls</text:p>
          </draw:text-box>
        </draw:frame>
        <draw:frame presentation:style-name="pr19" draw:text-style-name="P9" draw:layer="layout" svg:width="25.199cm" svg:height="15.046cm" svg:x="1.4cm" svg:y="4.419cm" presentation:class="outline" presentation:user-transformed="true">
          <draw:text-box>
            <text:list text:style-name="L2">
              <text:list-item>
                <text:p>Proxy method calls to beans with other scope</text:p>
              </text:list-item>
            </text:list>
            <text:p text:style-name="P4"><text:span text:style-name="T31">@ApplicationScoped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GreeterClient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Inject</text:span></text:p>
            <text:p text:style-name="P4"><text:span text:style-name="T27"><text:s text:c="4"/></text:span><text:span text:style-name="T26">private</text:span><text:span text:style-name="T27"> </text:span><text:span text:style-name="T28">User</text:span><text:span text:style-name="T27"> </text:span><text:span text:style-name="T35">user</text:span><text:span text:style-name="T27">;</text:span></text:p>
            <text:p text:style-name="P4"><text:span text:style-name="T30"/></text:p>
            <text:p text:style-name="P4"><text:span text:style-name="T27"><text:s text:c="4"/></text:span><text:span text:style-name="T31">@Inject</text:span></text:p>
            <text:p text:style-name="P4"><text:span text:style-name="T27"><text:s text:c="4"/></text:span><text:span text:style-name="T26">private</text:span><text:span text:style-name="T27"> </text:span><text:span text:style-name="T29">HelloService</text:span><text:span text:style-name="T27"> </text:span><text:span text:style-name="T35">hello</text:span><text:span text:style-name="T27">;</text:span></text:p>
            <text:p text:style-name="P4"><text:span text:style-name="T30"/></text:p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greet</text:span><text:span text:style-name="T27"> () {</text:span></text:p>
            <text:p text:style-name="P4"><text:span text:style-name="T27"><text:s text:c="8"/></text:span><text:span text:style-name="T35">user</text:span><text:span text:style-name="T27">.getId();</text:span></text:p>
            <text:p text:style-name="P4"><text:span text:style-name="T27"><text:s text:c="8"/></text:span><text:span text:style-name="T35">user</text:span><text:span text:style-name="T27">.getName();</text:span></text:p>
            <text:p text:style-name="P4"><text:span text:style-name="T27"><text:s text:c="8"/></text:span><text:span text:style-name="T35">hello</text:span><text:span text:style-name="T27">.</text:span><text:span text:style-name="T60">hello</text:span><text:span text:style-name="T27">()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oxy class names</text:p>
          </draw:text-box>
        </draw:frame>
        <draw:frame presentation:style-name="pr18" draw:text-style-name="P9" draw:layer="layout" svg:width="25.199cm" svg:height="14.216cm" svg:x="1.4cm" svg:y="4.736cm" presentation:class="outline" presentation:user-transformed="true">
          <draw:text-box>
            <text:list text:style-name="L2">
              <text:list-item>
                <text:p>Class names differ, do not rely on them</text:p>
              </text:list-item>
            </text:list>
            <text:p text:style-name="P4"><text:span text:style-name="T31">@RequestScoped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User</text:span><text:span text:style-name="T27"> {</text:span><text:span text:style-name="T30">}</text:span></text:p>
            <text:p text:style-name="P4"><text:span text:style-name="T30"/></text:p>
            <text:p text:style-name="P4"><text:span text:style-name="T57">@ApplicationScoped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GreeterClient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Inject</text:span></text:p>
            <text:p text:style-name="P4"><text:span text:style-name="T27"><text:s text:c="4"/></text:span><text:span text:style-name="T26">private</text:span><text:span text:style-name="T27"> </text:span><text:span text:style-name="T28">User</text:span><text:span text:style-name="T27"> </text:span><text:span text:style-name="T35">user</text:span><text:span text:style-name="T27">;</text:span></text:p>
            <text:p text:style-name="P4"><text:span text:style-name="T30"/></text:p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greet</text:span><text:span text:style-name="T27"> () {</text:span></text:p>
            <text:p text:style-name="P4"><text:span text:style-name="T58"><text:s text:c="8"/></text:span><text:span text:style-name="T58">user</text:span><text:span text:style-name="T56">.getClass();</text:span></text:p>
            <text:p text:style-name="P4"><text:span text:style-name="T61"><text:s text:c="8"/></text:span><text:span text:style-name="T61">// org.jboss.weld.proxies.User$</text:span><text:span text:style-name="T62">Proxy</text:span><text:span text:style-name="T63">$_$$_WeldClientProxy</text:span></text:p>
            <text:p text:style-name="P4"><text:span text:style-name="T27"><text:s text:c="4"/></text:span><text:span text:style-name="T27">}</text:span></text:p>
            <text:p text:style-name="P4"><text:span text:style-name="T30"><text:s text:c="4"/></text:span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oxied beans with public fields</text:p>
          </draw:text-box>
        </draw:frame>
        <draw:frame presentation:style-name="pr5" draw:text-style-name="P14" draw:layer="layout" svg:width="25.199cm" svg:height="13.859cm" svg:x="1.4cm" svg:y="4.914cm" presentation:class="outline" presentation:user-transformed="true">
          <draw:text-box>
            <text:p text:style-name="P4"><text:span text:style-name="T31">@RequestScoped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User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26">public</text:span><text:span text:style-name="T27"> </text:span><text:span text:style-name="T28">String</text:span><text:span text:style-name="T27"> </text:span><text:span text:style-name="T35">name</text:span><text:span text:style-name="T27">;</text:span></text:p>
            <text:p text:style-name="P4"><text:span text:style-name="T30"/></text:p>
            <text:p text:style-name="P4"><text:span text:style-name="T27">}</text:span></text:p>
            <text:p text:style-name="P4"><text:span text:style-name="T27"/></text:p>
            <text:p text:style-name="P4"><text:span text:style-name="T64">org.jboss.weld.exceptions.DefinitionException</text:span><text:span text:style-name="T65">: WELD-000075: Normal scoped managed bean implementation class has a public field: <text:s/>[EnhancedAnnotatedFieldImpl] public User.nam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oxied beans with protected fields</text:p>
          </draw:text-box>
        </draw:frame>
        <draw:frame presentation:style-name="pr15" draw:text-style-name="P9" draw:layer="layout" svg:width="25.199cm" svg:height="14.941cm" svg:x="1.4cm" svg:y="4.363cm" presentation:class="outline" presentation:user-transformed="true">
          <draw:text-box>
            <text:p text:style-name="P4"><text:span text:style-name="T31">@RequestScoped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User</text:span><text:span text:style-name="T27"> {</text:span></text:p>
            <text:p text:style-name="P4"><text:span text:style-name="T27"><text:s text:c="4"/></text:span><text:span text:style-name="T26">protected</text:span><text:span text:style-name="T27"> </text:span><text:span text:style-name="T26">int</text:span><text:span text:style-name="T27"> </text:span><text:span text:style-name="T35">id</text:span><text:span text:style-name="T27">;</text:span></text:p>
            <text:p text:style-name="P4"><text:span text:style-name="T27"><text:s text:c="4"/></text:span><text:span text:style-name="T26">protected</text:span><text:span text:style-name="T27"> </text:span><text:span text:style-name="T28">String</text:span><text:span text:style-name="T27"> </text:span><text:span text:style-name="T35">name</text:span><text:span text:style-name="T27">;</text:span></text:p>
            <text:p text:style-name="P4"><text:span text:style-name="T30">}</text:span></text:p>
            <text:p text:style-name="P4"><text:span text:style-name="T27"/></text:p>
            <text:p text:style-name="P4"><text:span text:style-name="T57">@ApplicationScoped</text:span></text:p>
            <text:p text:style-name="P4"><text:span text:style-name="T53">public</text:span><text:span text:style-name="T66"> </text:span><text:span text:style-name="T53">class</text:span><text:span text:style-name="T66"> </text:span><text:span text:style-name="T55">GreeterClient</text:span><text:span text:style-name="T66"> {</text:span></text:p>
            <text:p text:style-name="P4"><text:span text:style-name="T53"/></text:p>
            <text:p text:style-name="P4"><text:span text:style-name="T66"><text:s text:c="4"/></text:span><text:span text:style-name="T57">@Inject</text:span></text:p>
            <text:p text:style-name="P4"><text:span text:style-name="T66"><text:s text:c="4"/></text:span><text:span text:style-name="T53">private</text:span><text:span text:style-name="T66"> </text:span><text:span text:style-name="T55">User</text:span><text:span text:style-name="T66"> </text:span><text:span text:style-name="T55">user</text:span><text:span text:style-name="T66">;</text:span></text:p>
            <text:p text:style-name="P4"><text:span text:style-name="T53"/></text:p>
            <text:p text:style-name="P4"><text:span text:style-name="T66"><text:s text:c="4"/></text:span><text:span text:style-name="T53">public</text:span><text:span text:style-name="T66"> </text:span><text:span text:style-name="T53">void</text:span><text:span text:style-name="T66"> greet () {</text:span></text:p>
            <text:p text:style-name="P4"><text:span text:style-name="T66"><text:s text:c="8"/></text:span><text:span text:style-name="T67">// user.id is 0</text:span></text:p>
            <text:p text:style-name="P4"><text:span text:style-name="T66"><text:s text:c="8"/></text:span><text:span text:style-name="T67">// user.name is null</text:span></text:p>
            <text:p text:style-name="P4"><text:span text:style-name="T53"><text:s text:c="4"/></text:span><text:span text:style-name="T53">}</text:span></text:p>
            <text:p text:style-name="P4"><text:span text:style-name="T53"/></text:p>
            <text:p text:style-name="P4"><text:span text:style-name="T5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eans can not be created with new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DI can not intercept the new keyword</text:p>
              </text:list-item>
            </text:list>
            <text:p text:style-name="P4"><text:span text:style-name="T68"/></text:p>
            <text:p text:style-name="P4"><text:span text:style-name="T68">public</text:span><text:span text:style-name="T69"> </text:span><text:span text:style-name="T68">class</text:span><text:span text:style-name="T69"> </text:span><text:span text:style-name="T70">DatabaseReplicator</text:span><text:span text:style-name="T69"> {</text:span></text:p>
            <text:p text:style-name="P4"><text:span text:style-name="T71"/></text:p>
            <text:p text:style-name="P4"><text:span text:style-name="T69"><text:s text:c="4"/></text:span><text:span text:style-name="T72">@Inject</text:span><text:span text:style-name="T69"> </text:span><text:span text:style-name="T72">@Source</text:span><text:span text:style-name="T69"> </text:span><text:span text:style-name="T68">private</text:span><text:span text:style-name="T69"> </text:span><text:span text:style-name="T70">Database</text:span><text:span text:style-name="T69"> </text:span><text:span text:style-name="T73">source</text:span><text:span text:style-name="T69">;</text:span></text:p>
            <text:p text:style-name="P4"><text:span text:style-name="T69"><text:s text:c="4"/></text:span><text:span text:style-name="T72">@Inject</text:span><text:span text:style-name="T69"> </text:span><text:span text:style-name="T72">@Source</text:span><text:span text:style-name="T69"> </text:span><text:span text:style-name="T68">private</text:span><text:span text:style-name="T69"> </text:span><text:span text:style-name="T70">Database</text:span><text:span text:style-name="T69"> </text:span><text:span text:style-name="T73">target</text:span><text:span text:style-name="T69">;</text:span></text:p>
            <text:p text:style-name="P4"><text:span text:style-name="T71"/></text:p>
            <text:p text:style-name="P4"><text:span text:style-name="T69"><text:s text:c="4"/></text:span><text:span text:style-name="T72">@Log</text:span></text:p>
            <text:p text:style-name="P4"><text:span text:style-name="T69"><text:s text:c="4"/></text:span><text:span text:style-name="T68">public</text:span><text:span text:style-name="T69"> </text:span><text:span text:style-name="T68">void</text:span><text:span text:style-name="T69"> </text:span><text:span text:style-name="T74">replicate</text:span><text:span text:style-name="T69"> () {</text:span></text:p>
            <text:p text:style-name="P4"><text:span text:style-name="T69"><text:s text:c="8"/></text:span><text:span text:style-name="T69">...</text:span></text:p>
            <text:p text:style-name="P4"><text:span text:style-name="T69"><text:s text:c="4"/></text:span><text:span text:style-name="T69">}</text:span></text:p>
            <text:p text:style-name="P4"><text:span text:style-name="T71"/></text:p>
            <text:p text:style-name="P4"><text:span text:style-name="T69">}</text:span></text:p>
            <text:p text:style-name="P4"><text:span text:style-name="T75"/></text:p>
            <text:p text:style-name="P4"><text:span text:style-name="T75">new</text:span><text:span text:style-name="T76"> </text:span><text:span text:style-name="T77">DatabaseReplicator</text:span><text:span text:style-name="T78">().replicate(); <text:s/></text:span><text:span text:style-name="T79">// This will never wor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Unproxyable bean types</text:p>
          </draw:text-box>
        </draw:frame>
        <draw:frame presentation:style-name="pr14" draw:layer="layout" svg:width="25.199cm" svg:height="13.859cm" svg:x="1.4cm" svg:y="4.914cm" presentation:class="outline">
          <draw:text-box>
            <text:list text:style-name="L2">
              <text:list-item>
                <text:p>No constructor with no args or @Inject</text:p>
              </text:list-item>
              <text:list-item>
                <text:p>Final classes</text:p>
              </text:list-item>
              <text:list-item>
                <text:p>Final methods with non-private visibility</text:p>
              </text:list-item>
              <text:list-item>
                <text:p>Primitive types</text:p>
              </text:list-item>
              <text:list-item>
                <text:p>Array types</text:p>
              </text:list-item>
              <text:list-item>
                <text:p>Container refuses to start with the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oducers</text:p>
          </draw:text-box>
        </draw:frame>
        <draw:frame presentation:style-name="pr5" draw:layer="layout" svg:width="25.199cm" svg:height="13.859cm" svg:x="1.4cm" svg:y="5.443cm" presentation:class="outline" presentation:user-transformed="true">
          <draw:text-box>
            <text:p text:style-name="P4"><text:span text:style-name="T26">public</text:span><text:span text:style-name="T32"> </text:span><text:span text:style-name="T26">class</text:span><text:span text:style-name="T32"> </text:span><text:span text:style-name="T28">DatabaseProducer</text:span><text:span text:style-name="T32"> {</text:span></text:p>
            <text:p text:style-name="P4"><text:span text:style-name="T30"/></text:p>
            <text:p text:style-name="P4"><text:span text:style-name="T27"><text:s text:c="4"/></text:span><text:span text:style-name="T31">@Produces</text:span></text:p>
            <text:p text:style-name="P4"><text:span text:style-name="T27"><text:s text:c="4"/></text:span><text:span text:style-name="T26">public</text:span><text:span text:style-name="T27"> </text:span><text:span text:style-name="T28">Database</text:span><text:span text:style-name="T27"> </text:span><text:span text:style-name="T32">createDatabase</text:span><text:span text:style-name="T27"> () {</text:span></text:p>
            <text:p text:style-name="P4"><text:span text:style-name="T27"><text:s text:c="8"/></text:span><text:span text:style-name="T26">return</text:span><text:span text:style-name="T27"> </text:span><text:span text:style-name="T26">new</text:span><text:span text:style-name="T27"> </text:span><text:span text:style-name="T28">Database</text:span><text:span text:style-name="T27">(</text:span><text:span text:style-name="T33">"http://database"</text:span><text:span text:style-name="T27">, </text:span><text:span text:style-name="T33">"user"</text:span><text:span text:style-name="T27">, </text:span><text:span text:style-name="T33">"pass"</text:span><text:span text:style-name="T27">)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30">}</text:span></text:p>
            <text:p text:style-name="P4"><text:span text:style-name="T30"/></text:p>
            <text:p text:style-name="P4"><text:span text:style-name="T26">public</text:span><text:span text:style-name="T27"> </text:span><text:span text:style-name="T26">class</text:span><text:span text:style-name="T27"> </text:span><text:span text:style-name="T28">RecordService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Inject</text:span></text:p>
            <text:p text:style-name="P4"><text:span text:style-name="T27"><text:s text:c="4"/></text:span><text:span text:style-name="T26">private</text:span><text:span text:style-name="T27"> </text:span><text:span text:style-name="T28">Database</text:span><text:span text:style-name="T27"> </text:span><text:span text:style-name="T35">database</text:span><text:span text:style-name="T27">;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oducers can have qualifiers</text:p>
          </draw:text-box>
        </draw:frame>
        <draw:frame presentation:style-name="pr20" draw:layer="layout" svg:width="25.199cm" svg:height="14.111cm" svg:x="1.4cm" svg:y="4.914cm" presentation:class="outline" presentation:user-transformed="true">
          <draw:text-box>
            <text:p text:style-name="P4"><text:span text:style-name="T26">public</text:span><text:span text:style-name="T32"> </text:span><text:span text:style-name="T26">class</text:span><text:span text:style-name="T32"> </text:span><text:span text:style-name="T28">DatabaseProducer</text:span><text:span text:style-name="T32"> {</text:span></text:p>
            <text:p text:style-name="P4"><text:span text:style-name="T30"/></text:p>
            <text:p text:style-name="P4"><text:span text:style-name="T27"><text:s text:c="4"/></text:span><text:span text:style-name="T31">@Produces</text:span></text:p>
            <text:p text:style-name="P4"><text:span text:style-name="T32"><text:s text:c="4"/></text:span><text:span text:style-name="T31">@Users</text:span></text:p>
            <text:p text:style-name="P4"><text:span text:style-name="T27"><text:s text:c="4"/></text:span><text:span text:style-name="T26">public</text:span><text:span text:style-name="T27"> </text:span><text:span text:style-name="T28">Database</text:span><text:span text:style-name="T27"> </text:span><text:span text:style-name="T32">createDatabase</text:span><text:span text:style-name="T27"> () {</text:span></text:p>
            <text:p text:style-name="P4"><text:span text:style-name="T27"><text:s text:c="8"/></text:span><text:span text:style-name="T26">return</text:span><text:span text:style-name="T27"> </text:span><text:span text:style-name="T26">new</text:span><text:span text:style-name="T27"> </text:span><text:span text:style-name="T28">Database</text:span><text:span text:style-name="T27">(</text:span><text:span text:style-name="T33">"http://users"</text:span><text:span text:style-name="T27">, </text:span><text:span text:style-name="T33">"user"</text:span><text:span text:style-name="T27">, </text:span><text:span text:style-name="T33">"pass"</text:span><text:span text:style-name="T27">)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30">}</text:span></text:p>
            <text:p text:style-name="P4"><text:span text:style-name="T30"/></text:p>
            <text:p text:style-name="P4"><text:span text:style-name="T26">public</text:span><text:span text:style-name="T27"> </text:span><text:span text:style-name="T26">class</text:span><text:span text:style-name="T27"> </text:span><text:span text:style-name="T28">UserService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Inject</text:span></text:p>
            <text:p text:style-name="P4"><text:span text:style-name="T32"><text:s text:c="4"/></text:span><text:span text:style-name="T31">@Users</text:span></text:p>
            <text:p text:style-name="P4"><text:span text:style-name="T27"><text:s text:c="4"/></text:span><text:span text:style-name="T26">private</text:span><text:span text:style-name="T27"> </text:span><text:span text:style-name="T28">Database</text:span><text:span text:style-name="T27"> </text:span><text:span text:style-name="T35">users</text:span><text:span text:style-name="T27">;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oducers can have scope</text:p>
          </draw:text-box>
        </draw:frame>
        <draw:frame presentation:style-name="pr5" draw:text-style-name="P12" draw:layer="layout" svg:width="25.199cm" svg:height="13.859cm" svg:x="1.4cm" svg:y="4.914cm" presentation:class="outline">
          <draw:text-box>
            <text:p text:style-name="P4"><text:span text:style-name="T26">public</text:span><text:span text:style-name="T27"> </text:span><text:span text:style-name="T26">class</text:span><text:span text:style-name="T27"> </text:span><text:span text:style-name="T28">DatabaseProducer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Produces</text:span></text:p>
            <text:p text:style-name="P4"><text:span text:style-name="T32"><text:s text:c="4"/></text:span><text:span text:style-name="T31">@ApplicationScoped</text:span></text:p>
            <text:p text:style-name="P4"><text:span text:style-name="T27"><text:s text:c="4"/></text:span><text:span text:style-name="T26">public</text:span><text:span text:style-name="T27"> </text:span><text:span text:style-name="T28">Database</text:span><text:span text:style-name="T27"> </text:span><text:span text:style-name="T32">createDatabase</text:span><text:span text:style-name="T27"> () {</text:span></text:p>
            <text:p text:style-name="P4"><text:span text:style-name="T27"><text:s text:c="8"/></text:span><text:span text:style-name="T26">return</text:span><text:span text:style-name="T27"> </text:span><text:span text:style-name="T26">new</text:span><text:span text:style-name="T27"> </text:span><text:span text:style-name="T28">Database</text:span><text:span text:style-name="T27">(</text:span><text:span text:style-name="T33">"http://database"</text:span><text:span text:style-name="T27">, </text:span><text:span text:style-name="T33">"user"</text:span><text:span text:style-name="T27">, </text:span><text:span text:style-name="T33">"pass"</text:span><text:span text:style-name="T27">)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30">}</text:span></text:p>
            <text:p text:style-name="P4"><text:span text:style-name="T30"/></text:p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oducers can clean up</text:p>
          </draw:text-box>
        </draw:frame>
        <draw:frame presentation:style-name="pr5" draw:text-style-name="P9" draw:layer="layout" svg:width="25.199cm" svg:height="13.859cm" svg:x="1.4cm" svg:y="5.709cm" presentation:class="outline" presentation:user-transformed="true">
          <draw:text-box>
            <text:p text:style-name="P4"><text:span text:style-name="T26">public</text:span><text:span text:style-name="T27"> </text:span><text:span text:style-name="T26">class</text:span><text:span text:style-name="T27"> </text:span><text:span text:style-name="T28">DatabaseProducer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Produces</text:span></text:p>
            <text:p text:style-name="P4"><text:span text:style-name="T27"><text:s text:c="4"/></text:span><text:span text:style-name="T26">public</text:span><text:span text:style-name="T27"> </text:span><text:span text:style-name="T28">Database</text:span><text:span text:style-name="T27"> </text:span><text:span text:style-name="T32">openDatabase</text:span><text:span text:style-name="T27"> () {</text:span></text:p>
            <text:p text:style-name="P4"><text:span text:style-name="T27"><text:s text:c="8"/></text:span><text:span text:style-name="T26">return</text:span><text:span text:style-name="T27"> </text:span><text:span text:style-name="T26">new</text:span><text:span text:style-name="T27"> </text:span><text:span text:style-name="T28">Database</text:span><text:span text:style-name="T27">(</text:span><text:span text:style-name="T33">"http://database"</text:span><text:span text:style-name="T27">, </text:span><text:span text:style-name="T33">"user"</text:span><text:span text:style-name="T27">, </text:span><text:span text:style-name="T33">"pass"</text:span><text:span text:style-name="T27">)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closeDatabase</text:span><text:span text:style-name="T27"> (</text:span><text:span text:style-name="T31">@Disposes</text:span><text:span text:style-name="T27"> </text:span><text:span text:style-name="T28">Database</text:span><text:span text:style-name="T27"> </text:span><text:span text:style-name="T59">database</text:span><text:span text:style-name="T27">) {</text:span></text:p>
            <text:p text:style-name="P4"><text:span text:style-name="T27"><text:s text:c="8"/></text:span><text:span text:style-name="T80">database</text:span><text:span text:style-name="T27">.close()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jection points</text:p>
          </draw:text-box>
        </draw:frame>
        <draw:frame presentation:style-name="pr5" draw:text-style-name="P9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lass, constructor, method, params metadata</text:p>
              </text:list-item>
            </text:list>
            <text:p text:style-name="P4"><text:span text:style-name="T26">public</text:span><text:span text:style-name="T27"> </text:span><text:span text:style-name="T26">class</text:span><text:span text:style-name="T27"> </text:span><text:span text:style-name="T28">LogProducer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Produces</text:span></text:p>
            <text:p text:style-name="P4"><text:span text:style-name="T27"><text:s text:c="4"/></text:span><text:span text:style-name="T26">public</text:span><text:span text:style-name="T27"> </text:span><text:span text:style-name="T28">Logger</text:span><text:span text:style-name="T27"> </text:span><text:span text:style-name="T32">produceLog</text:span><text:span text:style-name="T27"> (</text:span><text:span text:style-name="T29">InjectionPoint</text:span><text:span text:style-name="T27"> </text:span><text:span text:style-name="T59">injectionPoint</text:span><text:span text:style-name="T27">) {</text:span></text:p>
            <text:p text:style-name="P4"><text:span text:style-name="T27"><text:s text:c="8"/></text:span><text:span text:style-name="T29">Member</text:span><text:span text:style-name="T27"> </text:span><text:span text:style-name="T59">member</text:span><text:span text:style-name="T27"> = </text:span><text:span text:style-name="T80">injectionPoint</text:span><text:span text:style-name="T27">.</text:span><text:span text:style-name="T60">getMember</text:span><text:span text:style-name="T27">();</text:span></text:p>
            <text:p text:style-name="P4"><text:span text:style-name="T27"><text:s text:c="8"/></text:span><text:span text:style-name="T28">Class</text:span><text:span text:style-name="T27">&lt;?&gt; </text:span><text:span text:style-name="T59">clazz</text:span><text:span text:style-name="T27"> = </text:span><text:span text:style-name="T80">member</text:span><text:span text:style-name="T27">.</text:span><text:span text:style-name="T60">getDeclaringClass</text:span><text:span text:style-name="T27">();</text:span></text:p>
            <text:p text:style-name="P4"><text:span text:style-name="T27"><text:s text:c="8"/></text:span><text:span text:style-name="T26">return</text:span><text:span text:style-name="T27"> </text:span><text:span text:style-name="T28">Logger</text:span><text:span text:style-name="T27">.</text:span><text:span text:style-name="T60">getLogger</text:span><text:span text:style-name="T27">(</text:span><text:span text:style-name="T80">clazz</text:span><text:span text:style-name="T27">.getName())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j. points have no type erasure</text:p>
          </draw:text-box>
        </draw:frame>
        <draw:frame presentation:style-name="pr5" draw:text-style-name="P9" draw:layer="layout" svg:width="25.199cm" svg:height="13.859cm" svg:x="1.4cm" svg:y="4.914cm" presentation:class="outline">
          <draw:text-box>
            <text:p text:style-name="P4"><text:span text:style-name="T26">public</text:span><text:span text:style-name="T27"> </text:span><text:span text:style-name="T26">class</text:span><text:span text:style-name="T27"> </text:span><text:span text:style-name="T28">MapProducer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Produces</text:span></text:p>
            <text:p text:style-name="P4"><text:span text:style-name="T27"><text:s text:c="4"/></text:span><text:span text:style-name="T26">public</text:span><text:span text:style-name="T27"> &lt;</text:span><text:span text:style-name="T28">K</text:span><text:span text:style-name="T27">, </text:span><text:span text:style-name="T28">V</text:span><text:span text:style-name="T27">&gt; </text:span><text:span text:style-name="T29">Map</text:span><text:span text:style-name="T27">&lt;</text:span><text:span text:style-name="T28">K</text:span><text:span text:style-name="T27">, </text:span><text:span text:style-name="T28">V</text:span><text:span text:style-name="T27">&gt; </text:span><text:span text:style-name="T32">produceMap</text:span><text:span text:style-name="T27"> (</text:span><text:span text:style-name="T29">InjectionPoint</text:span><text:span text:style-name="T27"> </text:span><text:span text:style-name="T59">ip</text:span><text:span text:style-name="T27">) {</text:span></text:p>
            <text:p text:style-name="P4"><text:span text:style-name="T27"><text:s text:c="8"/></text:span><text:span text:style-name="T26">if</text:span><text:span text:style-name="T27">( valueIsNumber(</text:span><text:span text:style-name="T80">ip</text:span><text:span text:style-name="T27">.</text:span><text:span text:style-name="T60">getType</text:span><text:span text:style-name="T27">()) ){</text:span></text:p>
            <text:p text:style-name="P4"><text:span text:style-name="T27"><text:s text:c="12"/></text:span><text:span text:style-name="T26">return</text:span><text:span text:style-name="T27"> </text:span><text:span text:style-name="T26">new</text:span><text:span text:style-name="T27"> </text:span><text:span text:style-name="T28">TreeMap</text:span><text:span text:style-name="T27">&lt;&gt;();</text:span></text:p>
            <text:p text:style-name="P4"><text:span text:style-name="T27"><text:s text:c="8"/></text:span><text:span text:style-name="T27">}</text:span></text:p>
            <text:p text:style-name="P4"><text:span text:style-name="T27"><text:s text:c="8"/></text:span><text:span text:style-name="T26">return</text:span><text:span text:style-name="T27"> </text:span><text:span text:style-name="T26">new</text:span><text:span text:style-name="T27"> </text:span><text:span text:style-name="T28">HashMap</text:span><text:span text:style-name="T27">&lt;&gt;()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3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vents</text:p>
          </draw:text-box>
        </draw:frame>
        <draw:frame presentation:style-name="pr15" draw:text-style-name="P9" draw:layer="layout" svg:width="25.199cm" svg:height="14.941cm" svg:x="1.4cm" svg:y="4.929cm" presentation:class="outline" presentation:user-transformed="true">
          <draw:text-box>
            <text:p text:style-name="P4"><text:span text:style-name="T26">public</text:span><text:span text:style-name="T27"> </text:span><text:span text:style-name="T26">class</text:span><text:span text:style-name="T27"> </text:span><text:span text:style-name="T28">RecordDatabase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Inject</text:span></text:p>
            <text:p text:style-name="P4"><text:span text:style-name="T27"><text:s text:c="4"/></text:span><text:span text:style-name="T26">private</text:span><text:span text:style-name="T27"> </text:span><text:span text:style-name="T29">Event</text:span><text:span text:style-name="T27">&lt;</text:span><text:span text:style-name="T28">Record</text:span><text:span text:style-name="T27">&gt; </text:span><text:span text:style-name="T35">recordAdded</text:span><text:span text:style-name="T27">;</text:span></text:p>
            <text:p text:style-name="P4"><text:span text:style-name="T30"/></text:p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addRecord</text:span><text:span text:style-name="T27"> (</text:span><text:span text:style-name="T28">Record</text:span><text:span text:style-name="T27"> </text:span><text:span text:style-name="T59">record</text:span><text:span text:style-name="T27">) {</text:span></text:p>
            <text:p text:style-name="P4"><text:span text:style-name="T27"><text:s text:c="8"/></text:span><text:span text:style-name="T35">recordAdded</text:span><text:span text:style-name="T27">.</text:span><text:span text:style-name="T60">fire</text:span><text:span text:style-name="T27">(</text:span><text:span text:style-name="T80">record</text:span><text:span text:style-name="T27">)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  <text:p text:style-name="P4"><text:span text:style-name="T27"/></text:p>
            <text:p text:style-name="P4"><text:span text:style-name="T26">public</text:span><text:span text:style-name="T27"> </text:span><text:span text:style-name="T26">class</text:span><text:span text:style-name="T27"> </text:span><text:span text:style-name="T28">RecordLogger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listenRecord</text:span><text:span text:style-name="T27"> (</text:span><text:span text:style-name="T31">@Observes</text:span><text:span text:style-name="T27"> </text:span><text:span text:style-name="T28">Record</text:span><text:span text:style-name="T27"> </text:span><text:span text:style-name="T59">record</text:span><text:span text:style-name="T27">) {</text:span></text:p>
            <text:p text:style-name="P4"><text:span text:style-name="T27"><text:s text:c="8"/></text:span><text:span text:style-name="T28">System</text:span><text:span text:style-name="T27">.</text:span><text:span text:style-name="T34">out</text:span><text:span text:style-name="T27">.println(</text:span><text:span text:style-name="T33">"Received: "</text:span><text:span text:style-name="T27"> + </text:span><text:span text:style-name="T80">record</text:span><text:span text:style-name="T27">)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vent details</text:p>
          </draw:text-box>
        </draw:frame>
        <draw:frame presentation:style-name="pr14" draw:layer="layout" svg:width="25.199cm" svg:height="13.859cm" svg:x="1.4cm" svg:y="4.914cm" presentation:class="outline">
          <draw:text-box>
            <text:list text:style-name="L2">
              <text:list-item>
                <text:p>Events do not depend on the scope</text:p>
              </text:list-item>
              <text:list-item>
                <text:p>The message does not need to be a bean</text:p>
              </text:list-item>
              <text:list-item>
                <text:p>Events should not be a bean because it is tricky</text:p>
              </text:list-item>
              <text:list-item>
                <text:p>Context issues can ari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vents can be qualified</text:p>
          </draw:text-box>
        </draw:frame>
        <draw:frame presentation:style-name="pr21" draw:text-style-name="P13" draw:layer="layout" svg:width="25.199cm" svg:height="14.901cm" svg:x="1.4cm" svg:y="5.755cm" presentation:class="outline" presentation:user-transformed="true">
          <draw:text-box>
            <text:p text:style-name="P4"><text:span text:style-name="T41">public</text:span><text:span text:style-name="T42"> </text:span><text:span text:style-name="T41">class</text:span><text:span text:style-name="T42"> </text:span><text:span text:style-name="T43">RecordDatabase</text:span><text:span text:style-name="T42"> {</text:span></text:p>
            <text:p text:style-name="P4"><text:span text:style-name="T44"/></text:p>
            <text:p text:style-name="P4"><text:span text:style-name="T42"><text:s text:c="4"/></text:span><text:span text:style-name="T45">@Inject</text:span></text:p>
            <text:p text:style-name="P4"><text:span text:style-name="T42"><text:s text:c="4"/></text:span><text:span text:style-name="T41">private</text:span><text:span text:style-name="T42"> </text:span><text:span text:style-name="T46">Event</text:span><text:span text:style-name="T42">&lt;</text:span><text:span text:style-name="T43">Record</text:span><text:span text:style-name="T42">&gt; </text:span><text:span text:style-name="T47">recordAdded</text:span><text:span text:style-name="T42">;</text:span></text:p>
            <text:p text:style-name="P4"><text:span text:style-name="T44"/></text:p>
            <text:p text:style-name="P4"><text:span text:style-name="T42"><text:s text:c="4"/></text:span><text:span text:style-name="T41">public</text:span><text:span text:style-name="T42"> </text:span><text:span text:style-name="T41">void</text:span><text:span text:style-name="T42"> </text:span><text:span text:style-name="T48">addRecord</text:span><text:span text:style-name="T42"> (</text:span><text:span text:style-name="T43">Record</text:span><text:span text:style-name="T42"> </text:span><text:span text:style-name="T49">record</text:span><text:span text:style-name="T42">) {</text:span></text:p>
            <text:p text:style-name="P4"><text:span text:style-name="T42"><text:s text:c="8"/></text:span><text:span text:style-name="T46">Annotation</text:span><text:span text:style-name="T42"> </text:span><text:span text:style-name="T49">annotation</text:span><text:span text:style-name="T42"> = </text:span><text:span text:style-name="T41">new</text:span><text:span text:style-name="T42"> </text:span><text:span text:style-name="T50">AnnotationLiteral</text:span><text:span text:style-name="T42">&lt;</text:span><text:span text:style-name="T45">Added</text:span><text:span text:style-name="T42">&gt;() {};</text:span></text:p>
            <text:p text:style-name="P4"><text:span text:style-name="T42"><text:s text:c="8"/></text:span><text:span text:style-name="T47">recordAdded</text:span><text:span text:style-name="T42">.</text:span><text:span text:style-name="T51">select</text:span><text:span text:style-name="T42">(</text:span><text:span text:style-name="T52">annotation</text:span><text:span text:style-name="T42">).</text:span><text:span text:style-name="T51">fire</text:span><text:span text:style-name="T42">(</text:span><text:span text:style-name="T52">record</text:span><text:span text:style-name="T42">);</text:span></text:p>
            <text:p text:style-name="P4"><text:span text:style-name="T42"><text:s text:c="4"/></text:span><text:span text:style-name="T42">}</text:span></text:p>
            <text:p text:style-name="P4"><text:span text:style-name="T44"/></text:p>
            <text:p text:style-name="P4"><text:span text:style-name="T42">}</text:span></text:p>
            <text:p text:style-name="P4"><text:span text:style-name="T42"/></text:p>
            <text:p text:style-name="P4"><text:span text:style-name="T41">public</text:span><text:span text:style-name="T42"> </text:span><text:span text:style-name="T41">class</text:span><text:span text:style-name="T42"> </text:span><text:span text:style-name="T43">RecordLogger</text:span><text:span text:style-name="T42"> {</text:span></text:p>
            <text:p text:style-name="P4"><text:span text:style-name="T44"/></text:p>
            <text:p text:style-name="P4"><text:span text:style-name="T42"><text:s text:c="4"/></text:span><text:span text:style-name="T41">public</text:span><text:span text:style-name="T42"> </text:span><text:span text:style-name="T41">void</text:span><text:span text:style-name="T42"> </text:span><text:span text:style-name="T48">objectEvent</text:span><text:span text:style-name="T42"> (</text:span><text:span text:style-name="T45">@Observes</text:span><text:span text:style-name="T42"> </text:span><text:span text:style-name="T43">Object</text:span><text:span text:style-name="T42"> </text:span><text:span text:style-name="T49">object</text:span><text:span text:style-name="T42">) {}</text:span></text:p>
            <text:p text:style-name="P4"><text:span text:style-name="T42"><text:s text:c="4"/></text:span><text:span text:style-name="T41">public</text:span><text:span text:style-name="T42"> </text:span><text:span text:style-name="T41">void</text:span><text:span text:style-name="T42"> </text:span><text:span text:style-name="T48">recordEvent</text:span><text:span text:style-name="T42"> (</text:span><text:span text:style-name="T45">@Observes</text:span><text:span text:style-name="T42"> </text:span><text:span text:style-name="T43">Record</text:span><text:span text:style-name="T42"> </text:span><text:span text:style-name="T49">record</text:span><text:span text:style-name="T42">) {}</text:span></text:p>
            <text:p text:style-name="P4"><text:span text:style-name="T42"><text:s text:c="4"/></text:span><text:span text:style-name="T41">public</text:span><text:span text:style-name="T42"> </text:span><text:span text:style-name="T41">void</text:span><text:span text:style-name="T42"> </text:span><text:span text:style-name="T48">recordAdded</text:span><text:span text:style-name="T42"> (</text:span><text:span text:style-name="T45">@Observes</text:span><text:span text:style-name="T42"> </text:span><text:span text:style-name="T45">@Added</text:span><text:span text:style-name="T42"> </text:span><text:span text:style-name="T43">Record</text:span><text:span text:style-name="T42"> </text:span><text:span text:style-name="T49">record</text:span><text:span text:style-name="T42">) {}</text:span></text:p>
            <text:p text:style-name="P4"><text:span text:style-name="T42"><text:s text:c="4"/></text:span><text:span text:style-name="T41">public</text:span><text:span text:style-name="T42"> </text:span><text:span text:style-name="T41">void</text:span><text:span text:style-name="T42"> </text:span><text:span text:style-name="T48">recordDeleted</text:span><text:span text:style-name="T42"> (</text:span><text:span text:style-name="T45">@Observes</text:span><text:span text:style-name="T42"> </text:span><text:span text:style-name="T45">@Deleted</text:span><text:span text:style-name="T42"> </text:span><text:span text:style-name="T43">Record</text:span><text:span text:style-name="T42"> </text:span><text:span text:style-name="T49">record</text:span><text:span text:style-name="T42">) {}</text:span></text:p>
            <text:p text:style-name="P4"><text:span text:style-name="T44"/></text:p>
            <text:p text:style-name="P4"><text:span text:style-name="T4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vents have no type erasure</text:p>
          </draw:text-box>
        </draw:frame>
        <draw:frame presentation:style-name="pr5" draw:text-style-name="P13" draw:layer="layout" svg:width="25.199cm" svg:height="13.859cm" svg:x="1.4cm" svg:y="4.914cm" presentation:class="outline">
          <draw:text-box>
            <text:p text:style-name="P4"><text:span text:style-name="T41">public</text:span><text:span text:style-name="T42"> </text:span><text:span text:style-name="T41">class</text:span><text:span text:style-name="T42"> </text:span><text:span text:style-name="T43">RecordLogger</text:span><text:span text:style-name="T42"> {</text:span></text:p>
            <text:p text:style-name="P4"><text:span text:style-name="T44"/></text:p>
            <text:p text:style-name="P4"><text:span text:style-name="T42"><text:s text:c="4"/></text:span><text:span text:style-name="T41">public</text:span><text:span text:style-name="T42"> </text:span><text:span text:style-name="T41">void</text:span><text:span text:style-name="T42"> </text:span><text:span text:style-name="T48">recordString</text:span><text:span text:style-name="T42"> (</text:span><text:span text:style-name="T45">@Observes</text:span><text:span text:style-name="T42"> </text:span><text:span text:style-name="T43">Record</text:span><text:span text:style-name="T42">&lt;</text:span><text:span text:style-name="T43">String</text:span><text:span text:style-name="T42">&gt; </text:span><text:span text:style-name="T49">record</text:span><text:span text:style-name="T42">) {}</text:span></text:p>
            <text:p text:style-name="P4"><text:span text:style-name="T42"><text:s text:c="4"/></text:span><text:span text:style-name="T41">public</text:span><text:span text:style-name="T42"> </text:span><text:span text:style-name="T41">void</text:span><text:span text:style-name="T42"> </text:span><text:span text:style-name="T48">recordNumber</text:span><text:span text:style-name="T42"> (</text:span><text:span text:style-name="T45">@Observes</text:span><text:span text:style-name="T42"> </text:span><text:span text:style-name="T43">Record</text:span><text:span text:style-name="T42">&lt;</text:span><text:span text:style-name="T50">Number</text:span><text:span text:style-name="T42">&gt; </text:span><text:span text:style-name="T49">record</text:span><text:span text:style-name="T42">) {}</text:span></text:p>
            <text:p text:style-name="P4"><text:span text:style-name="T44"/></text:p>
            <text:p text:style-name="P4"><text:span text:style-name="T4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ome built-in events</text:p>
          </draw:text-box>
        </draw:frame>
        <draw:frame presentation:style-name="pr5" draw:text-style-name="P9" draw:layer="layout" svg:width="25.199cm" svg:height="13.859cm" svg:x="1.4cm" svg:y="4.914cm" presentation:class="outline" presentation:user-transformed="true">
          <draw:text-box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beginRequest</text:span><text:span text:style-name="T27">(</text:span><text:span text:style-name="T31">@Observes</text:span><text:span text:style-name="T27"> </text:span><text:span text:style-name="T31">@Initialized</text:span><text:span text:style-name="T27">(</text:span><text:span text:style-name="T31">RequestScoped</text:span><text:span text:style-name="T27">.</text:span><text:span text:style-name="T26">class</text:span><text:span text:style-name="T27">) </text:span><text:span text:style-name="T29">ServletRequest</text:span><text:span text:style-name="T27"> </text:span><text:span text:style-name="T59">req</text:span><text:span text:style-name="T27">) {}</text:span></text:p>
            <text:p text:style-name="P4"><text:span text:style-name="T27"/></text:p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endRequest</text:span><text:span text:style-name="T27">(</text:span><text:span text:style-name="T31">@Observes</text:span><text:span text:style-name="T27"> </text:span><text:span text:style-name="T31">@Destroyed</text:span><text:span text:style-name="T27">(</text:span><text:span text:style-name="T31">RequestScoped</text:span><text:span text:style-name="T27">.</text:span><text:span text:style-name="T26">class</text:span><text:span text:style-name="T27">) </text:span><text:span text:style-name="T29">HttpSession</text:span><text:span text:style-name="T27"> </text:span><text:span text:style-name="T59">req</text:span><text:span text:style-name="T27">) {}</text:span></text:p>
            <text:p text:style-name="P4"><text:span text:style-name="T27"/></text:p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beginSession</text:span><text:span text:style-name="T27">(</text:span><text:span text:style-name="T31">@Observes</text:span><text:span text:style-name="T27"> </text:span><text:span text:style-name="T31">@Initialized</text:span><text:span text:style-name="T27">(</text:span><text:span text:style-name="T31">SessionScoped</text:span><text:span text:style-name="T27">.</text:span><text:span text:style-name="T26">class</text:span><text:span text:style-name="T27">) </text:span><text:span text:style-name="T29">ServletRequest</text:span><text:span text:style-name="T27"> </text:span><text:span text:style-name="T59">req</text:span><text:span text:style-name="T27">) {}</text:span></text:p>
            <text:p text:style-name="P4"><text:span text:style-name="T27"/></text:p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endSession</text:span><text:span text:style-name="T27">(</text:span><text:span text:style-name="T31">@Observes</text:span><text:span text:style-name="T27"> </text:span><text:span text:style-name="T31">@Destroyed</text:span><text:span text:style-name="T27">(</text:span><text:span text:style-name="T31">SessionScoped</text:span><text:span text:style-name="T27">.</text:span><text:span text:style-name="T26">class</text:span><text:span text:style-name="T27">) </text:span><text:span text:style-name="T29">HttpSession</text:span><text:span text:style-name="T27"> </text:span><text:span text:style-name="T59">req</text:span><text:span text:style-name="T27">) {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corators</text:p>
          </draw:text-box>
        </draw:frame>
        <draw:frame presentation:style-name="pr5" draw:text-style-name="P9" draw:layer="layout" svg:width="25.199cm" svg:height="13.859cm" svg:x="1.4cm" svg:y="4.914cm" presentation:class="outline">
          <draw:text-box>
            <text:p text:style-name="P4"><text:span text:style-name="T31">@Decorator</text:span></text:p>
            <text:p text:style-name="P4"><text:span text:style-name="T31">@Priority</text:span><text:span text:style-name="T27">(</text:span><text:span text:style-name="T31">Interceptor</text:span><text:span text:style-name="T27">.</text:span><text:span text:style-name="T28">Priority</text:span><text:span text:style-name="T27">.</text:span><text:span text:style-name="T34">APPLICATION</text:span><text:span text:style-name="T27">)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HelloDecorator</text:span><text:span text:style-name="T27"> </text:span><text:span text:style-name="T26">implements</text:span><text:span text:style-name="T27"> </text:span><text:span text:style-name="T29">HelloService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Inject</text:span></text:p>
            <text:p text:style-name="P4"><text:span text:style-name="T27"><text:s text:c="4"/></text:span><text:span text:style-name="T31">@Delegate</text:span></text:p>
            <text:p text:style-name="P4"><text:span text:style-name="T27"><text:s text:c="4"/></text:span><text:span text:style-name="T26">private</text:span><text:span text:style-name="T27"> </text:span><text:span text:style-name="T29">HelloService</text:span><text:span text:style-name="T27"> </text:span><text:span text:style-name="T35">hello</text:span><text:span text:style-name="T27">;</text:span></text:p>
            <text:p text:style-name="P4"><text:span text:style-name="T30"/></text:p>
            <text:p text:style-name="P4"><text:span text:style-name="T27"><text:s text:c="4"/></text:span><text:span text:style-name="T31">@Override</text:span></text:p>
            <text:p text:style-name="P4"><text:span text:style-name="T27"><text:s text:c="4"/></text:span><text:span text:style-name="T26">public</text:span><text:span text:style-name="T27"> </text:span><text:span text:style-name="T28">String</text:span><text:span text:style-name="T27"> </text:span><text:span text:style-name="T32">hello</text:span><text:span text:style-name="T27"> () {</text:span></text:p>
            <text:p text:style-name="P4"><text:span text:style-name="T27"><text:s text:c="8"/></text:span><text:span text:style-name="T26">return</text:span><text:span text:style-name="T27"> </text:span><text:span text:style-name="T33">"Decorated "</text:span><text:span text:style-name="T27"> + </text:span><text:span text:style-name="T35">hello</text:span><text:span text:style-name="T27">.</text:span><text:span text:style-name="T60">hello</text:span><text:span text:style-name="T27">()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terceptor on class</text:p>
          </draw:text-box>
        </draw:frame>
        <draw:frame presentation:style-name="pr5" draw:text-style-name="P9" draw:layer="layout" svg:width="25.199cm" svg:height="13.859cm" svg:x="1.4cm" svg:y="4.915cm" presentation:class="outline" presentation:user-transformed="true">
          <draw:text-box>
            <text:p text:style-name="P4"><text:span text:style-name="T31">@Log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GreeterClient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Inject</text:span></text:p>
            <text:p text:style-name="P4"><text:span text:style-name="T27"><text:s text:c="4"/></text:span><text:span text:style-name="T26">private</text:span><text:span text:style-name="T27"> </text:span><text:span text:style-name="T29">HelloService</text:span><text:span text:style-name="T27"> </text:span><text:span text:style-name="T35">hello</text:span><text:span text:style-name="T27">;</text:span></text:p>
            <text:p text:style-name="P4"><text:span text:style-name="T27"/></text:p>
            <text:p text:style-name="P4"><text:span text:style-name="T54"><text:s text:c="4"/></text:span><text:span text:style-name="T53">public</text:span><text:span text:style-name="T54"> </text:span><text:span text:style-name="T55">GreeterClient</text:span><text:span text:style-name="T56"> () {}</text:span></text:p>
            <text:p text:style-name="P4"><text:span text:style-name="T27"/></text:p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greet</text:span><text:span text:style-name="T27"> () {</text:span></text:p>
            <text:p text:style-name="P4"><text:span text:style-name="T27"><text:s text:c="8"/></text:span><text:span text:style-name="T60">display</text:span><text:span text:style-name="T27">(</text:span><text:span text:style-name="T35">hello</text:span><text:span text:style-name="T27">.</text:span><text:span text:style-name="T60">hello</text:span><text:span text:style-name="T27">())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terceptor on constructor</text:p>
          </draw:text-box>
        </draw:frame>
        <draw:frame presentation:style-name="pr5" draw:text-style-name="P9" draw:layer="layout" svg:width="25.199cm" svg:height="13.859cm" svg:x="1.4cm" svg:y="4.914cm" presentation:class="outline" presentation:user-transformed="true">
          <draw:text-box>
            <text:p text:style-name="P4"><text:span text:style-name="T26">public</text:span><text:span text:style-name="T27"> </text:span><text:span text:style-name="T26">class</text:span><text:span text:style-name="T27"> </text:span><text:span text:style-name="T28">GreeterClient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Inject</text:span></text:p>
            <text:p text:style-name="P4"><text:span text:style-name="T27"><text:s text:c="4"/></text:span><text:span text:style-name="T26">private</text:span><text:span text:style-name="T27"> </text:span><text:span text:style-name="T29">HelloService</text:span><text:span text:style-name="T27"> </text:span><text:span text:style-name="T35">hello</text:span><text:span text:style-name="T27">;</text:span></text:p>
            <text:p text:style-name="P4"><text:span text:style-name="T27"/></text:p>
            <text:p text:style-name="P4"><text:span text:style-name="T31"><text:s text:c="4"/></text:span><text:span text:style-name="T31">@Log</text:span></text:p>
            <text:p text:style-name="P4"><text:span text:style-name="T54"><text:s text:c="4"/></text:span><text:span text:style-name="T53">public</text:span><text:span text:style-name="T54"> </text:span><text:span text:style-name="T55">GreeterClient</text:span><text:span text:style-name="T56"> () {}</text:span></text:p>
            <text:p text:style-name="P4"><text:span text:style-name="T27"/></text:p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greet</text:span><text:span text:style-name="T27"> () {</text:span></text:p>
            <text:p text:style-name="P4"><text:span text:style-name="T27"><text:s text:c="8"/></text:span><text:span text:style-name="T60">display</text:span><text:span text:style-name="T27">(</text:span><text:span text:style-name="T35">hello</text:span><text:span text:style-name="T27">.</text:span><text:span text:style-name="T60">hello</text:span><text:span text:style-name="T27">())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terceptor on method</text:p>
          </draw:text-box>
        </draw:frame>
        <draw:frame presentation:style-name="pr5" draw:text-style-name="P9" draw:layer="layout" svg:width="25.199cm" svg:height="13.859cm" svg:x="1.4cm" svg:y="4.914cm" presentation:class="outline" presentation:user-transformed="true">
          <draw:text-box>
            <text:p text:style-name="P4"><text:span text:style-name="T26">public</text:span><text:span text:style-name="T32"> </text:span><text:span text:style-name="T26">class</text:span><text:span text:style-name="T32"> </text:span><text:span text:style-name="T28">GreeterClient</text:span><text:span text:style-name="T32"> {</text:span></text:p>
            <text:p text:style-name="P4"><text:span text:style-name="T30"/></text:p>
            <text:p text:style-name="P4"><text:span text:style-name="T27"><text:s text:c="4"/></text:span><text:span text:style-name="T31">@Inject</text:span></text:p>
            <text:p text:style-name="P4"><text:span text:style-name="T27"><text:s text:c="4"/></text:span><text:span text:style-name="T26">private</text:span><text:span text:style-name="T27"> </text:span><text:span text:style-name="T29">HelloService</text:span><text:span text:style-name="T27"> </text:span><text:span text:style-name="T35">hello</text:span><text:span text:style-name="T27">;</text:span></text:p>
            <text:p text:style-name="P4"><text:span text:style-name="T27"/></text:p>
            <text:p text:style-name="P4"><text:span text:style-name="T54"><text:s text:c="4"/></text:span><text:span text:style-name="T53">public</text:span><text:span text:style-name="T54"> </text:span><text:span text:style-name="T55">GreeterClient</text:span><text:span text:style-name="T56"> () {}</text:span></text:p>
            <text:p text:style-name="P4"><text:span text:style-name="T27"/></text:p>
            <text:p text:style-name="P4"><text:span text:style-name="T31"><text:s text:c="4"/></text:span><text:span text:style-name="T31">@Log</text:span></text:p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greet</text:span><text:span text:style-name="T27"> () {</text:span></text:p>
            <text:p text:style-name="P4"><text:span text:style-name="T27"><text:s text:c="8"/></text:span><text:span text:style-name="T60">display</text:span><text:span text:style-name="T27">(</text:span><text:span text:style-name="T35">hello</text:span><text:span text:style-name="T27">.</text:span><text:span text:style-name="T60">hello</text:span><text:span text:style-name="T27">())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terceptor binding</text:p>
          </draw:text-box>
        </draw:frame>
        <draw:frame presentation:style-name="pr5" draw:text-style-name="P9" draw:layer="layout" svg:width="25.199cm" svg:height="13.859cm" svg:x="1.4cm" svg:y="4.914cm" presentation:class="outline">
          <draw:text-box>
            <text:p text:style-name="P4"><text:span text:style-name="T31">@InterceptorBinding</text:span></text:p>
            <text:p text:style-name="P4"><text:span text:style-name="T31">@Target</text:span><text:span text:style-name="T27">({</text:span><text:span text:style-name="T34">CONSTRUCTOR</text:span><text:span text:style-name="T27">,</text:span><text:span text:style-name="T34"> METHOD</text:span><text:span text:style-name="T27">, </text:span><text:span text:style-name="T34">TYPE</text:span><text:span text:style-name="T27">})</text:span></text:p>
            <text:p text:style-name="P4"><text:span text:style-name="T31">@Retention</text:span><text:span text:style-name="T27">(</text:span><text:span text:style-name="T34">RUNTIME</text:span><text:span text:style-name="T27">)</text:span></text:p>
            <text:p text:style-name="P4"><text:span text:style-name="T26">public</text:span><text:span text:style-name="T27"> </text:span><text:span text:style-name="T26">@interface</text:span><text:span text:style-name="T27"> </text:span><text:span text:style-name="T31">Log</text:span><text:span text:style-name="T27"> {</text:span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ethod interceptor</text:p>
          </draw:text-box>
        </draw:frame>
        <draw:frame presentation:style-name="pr22" draw:text-style-name="P13" draw:layer="layout" svg:width="25.199cm" svg:height="14.156cm" svg:x="1.4cm" svg:y="4.914cm" presentation:class="outline" presentation:user-transformed="true">
          <draw:text-box>
            <text:p text:style-name="P4"><text:span text:style-name="T45">@Interceptor</text:span></text:p>
            <text:p text:style-name="P4"><text:span text:style-name="T45">@Log</text:span></text:p>
            <text:p text:style-name="P4"><text:span text:style-name="T45">@Priority</text:span><text:span text:style-name="T42">(</text:span><text:span text:style-name="T45">Interceptor</text:span><text:span text:style-name="T42">.</text:span><text:span text:style-name="T43">Priority</text:span><text:span text:style-name="T42">.</text:span><text:span text:style-name="T81">APPLICATION</text:span><text:span text:style-name="T42">)</text:span></text:p>
            <text:p text:style-name="P4"><text:span text:style-name="T41">public</text:span><text:span text:style-name="T42"> </text:span><text:span text:style-name="T41">class</text:span><text:span text:style-name="T42"> </text:span><text:span text:style-name="T43">LogInterceptor</text:span><text:span text:style-name="T42"> {</text:span></text:p>
            <text:p text:style-name="P4"><text:span text:style-name="T44"/></text:p>
            <text:p text:style-name="P4"><text:span text:style-name="T42"><text:s text:c="4"/></text:span><text:span text:style-name="T45">@AroundInvoke</text:span></text:p>
            <text:p text:style-name="P4"><text:span text:style-name="T42"><text:s text:c="4"/></text:span><text:span text:style-name="T41">public</text:span><text:span text:style-name="T42"> </text:span><text:span text:style-name="T43">Object</text:span><text:span text:style-name="T42"> </text:span><text:span text:style-name="T48">log</text:span><text:span text:style-name="T42"> (</text:span><text:span text:style-name="T46">InvocationContext</text:span><text:span text:style-name="T42"> </text:span><text:span text:style-name="T49">ic</text:span><text:span text:style-name="T42">) </text:span><text:span text:style-name="T41">throws</text:span><text:span text:style-name="T42"> </text:span><text:span text:style-name="T43">Exception</text:span><text:span text:style-name="T42"> {</text:span></text:p>
            <text:p text:style-name="P4"><text:span text:style-name="T42"><text:s text:c="8"/></text:span><text:span text:style-name="T43">System</text:span><text:span text:style-name="T42">.</text:span><text:span text:style-name="T81">out</text:span><text:span text:style-name="T42">.println(</text:span><text:span text:style-name="T82">"Start "</text:span><text:span text:style-name="T42"> + </text:span><text:span text:style-name="T52">ic</text:span><text:span text:style-name="T42">.</text:span><text:span text:style-name="T51">getMethod</text:span><text:span text:style-name="T42">().getName());</text:span></text:p>
            <text:p text:style-name="P4"><text:span text:style-name="T42"><text:s text:c="8"/></text:span><text:span text:style-name="T41">try</text:span><text:span text:style-name="T42">{</text:span></text:p>
            <text:p text:style-name="P4"><text:span text:style-name="T42"><text:s text:c="12"/></text:span><text:span text:style-name="T41">return</text:span><text:span text:style-name="T42"> </text:span><text:span text:style-name="T52">ic</text:span><text:span text:style-name="T42">.</text:span><text:span text:style-name="T51">proceed</text:span><text:span text:style-name="T42">();</text:span></text:p>
            <text:p text:style-name="P4"><text:span text:style-name="T42"><text:s text:c="8"/></text:span><text:span text:style-name="T42">}</text:span><text:span text:style-name="T41">catch</text:span><text:span text:style-name="T42">( </text:span><text:span text:style-name="T43">Exception</text:span><text:span text:style-name="T42"> </text:span><text:span text:style-name="T49">e</text:span><text:span text:style-name="T42"> ){</text:span></text:p>
            <text:p text:style-name="P4"><text:span text:style-name="T42"><text:s text:c="12"/></text:span><text:span text:style-name="T43">System</text:span><text:span text:style-name="T42">.</text:span><text:span text:style-name="T81">out</text:span><text:span text:style-name="T42">.println(</text:span><text:span text:style-name="T82">"Exception "</text:span><text:span text:style-name="T42"> + </text:span><text:span text:style-name="T52">e</text:span><text:span text:style-name="T42">);</text:span></text:p>
            <text:p text:style-name="P4"><text:span text:style-name="T42"><text:s text:c="12"/></text:span><text:span text:style-name="T41">throw</text:span><text:span text:style-name="T42"> </text:span><text:span text:style-name="T52">e</text:span><text:span text:style-name="T42">;</text:span></text:p>
            <text:p text:style-name="P4"><text:span text:style-name="T42"><text:s text:c="8"/></text:span><text:span text:style-name="T42">}</text:span><text:span text:style-name="T41">finally</text:span><text:span text:style-name="T42">{</text:span></text:p>
            <text:p text:style-name="P4"><text:span text:style-name="T42"><text:s text:c="12"/></text:span><text:span text:style-name="T43">System</text:span><text:span text:style-name="T42">.</text:span><text:span text:style-name="T81">out</text:span><text:span text:style-name="T42">.println(</text:span><text:span text:style-name="T82">"End "</text:span><text:span text:style-name="T42"> + </text:span><text:span text:style-name="T52">ic</text:span><text:span text:style-name="T42">.</text:span><text:span text:style-name="T51">getMethod</text:span><text:span text:style-name="T42">().getName());</text:span></text:p>
            <text:p text:style-name="P4"><text:span text:style-name="T42"><text:s text:c="8"/></text:span><text:span text:style-name="T42">}</text:span></text:p>
            <text:p text:style-name="P4"><text:span text:style-name="T42"><text:s text:c="4"/></text:span><text:span text:style-name="T42">}</text:span></text:p>
            <text:p text:style-name="P4"><text:span text:style-name="T44"/></text:p>
            <text:p text:style-name="P4"><text:span text:style-name="T4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structor interceptor</text:p>
          </draw:text-box>
        </draw:frame>
        <draw:frame presentation:style-name="pr22" draw:layer="layout" svg:width="25.199cm" svg:height="14.156cm" svg:x="1.4cm" svg:y="4.914cm" presentation:class="outline" presentation:user-transformed="true">
          <draw:text-box>
            <text:p text:style-name="P4"><text:span text:style-name="T45">@Interceptor</text:span></text:p>
            <text:p text:style-name="P4"><text:span text:style-name="T45">@Log</text:span></text:p>
            <text:p text:style-name="P4"><text:span text:style-name="T45">@Priority</text:span><text:span text:style-name="T42">(</text:span><text:span text:style-name="T45">Interceptor</text:span><text:span text:style-name="T42">.</text:span><text:span text:style-name="T43">Priority</text:span><text:span text:style-name="T42">.</text:span><text:span text:style-name="T81">APPLICATION</text:span><text:span text:style-name="T42">)</text:span></text:p>
            <text:p text:style-name="P4"><text:span text:style-name="T41">public</text:span><text:span text:style-name="T42"> </text:span><text:span text:style-name="T41">class</text:span><text:span text:style-name="T42"> </text:span><text:span text:style-name="T43">LogInterceptor</text:span><text:span text:style-name="T42"> {</text:span></text:p>
            <text:p text:style-name="P4"><text:span text:style-name="T44"/></text:p>
            <text:p text:style-name="P4"><text:span text:style-name="T42"><text:s text:c="4"/></text:span><text:span text:style-name="T45">@AroundConstruct</text:span></text:p>
            <text:p text:style-name="P4"><text:span text:style-name="T42"><text:s text:c="4"/></text:span><text:span text:style-name="T41">public</text:span><text:span text:style-name="T42"> </text:span><text:span text:style-name="T43">Object</text:span><text:span text:style-name="T42"> </text:span><text:span text:style-name="T48">log</text:span><text:span text:style-name="T42"> (</text:span><text:span text:style-name="T46">InvocationContext</text:span><text:span text:style-name="T42"> </text:span><text:span text:style-name="T49">ic</text:span><text:span text:style-name="T42">) </text:span><text:span text:style-name="T41">throws</text:span><text:span text:style-name="T42"> </text:span><text:span text:style-name="T43">Exception</text:span><text:span text:style-name="T42"> {</text:span></text:p>
            <text:p text:style-name="P4"><text:span text:style-name="T42"><text:s text:c="8"/></text:span><text:span text:style-name="T43">System</text:span><text:span text:style-name="T42">.</text:span><text:span text:style-name="T81">out</text:span><text:span text:style-name="T42">.println(</text:span><text:span text:style-name="T82">"Start "</text:span><text:span text:style-name="T42"> + </text:span><text:span text:style-name="T52">ic</text:span><text:span text:style-name="T42">.</text:span><text:span text:style-name="T51">getConstructor</text:span><text:span text:style-name="T42">().getName());</text:span></text:p>
            <text:p text:style-name="P4"><text:span text:style-name="T42"><text:s text:c="8"/></text:span><text:span text:style-name="T41">try</text:span><text:span text:style-name="T42">{</text:span></text:p>
            <text:p text:style-name="P4"><text:span text:style-name="T42"><text:s text:c="12"/></text:span><text:span text:style-name="T41">return</text:span><text:span text:style-name="T42"> </text:span><text:span text:style-name="T52">ic</text:span><text:span text:style-name="T42">.</text:span><text:span text:style-name="T51">proceed</text:span><text:span text:style-name="T42">();</text:span></text:p>
            <text:p text:style-name="P4"><text:span text:style-name="T42"><text:s text:c="8"/></text:span><text:span text:style-name="T42">}</text:span><text:span text:style-name="T41">catch</text:span><text:span text:style-name="T42">( </text:span><text:span text:style-name="T43">Exception</text:span><text:span text:style-name="T42"> </text:span><text:span text:style-name="T49">e</text:span><text:span text:style-name="T42"> ){</text:span></text:p>
            <text:p text:style-name="P4"><text:span text:style-name="T42"><text:s text:c="12"/></text:span><text:span text:style-name="T43">System</text:span><text:span text:style-name="T42">.</text:span><text:span text:style-name="T81">out</text:span><text:span text:style-name="T42">.println(</text:span><text:span text:style-name="T82">"Exception "</text:span><text:span text:style-name="T42"> + </text:span><text:span text:style-name="T52">e</text:span><text:span text:style-name="T42">);</text:span></text:p>
            <text:p text:style-name="P4"><text:span text:style-name="T42"><text:s text:c="12"/></text:span><text:span text:style-name="T41">throw</text:span><text:span text:style-name="T42"> </text:span><text:span text:style-name="T52">e</text:span><text:span text:style-name="T42">;</text:span></text:p>
            <text:p text:style-name="P4"><text:span text:style-name="T42"><text:s text:c="8"/></text:span><text:span text:style-name="T42">}</text:span><text:span text:style-name="T41">finally</text:span><text:span text:style-name="T42">{</text:span></text:p>
            <text:p text:style-name="P4"><text:span text:style-name="T42"><text:s text:c="12"/></text:span><text:span text:style-name="T43">System</text:span><text:span text:style-name="T42">.</text:span><text:span text:style-name="T81">out</text:span><text:span text:style-name="T42">.println(</text:span><text:span text:style-name="T82">"End "</text:span><text:span text:style-name="T42"> + </text:span><text:span text:style-name="T52">ic</text:span><text:span text:style-name="T42">.</text:span><text:span text:style-name="T51">getConstructor</text:span><text:span text:style-name="T42">().getName());</text:span></text:p>
            <text:p text:style-name="P4"><text:span text:style-name="T42"><text:s text:c="8"/></text:span><text:span text:style-name="T42">}</text:span></text:p>
            <text:p text:style-name="P4"><text:span text:style-name="T42"><text:s text:c="4"/></text:span><text:span text:style-name="T42">}</text:span></text:p>
            <text:p text:style-name="P4"><text:span text:style-name="T44"/></text:p>
            <text:p text:style-name="P4"><text:span text:style-name="T4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ootstrapping Java SE application</text:p>
          </draw:text-box>
        </draw:frame>
        <draw:frame presentation:style-name="pr5" draw:text-style-name="P5" draw:layer="layout" svg:width="25.199cm" svg:height="13.859cm" svg:x="1.4cm" svg:y="6.124cm" presentation:class="outline" presentation:user-transformed="true">
          <draw:text-box>
            <text:p text:style-name="P4"><text:span text:style-name="T83">public</text:span><text:span text:style-name="T6"> </text:span><text:span text:style-name="T83">static</text:span><text:span text:style-name="T6"> </text:span><text:span text:style-name="T83">void</text:span><text:span text:style-name="T6"> </text:span><text:span text:style-name="T84">main</text:span><text:span text:style-name="T6"> (</text:span><text:span text:style-name="T85">String</text:span><text:span text:style-name="T6">[] </text:span><text:span text:style-name="T86">args</text:span><text:span text:style-name="T6">) {</text:span></text:p>
            <text:p text:style-name="P4"><text:span text:style-name="T4"/></text:p>
            <text:p text:style-name="P4"><text:span text:style-name="T6"><text:s text:c="4"/></text:span><text:span text:style-name="T87">SeContainerInitializer</text:span><text:span text:style-name="T6"> </text:span><text:span text:style-name="T86">initializer</text:span><text:span text:style-name="T6"> = </text:span><text:span text:style-name="T87">SeContainerInitializer</text:span><text:span text:style-name="T6">.</text:span><text:span text:style-name="T88">newInstance</text:span><text:span text:style-name="T6">();</text:span></text:p>
            <text:p text:style-name="P4"><text:span text:style-name="T6"><text:s text:c="4"/></text:span><text:span text:style-name="T83">try</text:span><text:span text:style-name="T6">( </text:span><text:span text:style-name="T89">SeContainer</text:span><text:span text:style-name="T6"> </text:span><text:span text:style-name="T86">container</text:span><text:span text:style-name="T6"> = </text:span><text:span text:style-name="T90">initializer</text:span><text:span text:style-name="T6">.</text:span><text:span text:style-name="T88">initialize</text:span><text:span text:style-name="T6">() ){</text:span></text:p>
            <text:p text:style-name="P4"><text:span text:style-name="T6"><text:s text:c="8"/></text:span><text:span text:style-name="T90">container</text:span><text:span text:style-name="T6">.</text:span><text:span text:style-name="T88">select</text:span><text:span text:style-name="T6">(</text:span><text:span text:style-name="T85">GreeterClient</text:span><text:span text:style-name="T6">.</text:span><text:span text:style-name="T83">class</text:span><text:span text:style-name="T6">).</text:span><text:span text:style-name="T88">get</text:span><text:span text:style-name="T6">().greet();</text:span></text:p>
            <text:p text:style-name="P4"><text:span text:style-name="T6"><text:s text:c="4"/></text:span><text:span text:style-name="T6">}</text:span></text:p>
            <text:p text:style-name="P4"><text:span text:style-name="T4"/></text:p>
            <text:p text:style-name="P4"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nother Java SE example</text:p>
          </draw:text-box>
        </draw:frame>
        <draw:frame presentation:style-name="pr5" draw:text-style-name="P5" draw:layer="layout" svg:width="25.199cm" svg:height="13.859cm" svg:x="1.4cm" svg:y="4.914cm" presentation:class="outline" presentation:user-transformed="true">
          <draw:text-box>
            <text:p text:style-name="P4"><text:span text:style-name="T87">SeContainerInitializer</text:span><text:span text:style-name="T6"> </text:span><text:span text:style-name="T86">initializer</text:span><text:span text:style-name="T6"> = </text:span><text:span text:style-name="T87">SeContainerInitializer</text:span><text:span text:style-name="T6">.</text:span><text:span text:style-name="T88">newInstance</text:span><text:span text:style-name="T6">();</text:span></text:p>
            <text:p text:style-name="P4"><text:span text:style-name="T90">initializer</text:span><text:span text:style-name="T6">.</text:span><text:span text:style-name="T88">disableDiscovery</text:span><text:span text:style-name="T6">();</text:span></text:p>
            <text:p text:style-name="P4"><text:span text:style-name="T90">initializer</text:span><text:span text:style-name="T6">.</text:span><text:span text:style-name="T88">addBeanClasses</text:span><text:span text:style-name="T6">(</text:span><text:span text:style-name="T85">GreeterClient</text:span><text:span text:style-name="T6">.</text:span><text:span text:style-name="T83">class</text:span><text:span text:style-name="T6">);</text:span></text:p>
            <text:p text:style-name="P4"><text:span text:style-name="T90">initializer</text:span><text:span text:style-name="T6">.</text:span><text:span text:style-name="T88">addBeanClasses</text:span><text:span text:style-name="T6">(</text:span><text:span text:style-name="T85">User</text:span><text:span text:style-name="T6">.</text:span><text:span text:style-name="T83">class</text:span><text:span text:style-name="T6">);</text:span></text:p>
            <text:p text:style-name="P4"><text:span text:style-name="T90">initializer</text:span><text:span text:style-name="T6">.</text:span><text:span text:style-name="T88">addBeanClasses</text:span><text:span text:style-name="T6">(</text:span><text:span text:style-name="T85">EnglishHelloService</text:span><text:span text:style-name="T6">.</text:span><text:span text:style-name="T83">class</text:span><text:span text:style-name="T6">);</text:span></text:p>
            <text:p text:style-name="P4"><text:span text:style-name="T90">initializer</text:span><text:span text:style-name="T6">.</text:span><text:span text:style-name="T88">enableDecorators</text:span><text:span text:style-name="T6">(</text:span><text:span text:style-name="T85">HelloDecorator</text:span><text:span text:style-name="T6">.</text:span><text:span text:style-name="T83">class</text:span><text:span text:style-name="T6">);</text:span></text:p>
            <text:p text:style-name="P4"><text:span text:style-name="T90">initializer</text:span><text:span text:style-name="T6">.</text:span><text:span text:style-name="T88">enableInterceptors</text:span><text:span text:style-name="T6">(</text:span><text:span text:style-name="T85">LogInterceptor</text:span><text:span text:style-name="T6">.</text:span><text:span text:style-name="T83">class</text:span><text:span text:style-name="T6">);</text:span></text:p>
            <text:p text:style-name="P4"><text:span text:style-name="T4"/></text:p>
            <text:p text:style-name="P4"><text:span text:style-name="T83">try</text:span><text:span text:style-name="T6">( </text:span><text:span text:style-name="T89">SeContainer</text:span><text:span text:style-name="T6"> </text:span><text:span text:style-name="T86">container</text:span><text:span text:style-name="T6"> = </text:span><text:span text:style-name="T90">initializer</text:span><text:span text:style-name="T6">.</text:span><text:span text:style-name="T88">initialize</text:span><text:span text:style-name="T6">() ){</text:span></text:p>
            <text:p text:style-name="P4"><text:span text:style-name="T6"><text:s text:c="4"/></text:span><text:span text:style-name="T89">Instance</text:span><text:span text:style-name="T6">&lt;</text:span><text:span text:style-name="T85">GreeterClient</text:span><text:span text:style-name="T6">&gt; </text:span><text:span text:style-name="T86">instance</text:span><text:span text:style-name="T6"> = </text:span><text:span text:style-name="T90">container</text:span><text:span text:style-name="T6">.</text:span><text:span text:style-name="T88">select</text:span><text:span text:style-name="T6">(</text:span><text:span text:style-name="T85">GreeterClient</text:span><text:span text:style-name="T6">.</text:span><text:span text:style-name="T83">class</text:span><text:span text:style-name="T6">);</text:span></text:p>
            <text:p text:style-name="P4"><text:span text:style-name="T6"><text:s text:c="4"/></text:span><text:span text:style-name="T85">GreeterClient</text:span><text:span text:style-name="T6"> </text:span><text:span text:style-name="T86">greeter</text:span><text:span text:style-name="T6"> = </text:span><text:span text:style-name="T90">instance</text:span><text:span text:style-name="T6">.</text:span><text:span text:style-name="T88">get</text:span><text:span text:style-name="T6">();</text:span></text:p>
            <text:p text:style-name="P4"><text:span text:style-name="T6"><text:s text:c="4"/></text:span><text:span text:style-name="T90">greeter</text:span><text:span text:style-name="T6">.greet();</text:span></text:p>
            <text:p text:style-name="P4"><text:span text:style-name="T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rtable extensions</text:p>
          </draw:text-box>
        </draw:frame>
        <draw:frame presentation:style-name="pr1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ntegration with third party and new frameworks</text:p>
              </text:list-item>
              <text:list-item>
                <text:p>Container lifecycle events like BeforeBeanDiscovery, ProcessBean, ...</text:p>
              </text:list-item>
              <text:list-item>
                <text:p>Configurators</text:p>
              </text:list-item>
              <text:list-item>
                <text:p>Dynamic addition of interceptors</text:p>
              </text:list-item>
              <text:list-item>
                <text:p>Inject and run lifecycle on non-managed beans</text:p>
              </text:list-item>
              <text:list-item>
                <text:p>Create and manipulate bean classes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og bean discovery</text:p>
          </draw:text-box>
        </draw:frame>
        <draw:frame presentation:style-name="pr5" draw:text-style-name="P15" draw:layer="layout" svg:width="25.199cm" svg:height="13.859cm" svg:x="1.4cm" svg:y="4.914cm" presentation:class="outline" presentation:user-transformed="true">
          <draw:text-box>
            <text:p text:style-name="P4"><text:span text:style-name="T91">class</text:span><text:span text:style-name="T92"> </text:span><text:span text:style-name="T93">MyExtension</text:span><text:span text:style-name="T92"> </text:span><text:span text:style-name="T91">implements</text:span><text:span text:style-name="T92"> </text:span><text:span text:style-name="T94">Extension</text:span><text:span text:style-name="T92"> {</text:span></text:p>
            <text:p text:style-name="P4"><text:span text:style-name="T91"/></text:p>
            <text:p text:style-name="P4"><text:span text:style-name="T92"><text:s text:c="4"/></text:span><text:span text:style-name="T93">Logger</text:span><text:span text:style-name="T92"> </text:span><text:span text:style-name="T93">logger</text:span><text:span text:style-name="T92"> = </text:span><text:span text:style-name="T93">Logger</text:span><text:span text:style-name="T92">.</text:span><text:span text:style-name="T95">getLogger</text:span><text:span text:style-name="T92">(getClass().getName());</text:span></text:p>
            <text:p text:style-name="P4"><text:span text:style-name="T91"/></text:p>
            <text:p text:style-name="P4"><text:span text:style-name="T92"><text:s text:c="4"/></text:span><text:span text:style-name="T91">void</text:span><text:span text:style-name="T92"> beforeBeanDiscovery (</text:span><text:span text:style-name="T96">@Observes</text:span><text:span text:style-name="T92"> </text:span><text:span text:style-name="T94">BeforeBeanDiscovery</text:span><text:span text:style-name="T92"> </text:span><text:span text:style-name="T97">bbd</text:span><text:span text:style-name="T92">) {</text:span></text:p>
            <text:p text:style-name="P4"><text:span text:style-name="T92"><text:s text:c="8"/></text:span><text:span text:style-name="T93">logger</text:span><text:span text:style-name="T92">.info(</text:span><text:span text:style-name="T98">"beginning the scanning process"</text:span><text:span text:style-name="T92">);</text:span></text:p>
            <text:p text:style-name="P4"><text:span text:style-name="T91"><text:s text:c="4"/></text:span><text:span text:style-name="T91">}</text:span></text:p>
            <text:p text:style-name="P4"><text:span text:style-name="T91"/></text:p>
            <text:p text:style-name="P4"><text:span text:style-name="T92"><text:s text:c="4"/></text:span><text:span text:style-name="T92">&lt;</text:span><text:span text:style-name="T93">T</text:span><text:span text:style-name="T92">&gt; </text:span><text:span text:style-name="T91">void</text:span><text:span text:style-name="T92"> processAnnotatedType (</text:span><text:span text:style-name="T96">@Observes</text:span><text:span text:style-name="T92"> </text:span><text:span text:style-name="T94">ProcessAnnotatedType</text:span><text:span text:style-name="T92">&lt;</text:span><text:span text:style-name="T93">T</text:span><text:span text:style-name="T92">&gt; </text:span><text:span text:style-name="T97">pat</text:span><text:span text:style-name="T92">) {</text:span></text:p>
            <text:p text:style-name="P4"><text:span text:style-name="T92"><text:s text:c="8"/></text:span><text:span text:style-name="T93">logger</text:span><text:span text:style-name="T92">.info(</text:span><text:span text:style-name="T98">"scanning type: "</text:span><text:span text:style-name="T92"> + </text:span><text:span text:style-name="T97">pat</text:span><text:span text:style-name="T92">.</text:span><text:span text:style-name="T95">getAnnotatedType</text:span><text:span text:style-name="T92">().</text:span><text:span text:style-name="T95">getJavaClass</text:span><text:span text:style-name="T92">().getName());</text:span></text:p>
            <text:p text:style-name="P4"><text:span text:style-name="T91"/></text:p>
            <text:p text:style-name="P4"><text:span text:style-name="T91"><text:s text:c="4"/></text:span><text:span text:style-name="T91">}</text:span></text:p>
            <text:p text:style-name="P4"><text:span text:style-name="T91"/></text:p>
            <text:p text:style-name="P4"><text:span text:style-name="T92"><text:s text:c="4"/></text:span><text:span text:style-name="T91">void</text:span><text:span text:style-name="T92"> afterBeanDiscovery (</text:span><text:span text:style-name="T96">@Observes</text:span><text:span text:style-name="T92"> </text:span><text:span text:style-name="T94">AfterBeanDiscovery</text:span><text:span text:style-name="T92"> </text:span><text:span text:style-name="T97">abd</text:span><text:span text:style-name="T92">) {</text:span></text:p>
            <text:p text:style-name="P4"><text:span text:style-name="T92"><text:s text:c="8"/></text:span><text:span text:style-name="T93">logger</text:span><text:span text:style-name="T92">.info(</text:span><text:span text:style-name="T98">"finished the scanning process"</text:span><text:span text:style-name="T92">);</text:span></text:p>
            <text:p text:style-name="P4"><text:span text:style-name="T91"><text:s text:c="4"/></text:span><text:span text:style-name="T91">}</text:span></text:p>
            <text:p text:style-name="P4"><text:span text:style-name="T91"/></text:p>
            <text:p text:style-name="P4"><text:span text:style-name="T9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gnore annotated beans</text:p>
          </draw:text-box>
        </draw:frame>
        <draw:frame presentation:style-name="pr5" draw:text-style-name="P13" draw:layer="layout" svg:width="25.199cm" svg:height="13.859cm" svg:x="1.4cm" svg:y="4.914cm" presentation:class="outline" presentation:user-transformed="true">
          <draw:text-box>
            <text:p text:style-name="P4"><text:span text:style-name="T41">class</text:span><text:span text:style-name="T42"> </text:span><text:span text:style-name="T43">MyExtension</text:span><text:span text:style-name="T42"> </text:span><text:span text:style-name="T41">implements</text:span><text:span text:style-name="T42"> </text:span><text:span text:style-name="T46">Extension</text:span><text:span text:style-name="T42"> {</text:span></text:p>
            <text:p text:style-name="P4"><text:span text:style-name="T44"/></text:p>
            <text:p text:style-name="P4"><text:span text:style-name="T42"><text:s text:c="4"/></text:span><text:span text:style-name="T42">&lt;</text:span><text:span text:style-name="T43">T</text:span><text:span text:style-name="T42">&gt; </text:span><text:span text:style-name="T41">void</text:span><text:span text:style-name="T42"> </text:span><text:span text:style-name="T48">processAnnotatedType</text:span><text:span text:style-name="T42"> (</text:span><text:span text:style-name="T45">@Observes</text:span><text:span text:style-name="T42"> </text:span><text:span text:style-name="T45">@WithAnnotations</text:span><text:span text:style-name="T42">({</text:span><text:span text:style-name="T45">Ignore</text:span><text:span text:style-name="T42">.</text:span><text:span text:style-name="T41">class</text:span><text:span text:style-name="T42">}) </text:span><text:span text:style-name="T46">ProcessAnnotatedType</text:span><text:span text:style-name="T42">&lt;</text:span><text:span text:style-name="T43">T</text:span><text:span text:style-name="T42">&gt; </text:span><text:span text:style-name="T49">pat</text:span><text:span text:style-name="T42">) {</text:span></text:p>
            <text:p text:style-name="P4"><text:span text:style-name="T42"><text:s text:c="8"/></text:span><text:span text:style-name="T41">if</text:span><text:span text:style-name="T42">( </text:span><text:span text:style-name="T52">pat</text:span><text:span text:style-name="T42">.</text:span><text:span text:style-name="T51">getAnnotatedType</text:span><text:span text:style-name="T42">().</text:span><text:span text:style-name="T51">isAnnotationPresent</text:span><text:span text:style-name="T42">(</text:span><text:span text:style-name="T45">Ignore</text:span><text:span text:style-name="T42">.</text:span><text:span text:style-name="T41">class</text:span><text:span text:style-name="T42">) ){</text:span></text:p>
            <text:p text:style-name="P4"><text:span text:style-name="T42"><text:s text:c="12"/></text:span><text:span text:style-name="T52">pat</text:span><text:span text:style-name="T42">.</text:span><text:span text:style-name="T51">veto</text:span><text:span text:style-name="T42">();</text:span></text:p>
            <text:p text:style-name="P4"><text:span text:style-name="T42"><text:s text:c="8"/></text:span><text:span text:style-name="T42">}</text:span></text:p>
            <text:p text:style-name="P4"><text:span text:style-name="T44"/></text:p>
            <text:p text:style-name="P4"><text:span text:style-name="T42"><text:s text:c="4"/></text:span><text:span text:style-name="T42">}</text:span></text:p>
            <text:p text:style-name="P4"><text:span text:style-name="T44"/></text:p>
            <text:p text:style-name="P4"><text:span text:style-name="T4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DI-Unit</text:p>
          </draw:text-box>
        </draw:frame>
        <draw:frame presentation:style-name="pr1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a xlink:href="http://bryncooke.github.io/cdi-unit/">http://bryncooke.github.io/cdi-unit/</text:a></text:p>
              </text:list-item>
              <text:list-item>
                <text:p>JUnit runner for testing CDI applications</text:p>
              </text:list-item>
              <text:list-item>
                <text:p>Supports</text:p>
                <text:list>
                  <text:list-item>
                    <text:p>Mockito</text:p>
                  </text:list-item>
                  <text:list-item>
                    <text:p>Custom deployments</text:p>
                  </text:list-item>
                  <text:list-item>
                    <text:p>Scopes</text:p>
                  </text:list-item>
                  <text:list-item>
                    <text:p>Alternatives</text:p>
                  </text:list-item>
                  <text:list-item>
                    <text:p>Various Java EE technolog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reeterClient</text:p>
          </draw:text-box>
        </draw:frame>
        <draw:frame presentation:style-name="pr11" draw:text-style-name="P9" draw:layer="layout" svg:width="25.199cm" svg:height="14.111cm" svg:x="1.4cm" svg:y="4.783cm" presentation:class="outline" presentation:user-transformed="true">
          <draw:text-box>
            <text:p text:style-name="P4"><text:span text:style-name="T31">@ApplicationScoped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GreeterClient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Inject</text:span></text:p>
            <text:p text:style-name="P4"><text:span text:style-name="T27"><text:s text:c="4"/></text:span><text:span text:style-name="T26">private</text:span><text:span text:style-name="T27"> </text:span><text:span text:style-name="T29">Instance</text:span><text:span text:style-name="T27">&lt;</text:span><text:span text:style-name="T28">String</text:span><text:span text:style-name="T27">&gt; </text:span><text:span text:style-name="T35">user</text:span><text:span text:style-name="T27">;</text:span></text:p>
            <text:p text:style-name="P4"><text:span text:style-name="T30"/></text:p>
            <text:p text:style-name="P4"><text:span text:style-name="T27"><text:s text:c="4"/></text:span><text:span text:style-name="T31">@Inject</text:span></text:p>
            <text:p text:style-name="P4"><text:span text:style-name="T27"><text:s text:c="4"/></text:span><text:span text:style-name="T26">private</text:span><text:span text:style-name="T27"> </text:span><text:span text:style-name="T29">HelloService</text:span><text:span text:style-name="T27"> </text:span><text:span text:style-name="T35">hello</text:span><text:span text:style-name="T27">;</text:span></text:p>
            <text:p text:style-name="P4"><text:span text:style-name="T30"/></text:p>
            <text:p text:style-name="P4"><text:span text:style-name="T27"><text:s text:c="4"/></text:span><text:span text:style-name="T31">@Inject</text:span></text:p>
            <text:p text:style-name="P4"><text:span text:style-name="T27"><text:s text:c="4"/></text:span><text:span text:style-name="T26">private</text:span><text:span text:style-name="T27"> </text:span><text:span text:style-name="T29">EmailService</text:span><text:span text:style-name="T27"> </text:span><text:span text:style-name="T35">email</text:span><text:span text:style-name="T27">;</text:span></text:p>
            <text:p text:style-name="P4"><text:span text:style-name="T30"/></text:p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greet</text:span><text:span text:style-name="T27"> () {</text:span></text:p>
            <text:p text:style-name="P4"><text:span text:style-name="T27"><text:s text:c="8"/></text:span><text:span text:style-name="T35">email</text:span><text:span text:style-name="T27">.</text:span><text:span text:style-name="T60">send</text:span><text:span text:style-name="T27">(</text:span><text:span text:style-name="T35">user</text:span><text:span text:style-name="T27">.</text:span><text:span text:style-name="T60">get</text:span><text:span text:style-name="T27">() + </text:span><text:span text:style-name="T33">" said "</text:span><text:span text:style-name="T27"> + </text:span><text:span text:style-name="T35">hello</text:span><text:span text:style-name="T27">.</text:span><text:span text:style-name="T60">hello</text:span><text:span text:style-name="T27">())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reeterClientTest</text:p>
          </draw:text-box>
        </draw:frame>
        <draw:frame presentation:style-name="pr5" draw:text-style-name="P9" draw:layer="layout" svg:width="25.199cm" svg:height="13.859cm" svg:x="1.4cm" svg:y="4.914cm" presentation:class="outline" presentation:user-transformed="true">
          <draw:text-box>
            <text:p text:style-name="P4"><text:span text:style-name="T31">@RunWith</text:span><text:span text:style-name="T27">(</text:span><text:span text:style-name="T28">CdiRunner</text:span><text:span text:style-name="T27">.</text:span><text:span text:style-name="T26">class</text:span><text:span text:style-name="T27">)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GreeterClientTest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Produces</text:span><text:span text:style-name="T27"> </text:span><text:span text:style-name="T26">private</text:span><text:span text:style-name="T27"> </text:span><text:span text:style-name="T28">String</text:span><text:span text:style-name="T27"> </text:span><text:span text:style-name="T35">user</text:span><text:span text:style-name="T27"> = </text:span><text:span text:style-name="T33">"Frigo"</text:span><text:span text:style-name="T27">;</text:span></text:p>
            <text:p text:style-name="P4"><text:span text:style-name="T27"><text:s text:c="4"/></text:span><text:span text:style-name="T31">@Produces</text:span><text:span text:style-name="T27"> </text:span><text:span text:style-name="T31">@Mock</text:span><text:span text:style-name="T27"> </text:span><text:span text:style-name="T26">private</text:span><text:span text:style-name="T27"> </text:span><text:span text:style-name="T29">HelloService</text:span><text:span text:style-name="T27"> </text:span><text:span text:style-name="T35">hello</text:span><text:span text:style-name="T27">;</text:span></text:p>
            <text:p text:style-name="P4"><text:span text:style-name="T27"><text:s text:c="4"/></text:span><text:span text:style-name="T31">@Produces</text:span><text:span text:style-name="T27"> </text:span><text:span text:style-name="T31">@Mock</text:span><text:span text:style-name="T27"> </text:span><text:span text:style-name="T26">private</text:span><text:span text:style-name="T27"> </text:span><text:span text:style-name="T29">EmailService</text:span><text:span text:style-name="T27"> </text:span><text:span text:style-name="T35">email</text:span><text:span text:style-name="T27">;</text:span></text:p>
            <text:p text:style-name="P4"><text:span text:style-name="T27"><text:s text:c="4"/></text:span><text:span text:style-name="T31">@Inject</text:span><text:span text:style-name="T27"> </text:span><text:span text:style-name="T26">private</text:span><text:span text:style-name="T27"> </text:span><text:span text:style-name="T28">GreeterClient</text:span><text:span text:style-name="T27"> </text:span><text:span text:style-name="T35">greeter</text:span><text:span text:style-name="T27">;</text:span></text:p>
            <text:p text:style-name="P4"><text:span text:style-name="T30"/></text:p>
            <text:p text:style-name="P4"><text:span text:style-name="T27"><text:s text:c="4"/></text:span><text:span text:style-name="T31">@Test</text:span></text:p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greet_test</text:span><text:span text:style-name="T27"> () {</text:span></text:p>
            <text:p text:style-name="P4"><text:span text:style-name="T27"><text:s text:c="8"/></text:span><text:span text:style-name="T28">Mockito</text:span><text:span text:style-name="T27">.</text:span><text:span text:style-name="T60">doReturn</text:span><text:span text:style-name="T27">(</text:span><text:span text:style-name="T33">"Bonjour"</text:span><text:span text:style-name="T27">).</text:span><text:span text:style-name="T60">when</text:span><text:span text:style-name="T27">(</text:span><text:span text:style-name="T35">hello</text:span><text:span text:style-name="T27">).</text:span><text:span text:style-name="T60">hello</text:span><text:span text:style-name="T27">();</text:span></text:p>
            <text:p text:style-name="P4"><text:span text:style-name="T27"><text:s text:c="8"/></text:span><text:span text:style-name="T35">greeter</text:span><text:span text:style-name="T27">.greet();</text:span></text:p>
            <text:p text:style-name="P4"><text:span text:style-name="T27"><text:s text:c="8"/></text:span><text:span text:style-name="T28">Mockito</text:span><text:span text:style-name="T27">.</text:span><text:span text:style-name="T60">verify</text:span><text:span text:style-name="T27">(</text:span><text:span text:style-name="T35">email</text:span><text:span text:style-name="T27">).</text:span><text:span text:style-name="T60">send</text:span><text:span text:style-name="T27">(</text:span><text:span text:style-name="T33">"Frigo said Bonjour"</text:span><text:span text:style-name="T27">)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ources</text:p>
          </draw:text-box>
        </draw:frame>
        <draw:frame presentation:style-name="pr1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a xlink:href="https://github.com/cdi-spec">https://github.com/cdi-spec</text:a></text:p>
              </text:list-item>
              <text:list-item>
                <text:p><text:a xlink:href="https://github.com/weld">https://github.com/weld</text:a></text:p>
              </text:list-item>
              <text:list-item>
                <text:p><text:a xlink:href="https://www.baeldung.com/java-ee-cdi">https://www.baeldung.com/java-ee-cdi</text:a></text:p>
              </text:list-item>
              <text:list-item>
                <text:p><text:a xlink:href="https://www.javacodegeeks.com/cdi-tutorials">https://www.javacodegeeks.com/cdi-tutorials</text:a></text:p>
              </text:list-item>
              <text:list-item>
                <text:p><text:a xlink:href="https://dzone.com/refcardz/contexts-and-depencency">https://dzone.com/refcardz/contexts-and-depencency</text:a></text:p>
              </text:list-item>
              <text:list-item>
                <text:p><text:a xlink:href="http://next-presso.com/">http://next-presso.com/</text:a></text:p>
              </text:list-item>
              <text:list-item>
                <text:p><text:a xlink:href="https://javaee.github.io/tutorial/cdi-basic.html">https://javaee.github.io/tutorial/cdi-basic.html</text:a></text:p>
              </text:list-item>
              <text:list-item>
                <text:p>StackOverflow, Google, practice, 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ank you!</text:p>
          </draw:text-box>
        </draw:frame>
        <draw:frame presentation:style-name="pr14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7-08T21:31:12.54</meta:creation-date>
    <meta:editing-duration>PT20H8M43S</meta:editing-duration>
    <meta:editing-cycles>347</meta:editing-cycles>
    <meta:generator>OpenOffice/4.1.6$Win32 OpenOffice.org_project/416m1$Build-9790</meta:generator>
    <dc:date>2019-07-11T14:30:55.33</dc:date>
    <meta:document-statistic meta:object-count="349"/>
  </office:meta>
</office:document-meta>
</file>